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0" style:family="table">
      <style:table-properties style:width="7.6972in" fo:margin-left="-0.5097in" fo:margin-right="-0.4944in" table:align="margins" style:may-break-between-rows="false" style:writing-mode="lr-tb"/>
    </style:style>
    <style:style style:name="t0.A" style:family="table-column">
      <style:table-column-properties style:column-width="0.8681in" style:rel-column-width="7390*"/>
    </style:style>
    <style:style style:name="t0.B" style:family="table-column">
      <style:table-column-properties style:column-width="0.5208in" style:rel-column-width="4434*"/>
    </style:style>
    <style:style style:name="t0.C" style:family="table-column">
      <style:table-column-properties style:column-width="0.5556in" style:rel-column-width="4730*"/>
    </style:style>
    <style:style style:name="t0.D" style:family="table-column">
      <style:table-column-properties style:column-width="0.4167in" style:rel-column-width="3547*"/>
    </style:style>
    <style:style style:name="t0.E" style:family="table-column">
      <style:table-column-properties style:column-width="0.5438in" style:rel-column-width="4629*"/>
    </style:style>
    <style:style style:name="t0.H" style:family="table-column">
      <style:table-column-properties style:column-width="0.6833in" style:rel-column-width="5817*"/>
    </style:style>
    <style:style style:name="t0.I" style:family="table-column">
      <style:table-column-properties style:column-width="1.3542in" style:rel-column-width="11529*"/>
    </style:style>
    <style:style style:name="t0.J" style:family="table-column">
      <style:table-column-properties style:column-width="0.8444in" style:rel-column-width="7189*"/>
    </style:style>
    <style:style style:name="t0.K" style:family="table-column">
      <style:table-column-properties style:column-width="0.8347in" style:rel-column-width="7106*"/>
    </style:style>
    <style:style style:name="t0.1" style:family="table-row">
      <style:table-row-properties style:min-row-height="0.3063in"/>
    </style:style>
    <style:style style:name="t0.A1" style:family="table-cell">
      <style:table-cell-properties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7.6972in" fo:margin-left="-0.5097in" fo:margin-right="-0.4944in" table:align="margins" style:may-break-between-rows="false" style:writing-mode="lr-tb"/>
    </style:style>
    <style:style style:name="t1.A" style:family="table-column">
      <style:table-column-properties style:column-width="0.8681in" style:rel-column-width="7390*"/>
    </style:style>
    <style:style style:name="t1.B" style:family="table-column">
      <style:table-column-properties style:column-width="0.5208in" style:rel-column-width="4434*"/>
    </style:style>
    <style:style style:name="t1.C" style:family="table-column">
      <style:table-column-properties style:column-width="0.5556in" style:rel-column-width="4730*"/>
    </style:style>
    <style:style style:name="t1.D" style:family="table-column">
      <style:table-column-properties style:column-width="0.4167in" style:rel-column-width="3547*"/>
    </style:style>
    <style:style style:name="t1.E" style:family="table-column">
      <style:table-column-properties style:column-width="0.5438in" style:rel-column-width="4629*"/>
    </style:style>
    <style:style style:name="t1.H" style:family="table-column">
      <style:table-column-properties style:column-width="0.6833in" style:rel-column-width="5817*"/>
    </style:style>
    <style:style style:name="t1.I" style:family="table-column">
      <style:table-column-properties style:column-width="1.3542in" style:rel-column-width="11529*"/>
    </style:style>
    <style:style style:name="t1.J" style:family="table-column">
      <style:table-column-properties style:column-width="0.8444in" style:rel-column-width="7189*"/>
    </style:style>
    <style:style style:name="t1.K" style:family="table-column">
      <style:table-column-properties style:column-width="0.8347in" style:rel-column-width="7106*"/>
    </style:style>
    <style:style style:name="t1.1" style:family="table-row">
      <style:table-row-properties style:min-row-height="0.3063in"/>
    </style:style>
    <style:style style:name="t1.A1" style:family="table-cell">
      <style:table-cell-properties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7.6972in" fo:margin-left="-0.5097in" fo:margin-right="-0.4944in" table:align="margins" style:may-break-between-rows="false" style:writing-mode="lr-tb"/>
    </style:style>
    <style:style style:name="t2.A" style:family="table-column">
      <style:table-column-properties style:column-width="0.8681in" style:rel-column-width="7390*"/>
    </style:style>
    <style:style style:name="t2.B" style:family="table-column">
      <style:table-column-properties style:column-width="0.5208in" style:rel-column-width="4434*"/>
    </style:style>
    <style:style style:name="t2.C" style:family="table-column">
      <style:table-column-properties style:column-width="0.5556in" style:rel-column-width="4730*"/>
    </style:style>
    <style:style style:name="t2.D" style:family="table-column">
      <style:table-column-properties style:column-width="0.4167in" style:rel-column-width="3547*"/>
    </style:style>
    <style:style style:name="t2.E" style:family="table-column">
      <style:table-column-properties style:column-width="0.5438in" style:rel-column-width="4629*"/>
    </style:style>
    <style:style style:name="t2.H" style:family="table-column">
      <style:table-column-properties style:column-width="0.6833in" style:rel-column-width="5817*"/>
    </style:style>
    <style:style style:name="t2.I" style:family="table-column">
      <style:table-column-properties style:column-width="1.3542in" style:rel-column-width="11529*"/>
    </style:style>
    <style:style style:name="t2.J" style:family="table-column">
      <style:table-column-properties style:column-width="0.8444in" style:rel-column-width="7189*"/>
    </style:style>
    <style:style style:name="t2.K" style:family="table-column">
      <style:table-column-properties style:column-width="0.8347in" style:rel-column-width="7106*"/>
    </style:style>
    <style:style style:name="t2.1" style:family="table-row">
      <style:table-row-properties style:min-row-height="0.3063in"/>
    </style:style>
    <style:style style:name="t2.A1" style:family="table-cell">
      <style:table-cell-properties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7.6972in" fo:margin-left="-0.5097in" fo:margin-right="-0.4944in" table:align="margins" style:may-break-between-rows="false" style:writing-mode="lr-tb"/>
    </style:style>
    <style:style style:name="t3.A" style:family="table-column">
      <style:table-column-properties style:column-width="0.8681in" style:rel-column-width="7390*"/>
    </style:style>
    <style:style style:name="t3.B" style:family="table-column">
      <style:table-column-properties style:column-width="0.5208in" style:rel-column-width="4434*"/>
    </style:style>
    <style:style style:name="t3.C" style:family="table-column">
      <style:table-column-properties style:column-width="0.5556in" style:rel-column-width="4730*"/>
    </style:style>
    <style:style style:name="t3.D" style:family="table-column">
      <style:table-column-properties style:column-width="0.4167in" style:rel-column-width="3547*"/>
    </style:style>
    <style:style style:name="t3.E" style:family="table-column">
      <style:table-column-properties style:column-width="0.5438in" style:rel-column-width="4629*"/>
    </style:style>
    <style:style style:name="t3.H" style:family="table-column">
      <style:table-column-properties style:column-width="0.6833in" style:rel-column-width="5817*"/>
    </style:style>
    <style:style style:name="t3.I" style:family="table-column">
      <style:table-column-properties style:column-width="1.3542in" style:rel-column-width="11529*"/>
    </style:style>
    <style:style style:name="t3.J" style:family="table-column">
      <style:table-column-properties style:column-width="0.8444in" style:rel-column-width="7189*"/>
    </style:style>
    <style:style style:name="t3.K" style:family="table-column">
      <style:table-column-properties style:column-width="0.8347in" style:rel-column-width="7106*"/>
    </style:style>
    <style:style style:name="t3.1" style:family="table-row">
      <style:table-row-properties style:min-row-height="0.3063in"/>
    </style:style>
    <style:style style:name="t3.A1" style:family="table-cell">
      <style:table-cell-properties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7.6972in" fo:margin-left="-0.5097in" fo:margin-right="-0.4944in" table:align="margins" style:may-break-between-rows="false" style:writing-mode="lr-tb"/>
    </style:style>
    <style:style style:name="t4.A" style:family="table-column">
      <style:table-column-properties style:column-width="0.8681in" style:rel-column-width="7390*"/>
    </style:style>
    <style:style style:name="t4.B" style:family="table-column">
      <style:table-column-properties style:column-width="0.5208in" style:rel-column-width="4434*"/>
    </style:style>
    <style:style style:name="t4.C" style:family="table-column">
      <style:table-column-properties style:column-width="0.5556in" style:rel-column-width="4730*"/>
    </style:style>
    <style:style style:name="t4.D" style:family="table-column">
      <style:table-column-properties style:column-width="0.4167in" style:rel-column-width="3547*"/>
    </style:style>
    <style:style style:name="t4.E" style:family="table-column">
      <style:table-column-properties style:column-width="0.5438in" style:rel-column-width="4629*"/>
    </style:style>
    <style:style style:name="t4.H" style:family="table-column">
      <style:table-column-properties style:column-width="0.6833in" style:rel-column-width="5817*"/>
    </style:style>
    <style:style style:name="t4.I" style:family="table-column">
      <style:table-column-properties style:column-width="1.3542in" style:rel-column-width="11529*"/>
    </style:style>
    <style:style style:name="t4.J" style:family="table-column">
      <style:table-column-properties style:column-width="0.8444in" style:rel-column-width="7189*"/>
    </style:style>
    <style:style style:name="t4.K" style:family="table-column">
      <style:table-column-properties style:column-width="0.8347in" style:rel-column-width="7106*"/>
    </style:style>
    <style:style style:name="t4.1" style:family="table-row">
      <style:table-row-properties style:min-row-height="0.3063in"/>
    </style:style>
    <style:style style:name="t4.A1" style:family="table-cell">
      <style:table-cell-properties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7.6972in" fo:margin-left="-0.5097in" fo:margin-right="-0.4944in" table:align="margins" style:may-break-between-rows="false" style:writing-mode="lr-tb"/>
    </style:style>
    <style:style style:name="t5.A" style:family="table-column">
      <style:table-column-properties style:column-width="0.8681in" style:rel-column-width="7390*"/>
    </style:style>
    <style:style style:name="t5.B" style:family="table-column">
      <style:table-column-properties style:column-width="0.5208in" style:rel-column-width="4434*"/>
    </style:style>
    <style:style style:name="t5.C" style:family="table-column">
      <style:table-column-properties style:column-width="0.5556in" style:rel-column-width="4730*"/>
    </style:style>
    <style:style style:name="t5.D" style:family="table-column">
      <style:table-column-properties style:column-width="0.4167in" style:rel-column-width="3547*"/>
    </style:style>
    <style:style style:name="t5.E" style:family="table-column">
      <style:table-column-properties style:column-width="0.5438in" style:rel-column-width="4629*"/>
    </style:style>
    <style:style style:name="t5.H" style:family="table-column">
      <style:table-column-properties style:column-width="0.6833in" style:rel-column-width="5817*"/>
    </style:style>
    <style:style style:name="t5.I" style:family="table-column">
      <style:table-column-properties style:column-width="1.3542in" style:rel-column-width="11529*"/>
    </style:style>
    <style:style style:name="t5.J" style:family="table-column">
      <style:table-column-properties style:column-width="0.8444in" style:rel-column-width="7189*"/>
    </style:style>
    <style:style style:name="t5.K" style:family="table-column">
      <style:table-column-properties style:column-width="0.8347in" style:rel-column-width="7106*"/>
    </style:style>
    <style:style style:name="t5.1" style:family="table-row">
      <style:table-row-properties style:min-row-height="0.3063in"/>
    </style:style>
    <style:style style:name="t5.A1" style:family="table-cell">
      <style:table-cell-properties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7.6972in" fo:margin-left="-0.5097in" fo:margin-right="-0.4944in" table:align="margins" style:may-break-between-rows="false" style:writing-mode="lr-tb"/>
    </style:style>
    <style:style style:name="t6.A" style:family="table-column">
      <style:table-column-properties style:column-width="0.8681in" style:rel-column-width="7390*"/>
    </style:style>
    <style:style style:name="t6.B" style:family="table-column">
      <style:table-column-properties style:column-width="0.5208in" style:rel-column-width="4434*"/>
    </style:style>
    <style:style style:name="t6.C" style:family="table-column">
      <style:table-column-properties style:column-width="0.5556in" style:rel-column-width="4730*"/>
    </style:style>
    <style:style style:name="t6.D" style:family="table-column">
      <style:table-column-properties style:column-width="0.4167in" style:rel-column-width="3547*"/>
    </style:style>
    <style:style style:name="t6.E" style:family="table-column">
      <style:table-column-properties style:column-width="0.5438in" style:rel-column-width="4629*"/>
    </style:style>
    <style:style style:name="t6.H" style:family="table-column">
      <style:table-column-properties style:column-width="0.6833in" style:rel-column-width="5817*"/>
    </style:style>
    <style:style style:name="t6.I" style:family="table-column">
      <style:table-column-properties style:column-width="1.3542in" style:rel-column-width="11529*"/>
    </style:style>
    <style:style style:name="t6.J" style:family="table-column">
      <style:table-column-properties style:column-width="0.8444in" style:rel-column-width="7189*"/>
    </style:style>
    <style:style style:name="t6.K" style:family="table-column">
      <style:table-column-properties style:column-width="0.8347in" style:rel-column-width="7106*"/>
    </style:style>
    <style:style style:name="t6.1" style:family="table-row">
      <style:table-row-properties style:min-row-height="0.3063in"/>
    </style:style>
    <style:style style:name="t6.A1" style:family="table-cell">
      <style:table-cell-properties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7.6972in" fo:margin-left="-0.5097in" fo:margin-right="-0.4944in" table:align="margins" style:may-break-between-rows="false" style:writing-mode="lr-tb"/>
    </style:style>
    <style:style style:name="t7.A" style:family="table-column">
      <style:table-column-properties style:column-width="0.8681in" style:rel-column-width="7390*"/>
    </style:style>
    <style:style style:name="t7.B" style:family="table-column">
      <style:table-column-properties style:column-width="0.5208in" style:rel-column-width="4434*"/>
    </style:style>
    <style:style style:name="t7.C" style:family="table-column">
      <style:table-column-properties style:column-width="0.5556in" style:rel-column-width="4730*"/>
    </style:style>
    <style:style style:name="t7.D" style:family="table-column">
      <style:table-column-properties style:column-width="0.4167in" style:rel-column-width="3547*"/>
    </style:style>
    <style:style style:name="t7.E" style:family="table-column">
      <style:table-column-properties style:column-width="0.5438in" style:rel-column-width="4629*"/>
    </style:style>
    <style:style style:name="t7.H" style:family="table-column">
      <style:table-column-properties style:column-width="0.6833in" style:rel-column-width="5817*"/>
    </style:style>
    <style:style style:name="t7.I" style:family="table-column">
      <style:table-column-properties style:column-width="1.3542in" style:rel-column-width="11529*"/>
    </style:style>
    <style:style style:name="t7.J" style:family="table-column">
      <style:table-column-properties style:column-width="0.8444in" style:rel-column-width="7189*"/>
    </style:style>
    <style:style style:name="t7.K" style:family="table-column">
      <style:table-column-properties style:column-width="0.8347in" style:rel-column-width="7106*"/>
    </style:style>
    <style:style style:name="t7.1" style:family="table-row">
      <style:table-row-properties style:min-row-height="0.3063in"/>
    </style:style>
    <style:style style:name="t7.A1" style:family="table-cell">
      <style:table-cell-properties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7.6972in" fo:margin-left="-0.5097in" fo:margin-right="-0.4944in" table:align="margins" style:may-break-between-rows="false" style:writing-mode="lr-tb"/>
    </style:style>
    <style:style style:name="t8.A" style:family="table-column">
      <style:table-column-properties style:column-width="0.8681in" style:rel-column-width="7390*"/>
    </style:style>
    <style:style style:name="t8.B" style:family="table-column">
      <style:table-column-properties style:column-width="0.5208in" style:rel-column-width="4434*"/>
    </style:style>
    <style:style style:name="t8.C" style:family="table-column">
      <style:table-column-properties style:column-width="0.5556in" style:rel-column-width="4730*"/>
    </style:style>
    <style:style style:name="t8.D" style:family="table-column">
      <style:table-column-properties style:column-width="0.4167in" style:rel-column-width="3547*"/>
    </style:style>
    <style:style style:name="t8.E" style:family="table-column">
      <style:table-column-properties style:column-width="0.5438in" style:rel-column-width="4629*"/>
    </style:style>
    <style:style style:name="t8.H" style:family="table-column">
      <style:table-column-properties style:column-width="0.6833in" style:rel-column-width="5817*"/>
    </style:style>
    <style:style style:name="t8.I" style:family="table-column">
      <style:table-column-properties style:column-width="1.3542in" style:rel-column-width="11529*"/>
    </style:style>
    <style:style style:name="t8.J" style:family="table-column">
      <style:table-column-properties style:column-width="0.8444in" style:rel-column-width="7189*"/>
    </style:style>
    <style:style style:name="t8.K" style:family="table-column">
      <style:table-column-properties style:column-width="0.8347in" style:rel-column-width="7106*"/>
    </style:style>
    <style:style style:name="t8.1" style:family="table-row">
      <style:table-row-properties style:min-row-height="0.3063in"/>
    </style:style>
    <style:style style:name="t8.A1" style:family="table-cell">
      <style:table-cell-properties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31in" table:align="margins" style:may-break-between-rows="false" style:writing-mode="lr-tb"/>
    </style:style>
    <style:style style:name="t9.A" style:family="table-column">
      <style:table-column-properties style:column-width="1.8618in" style:rel-column-width="18228*"/>
    </style:style>
    <style:style style:name="t9.B" style:family="table-column">
      <style:table-column-properties style:column-width="0.966in" style:rel-column-width="9461*"/>
    </style:style>
    <style:style style:name="t9.F" style:family="table-column">
      <style:table-column-properties style:column-width="0.9667in" style:rel-column-width="9463*"/>
    </style:style>
    <style:style style:name="t9.A1" style:family="table-cell">
      <style:table-cell-properties fo:padding="0.0382in" fo:border-left="none" fo:border-right="none" fo:border-top="none" fo:border-bottom="0.0007in solid #000000"/>
    </style:style>
    <style:style style:name="t9.A2" style:family="table-cell">
      <style:table-cell-properties fo:padding="0.0382in" fo:border-left="0.0347in solid #000000" fo:border-right="0.0139in solid #000000" fo:border-top="0.0347in solid #000000" fo:border-bottom="0.0139in solid #000000"/>
    </style:style>
    <style:style style:name="t9.B2" style:family="table-cell">
      <style:table-cell-properties fo:padding="0.0382in" fo:border-left="0.0139in solid #000000" fo:border-right="none" fo:border-top="0.0347in solid #000000" fo:border-bottom="0.0139in solid #000000"/>
    </style:style>
    <style:style style:name="t9.F2" style:family="table-cell">
      <style:table-cell-properties fo:padding="0.0382in" fo:border-left="0.0139in solid #000000" fo:border-right="0.0347in solid #000000" fo:border-top="0.0347in solid #000000" fo:border-bottom="0.0139in solid #000000"/>
    </style:style>
    <style:style style:name="t9.A3" style:family="table-cell">
      <style:table-cell-properties fo:padding="0.0382in" fo:border-left="0.0347in solid #000000" fo:border-right="0.0139in solid #000000" fo:border-top="none" fo:border-bottom="0.0139in solid #000000"/>
    </style:style>
    <style:style style:name="t9.B3" style:family="table-cell">
      <style:table-cell-properties style:vertical-align="middle" fo:padding="0.0382in" fo:border-left="0.0139in solid #000000" fo:border-right="none" fo:border-top="none" fo:border-bottom="0.0139in solid #000000"/>
    </style:style>
    <style:style style:name="t9.C3" style:family="table-cell" style:data-style-name="N0">
      <style:table-cell-properties style:vertical-align="middle" fo:padding="0.0382in" fo:border-left="0.0139in solid #000000" fo:border-right="none" fo:border-top="none" fo:border-bottom="0.0139in solid #000000"/>
    </style:style>
    <style:style style:name="t9.F3" style:family="table-cell">
      <style:table-cell-properties style:vertical-align="middle" fo:padding="0.0382in" fo:border-left="0.0139in solid #000000" fo:border-right="0.0347in solid #000000" fo:border-top="none" fo:border-bottom="0.0139in solid #000000"/>
    </style:style>
    <style:style style:name="t9.8" style:family="table-row">
      <style:table-row-properties style:min-row-height="0.6194in"/>
    </style:style>
    <style:style style:name="t9.A8" style:family="table-cell">
      <style:table-cell-properties fo:padding="0.0382in" fo:border-left="0.0347in solid #000000" fo:border-right="0.0139in solid #000000" fo:border-top="none" fo:border-bottom="0.0347in solid #000000"/>
    </style:style>
    <style:style style:name="t9.B8" style:family="table-cell">
      <style:table-cell-properties style:vertical-align="middle" fo:padding="0.0382in" fo:border-left="0.0139in solid #000000" fo:border-right="none" fo:border-top="none" fo:border-bottom="0.0347in solid #000000"/>
    </style:style>
    <style:style style:name="t9.C8" style:family="table-cell">
      <style:table-cell-properties style:vertical-align="middle" fo:padding="0.0382in" fo:border-left="0.0139in solid #000000" fo:border-right="0.0347in solid #000000" fo:border-top="none" fo:border-bottom="0.0347in solid #000000"/>
    </style:style>
    <style:style style:name="t10" style:family="table">
      <style:table-properties style:width="6.7736in" fo:margin-left="0in" fo:margin-right="-0.0806in" fo:break-before="page" table:align="margins" style:may-break-between-rows="false" style:writing-mode="lr-tb"/>
    </style:style>
    <style:style style:name="t10.A" style:family="table-column">
      <style:table-column-properties style:column-width="1.875in" style:rel-column-width="18140*"/>
    </style:style>
    <style:style style:name="t10.B" style:family="table-column">
      <style:table-column-properties style:column-width="0.75in" style:rel-column-width="7256*"/>
    </style:style>
    <style:style style:name="t10.C" style:family="table-column">
      <style:table-column-properties style:column-width="0.9951in" style:rel-column-width="9628*"/>
    </style:style>
    <style:style style:name="t10.F" style:family="table-column">
      <style:table-column-properties style:column-width="1.1632in" style:rel-column-width="11255*"/>
    </style:style>
    <style:style style:name="t10.A1" style:family="table-cell">
      <style:table-cell-properties fo:padding="0.0382in" fo:border-left="none" fo:border-right="none" fo:border-top="none" fo:border-bottom="0.0007in solid #000000"/>
    </style:style>
    <style:style style:name="t10.A2" style:family="table-cell">
      <style:table-cell-properties fo:padding="0.0382in" fo:border-left="0.0347in solid #000000" fo:border-right="0.0139in solid #000000" fo:border-top="0.0347in solid #000000" fo:border-bottom="0.0139in solid #000000"/>
    </style:style>
    <style:style style:name="t10.B2" style:family="table-cell">
      <style:table-cell-properties fo:padding="0.0382in" fo:border-left="0.0139in solid #000000" fo:border-right="none" fo:border-top="0.0347in solid #000000" fo:border-bottom="0.0139in solid #000000"/>
    </style:style>
    <style:style style:name="t10.F2" style:family="table-cell">
      <style:table-cell-properties fo:padding="0.0382in" fo:border-left="0.0139in solid #000000" fo:border-right="0.0347in solid #000000" fo:border-top="0.0347in solid #000000" fo:border-bottom="0.0139in solid #000000"/>
    </style:style>
    <style:style style:name="t10.A3" style:family="table-cell">
      <style:table-cell-properties fo:padding="0.0382in" fo:border-left="0.0347in solid #000000" fo:border-right="0.0139in solid #000000" fo:border-top="none" fo:border-bottom="0.0139in solid #000000"/>
    </style:style>
    <style:style style:name="t10.B3" style:family="table-cell">
      <style:table-cell-properties style:vertical-align="" fo:padding="0.0382in" fo:border-left="0.0139in solid #000000" fo:border-right="none" fo:border-top="none" fo:border-bottom="0.0139in solid #000000"/>
    </style:style>
    <style:style style:name="t10.C3" style:family="table-cell" style:data-style-name="N0">
      <style:table-cell-properties style:vertical-align="" fo:padding="0.0382in" fo:border-left="0.0139in solid #000000" fo:border-right="none" fo:border-top="none" fo:border-bottom="0.0139in solid #000000"/>
    </style:style>
    <style:style style:name="t10.F3" style:family="table-cell">
      <style:table-cell-properties style:vertical-align="middle" fo:padding="0.0382in" fo:border-left="0.0139in solid #000000" fo:border-right="0.0347in solid #000000" fo:border-top="none" fo:border-bottom="0.0139in solid #000000"/>
    </style:style>
    <style:style style:name="t10.B4" style:family="table-cell">
      <style:table-cell-properties style:vertical-align="middle" fo:padding="0.0382in" fo:border-left="0.0139in solid #000000" fo:border-right="none" fo:border-top="none" fo:border-bottom="0.0139in solid #000000"/>
    </style:style>
    <style:style style:name="t10.8" style:family="table-row">
      <style:table-row-properties style:min-row-height="0.5667in"/>
    </style:style>
    <style:style style:name="t10.A8" style:family="table-cell">
      <style:table-cell-properties fo:padding="0.0382in" fo:border-left="0.0347in solid #000000" fo:border-right="0.0139in solid #000000" fo:border-top="none" fo:border-bottom="0.0347in solid #000000"/>
    </style:style>
    <style:style style:name="t10.B8" style:family="table-cell">
      <style:table-cell-properties style:vertical-align="middle" fo:padding="0.0382in" fo:border-left="0.0139in solid #000000" fo:border-right="none" fo:border-top="none" fo:border-bottom="0.0347in solid #000000"/>
    </style:style>
    <style:style style:name="t10.C8" style:family="table-cell">
      <style:table-cell-properties style:vertical-align="middle" fo:padding="0.0382in" fo:border-left="0.0139in solid #000000" fo:border-right="0.0347in solid #000000" fo:border-top="none" fo:border-bottom="0.0347in solid #000000"/>
    </style:style>
    <style:style style:name="t11" style:family="table">
      <style:table-properties style:width="7.6972in" fo:margin-left="-0.5097in" fo:margin-right="-0.4944in" table:align="margins" style:may-break-between-rows="false" style:writing-mode="lr-tb"/>
    </style:style>
    <style:style style:name="t11.A" style:family="table-column">
      <style:table-column-properties style:column-width="0.8674in" style:rel-column-width="7384*"/>
    </style:style>
    <style:style style:name="t11.B" style:family="table-column">
      <style:table-column-properties style:column-width="0.5208in" style:rel-column-width="4434*"/>
    </style:style>
    <style:style style:name="t11.C" style:family="table-column">
      <style:table-column-properties style:column-width="0.5556in" style:rel-column-width="4730*"/>
    </style:style>
    <style:style style:name="t11.D" style:family="table-column">
      <style:table-column-properties style:column-width="0.4729in" style:rel-column-width="4026*"/>
    </style:style>
    <style:style style:name="t11.E" style:family="table-column">
      <style:table-column-properties style:column-width="0.4875in" style:rel-column-width="4150*"/>
    </style:style>
    <style:style style:name="t11.H" style:family="table-column">
      <style:table-column-properties style:column-width="0.6833in" style:rel-column-width="5817*"/>
    </style:style>
    <style:style style:name="t11.I" style:family="table-column">
      <style:table-column-properties style:column-width="1.3542in" style:rel-column-width="11529*"/>
    </style:style>
    <style:style style:name="t11.J" style:family="table-column">
      <style:table-column-properties style:column-width="0.8444in" style:rel-column-width="7189*"/>
    </style:style>
    <style:style style:name="t11.K" style:family="table-column">
      <style:table-column-properties style:column-width="0.8354in" style:rel-column-width="7112*"/>
    </style:style>
    <style:style style:name="t11.1" style:family="table-row">
      <style:table-row-properties style:min-row-height="0.3063in"/>
    </style:style>
    <style:style style:name="t11.A1" style:family="table-cell">
      <style:table-cell-properties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K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D3" style:family="table-cell">
      <style:table-cell-properties fo:padding="0.0382in" fo:border-left="0.0007in solid #000000" fo:border-right="none" fo:border-top="none" fo:border-bottom="0.0007in solid #000000"/>
    </style:style>
    <style:style style:name="t11.4" style:family="table-row">
      <style:table-row-properties style:min-row-height="0.2674in"/>
    </style:style>
    <style:style style:name="t11.E4" style:family="table-cell">
      <style:table-cell-properties style:vertical-align="" fo:padding="0.0382in" fo:border-left="0.0007in solid #000000" fo:border-right="none" fo:border-top="none" fo:border-bottom="0.0007in solid #000000"/>
    </style:style>
    <style:style style:name="t11.A5" style:family="table-cell" style:data-style-name="N0">
      <style:table-cell-properties fo:padding="0.0382in" fo:border-left="0.0347in solid #000000" fo:border-right="none" fo:border-top="none" fo:border-bottom="0.0007in solid #000000"/>
    </style:style>
    <style:style style:name="t11.K5" style:family="table-cell">
      <style:table-cell-properties style:vertical-align="middle" fo:padding="0.0382in" fo:border-left="0.0007in solid #000000" fo:border-right="0.0347in solid #000000" fo:border-top="none" fo:border-bottom="0.0347in solid #000000"/>
    </style:style>
    <style:style style:name="t11.A6" style:family="table-cell">
      <style:table-cell-properties fo:padding="0.0382in" fo:border-left="0.0347in solid #000000" fo:border-right="none" fo:border-top="none" fo:border-bottom="0.000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table-cell-properties fo:padding="0.0382in" fo:border-left="0.0007in solid #000000" fo:border-right="none" fo:border-top="none" fo:border-bottom="0.0347in solid #000000"/>
    </style:style>
    <style:style style:name="t12" style:family="table">
      <style:table-properties style:width="7.6972in" fo:margin-left="-0.5097in" fo:margin-right="-0.4944in" table:align="margins" style:may-break-between-rows="false" style:writing-mode="lr-tb"/>
    </style:style>
    <style:style style:name="t12.A" style:family="table-column">
      <style:table-column-properties style:column-width="0.8674in" style:rel-column-width="7384*"/>
    </style:style>
    <style:style style:name="t12.B" style:family="table-column">
      <style:table-column-properties style:column-width="0.5208in" style:rel-column-width="4434*"/>
    </style:style>
    <style:style style:name="t12.C" style:family="table-column">
      <style:table-column-properties style:column-width="0.5556in" style:rel-column-width="4730*"/>
    </style:style>
    <style:style style:name="t12.D" style:family="table-column">
      <style:table-column-properties style:column-width="0.4729in" style:rel-column-width="4026*"/>
    </style:style>
    <style:style style:name="t12.E" style:family="table-column">
      <style:table-column-properties style:column-width="0.4875in" style:rel-column-width="4150*"/>
    </style:style>
    <style:style style:name="t12.H" style:family="table-column">
      <style:table-column-properties style:column-width="0.6833in" style:rel-column-width="5817*"/>
    </style:style>
    <style:style style:name="t12.I" style:family="table-column">
      <style:table-column-properties style:column-width="1.3542in" style:rel-column-width="11529*"/>
    </style:style>
    <style:style style:name="t12.J" style:family="table-column">
      <style:table-column-properties style:column-width="0.8444in" style:rel-column-width="7189*"/>
    </style:style>
    <style:style style:name="t12.K" style:family="table-column">
      <style:table-column-properties style:column-width="0.8354in" style:rel-column-width="7112*"/>
    </style:style>
    <style:style style:name="t12.1" style:family="table-row">
      <style:table-row-properties style:min-row-height="0.3063in"/>
    </style:style>
    <style:style style:name="t12.A1" style:family="table-cell">
      <style:table-cell-properties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K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D3" style:family="table-cell">
      <style:table-cell-properties fo:padding="0.0382in" fo:border-left="0.0007in solid #000000" fo:border-right="none" fo:border-top="none" fo:border-bottom="0.0007in solid #000000"/>
    </style:style>
    <style:style style:name="t12.4" style:family="table-row">
      <style:table-row-properties style:min-row-height="0.2674in"/>
    </style:style>
    <style:style style:name="t12.E4" style:family="table-cell">
      <style:table-cell-properties style:vertical-align="" fo:padding="0.0382in" fo:border-left="0.0007in solid #000000" fo:border-right="none" fo:border-top="none" fo:border-bottom="0.0007in solid #000000"/>
    </style:style>
    <style:style style:name="t12.A5" style:family="table-cell" style:data-style-name="N0">
      <style:table-cell-properties fo:padding="0.0382in" fo:border-left="0.0347in solid #000000" fo:border-right="none" fo:border-top="none" fo:border-bottom="0.0007in solid #000000"/>
    </style:style>
    <style:style style:name="t12.K5" style:family="table-cell">
      <style:table-cell-properties style:vertical-align="middle" fo:padding="0.0382in" fo:border-left="0.0007in solid #000000" fo:border-right="0.0347in solid #000000" fo:border-top="none" fo:border-bottom="0.0347in solid #000000"/>
    </style:style>
    <style:style style:name="t12.A8" style:family="table-cell" style:data-style-name="N0">
      <style:table-cell-properties fo:padding="0.0382in" fo:border-left="0.0347in solid #000000" fo:border-right="none" fo:border-top="none" fo:border-bottom="0.0347in solid #000000"/>
    </style:style>
    <style:style style:name="t12.B8" style:family="table-cell">
      <style:table-cell-properties fo:padding="0.0382in" fo:border-left="0.0007in solid #000000" fo:border-right="none" fo:border-top="none" fo:border-bottom="0.0347in solid #000000"/>
    </style:style>
    <style:style style:name="t13" style:family="table">
      <style:table-properties style:width="7.6972in" fo:margin-left="-0.5097in" fo:margin-right="-0.4944in" table:align="margins" style:may-break-between-rows="false" style:writing-mode="lr-tb"/>
    </style:style>
    <style:style style:name="t13.A" style:family="table-column">
      <style:table-column-properties style:column-width="0.8674in" style:rel-column-width="7384*"/>
    </style:style>
    <style:style style:name="t13.B" style:family="table-column">
      <style:table-column-properties style:column-width="0.5208in" style:rel-column-width="4434*"/>
    </style:style>
    <style:style style:name="t13.C" style:family="table-column">
      <style:table-column-properties style:column-width="0.5556in" style:rel-column-width="4730*"/>
    </style:style>
    <style:style style:name="t13.D" style:family="table-column">
      <style:table-column-properties style:column-width="0.4729in" style:rel-column-width="4026*"/>
    </style:style>
    <style:style style:name="t13.E" style:family="table-column">
      <style:table-column-properties style:column-width="0.4875in" style:rel-column-width="4150*"/>
    </style:style>
    <style:style style:name="t13.H" style:family="table-column">
      <style:table-column-properties style:column-width="0.6833in" style:rel-column-width="5817*"/>
    </style:style>
    <style:style style:name="t13.I" style:family="table-column">
      <style:table-column-properties style:column-width="1.3542in" style:rel-column-width="11529*"/>
    </style:style>
    <style:style style:name="t13.J" style:family="table-column">
      <style:table-column-properties style:column-width="0.8444in" style:rel-column-width="7189*"/>
    </style:style>
    <style:style style:name="t13.K" style:family="table-column">
      <style:table-column-properties style:column-width="0.8354in" style:rel-column-width="7112*"/>
    </style:style>
    <style:style style:name="t13.1" style:family="table-row">
      <style:table-row-properties style:min-row-height="0.3063in"/>
    </style:style>
    <style:style style:name="t13.A1" style:family="table-cell">
      <style:table-cell-properties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K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D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E4" style:family="table-cell">
      <style:table-cell-properties style:vertical-align="" fo:padding="0.0382in" fo:border-left="0.0007in solid #000000" fo:border-right="none" fo:border-top="none" fo:border-bottom="0.0007in solid #000000"/>
    </style:style>
    <style:style style:name="t13.A5" style:family="table-cell" style:data-style-name="N0">
      <style:table-cell-properties fo:padding="0.0382in" fo:border-left="0.0347in solid #000000" fo:border-right="none" fo:border-top="none" fo:border-bottom="0.0007in solid #000000"/>
    </style:style>
    <style:style style:name="t13.K5" style:family="table-cell">
      <style:table-cell-properties style:vertical-align="middle" fo:padding="0.0382in" fo:border-left="0.0007in solid #000000" fo:border-right="0.0347in solid #000000" fo:border-top="none" fo:border-bottom="0.0347in solid #000000"/>
    </style:style>
    <style:style style:name="t13.A10" style:family="table-cell" style:data-style-name="N0">
      <style:table-cell-properties fo:padding="0.0382in" fo:border-left="0.0347in solid #000000" fo:border-right="none" fo:border-top="none" fo:border-bottom="0.0347in solid #000000"/>
    </style:style>
    <style:style style:name="t13.B10" style:family="table-cell">
      <style:table-cell-properties fo:padding="0.0382in" fo:border-left="0.0007in solid #000000" fo:border-right="none" fo:border-top="none" fo:border-bottom="0.0347in solid #000000"/>
    </style:style>
    <style:style style:name="t14" style:family="table">
      <style:table-properties style:width="7.6972in" fo:margin-left="-0.5097in" fo:margin-right="-0.4944in" table:align="margins" style:may-break-between-rows="false" style:writing-mode="lr-tb"/>
    </style:style>
    <style:style style:name="t14.A" style:family="table-column">
      <style:table-column-properties style:column-width="0.8674in" style:rel-column-width="7384*"/>
    </style:style>
    <style:style style:name="t14.B" style:family="table-column">
      <style:table-column-properties style:column-width="0.5208in" style:rel-column-width="4434*"/>
    </style:style>
    <style:style style:name="t14.C" style:family="table-column">
      <style:table-column-properties style:column-width="0.5556in" style:rel-column-width="4730*"/>
    </style:style>
    <style:style style:name="t14.D" style:family="table-column">
      <style:table-column-properties style:column-width="0.4729in" style:rel-column-width="4026*"/>
    </style:style>
    <style:style style:name="t14.E" style:family="table-column">
      <style:table-column-properties style:column-width="0.4875in" style:rel-column-width="4150*"/>
    </style:style>
    <style:style style:name="t14.H" style:family="table-column">
      <style:table-column-properties style:column-width="0.6833in" style:rel-column-width="5817*"/>
    </style:style>
    <style:style style:name="t14.I" style:family="table-column">
      <style:table-column-properties style:column-width="1.3542in" style:rel-column-width="11529*"/>
    </style:style>
    <style:style style:name="t14.J" style:family="table-column">
      <style:table-column-properties style:column-width="0.8444in" style:rel-column-width="7189*"/>
    </style:style>
    <style:style style:name="t14.K" style:family="table-column">
      <style:table-column-properties style:column-width="0.8354in" style:rel-column-width="7112*"/>
    </style:style>
    <style:style style:name="t14.1" style:family="table-row">
      <style:table-row-properties style:min-row-height="0.3063in"/>
    </style:style>
    <style:style style:name="t14.A1" style:family="table-cell">
      <style:table-cell-properties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K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D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E4" style:family="table-cell">
      <style:table-cell-properties style:vertical-align="" fo:padding="0.0382in" fo:border-left="0.0007in solid #000000" fo:border-right="none" fo:border-top="none" fo:border-bottom="0.0007in solid #000000"/>
    </style:style>
    <style:style style:name="t14.A5" style:family="table-cell" style:data-style-name="N0">
      <style:table-cell-properties fo:padding="0.0382in" fo:border-left="0.0347in solid #000000" fo:border-right="none" fo:border-top="none" fo:border-bottom="0.0007in solid #000000"/>
    </style:style>
    <style:style style:name="t14.K5" style:family="table-cell">
      <style:table-cell-properties style:vertical-align="middle" fo:padding="0.0382in" fo:border-left="0.0007in solid #000000" fo:border-right="0.0347in solid #000000" fo:border-top="none" fo:border-bottom="0.0347in solid #000000"/>
    </style:style>
    <style:style style:name="t14.A9" style:family="table-cell" style:data-style-name="N0">
      <style:table-cell-properties fo:padding="0.0382in" fo:border-left="0.0347in solid #000000" fo:border-right="none" fo:border-top="none" fo:border-bottom="0.0347in solid #000000"/>
    </style:style>
    <style:style style:name="t14.B9" style:family="table-cell">
      <style:table-cell-properties fo:padding="0.0382in" fo:border-left="0.0007in solid #000000" fo:border-right="none" fo:border-top="none" fo:border-bottom="0.0347in solid #000000"/>
    </style:style>
    <style:style style:name="t15" style:family="table">
      <style:table-properties style:width="7.6972in" fo:margin-left="-0.5097in" fo:margin-right="-0.4944in" table:align="margins" style:may-break-between-rows="false" style:writing-mode="lr-tb"/>
    </style:style>
    <style:style style:name="t15.A" style:family="table-column">
      <style:table-column-properties style:column-width="0.8674in" style:rel-column-width="7384*"/>
    </style:style>
    <style:style style:name="t15.B" style:family="table-column">
      <style:table-column-properties style:column-width="0.5208in" style:rel-column-width="4434*"/>
    </style:style>
    <style:style style:name="t15.C" style:family="table-column">
      <style:table-column-properties style:column-width="0.5556in" style:rel-column-width="4730*"/>
    </style:style>
    <style:style style:name="t15.D" style:family="table-column">
      <style:table-column-properties style:column-width="0.4729in" style:rel-column-width="4026*"/>
    </style:style>
    <style:style style:name="t15.E" style:family="table-column">
      <style:table-column-properties style:column-width="0.4875in" style:rel-column-width="4150*"/>
    </style:style>
    <style:style style:name="t15.H" style:family="table-column">
      <style:table-column-properties style:column-width="0.6833in" style:rel-column-width="5817*"/>
    </style:style>
    <style:style style:name="t15.I" style:family="table-column">
      <style:table-column-properties style:column-width="1.3542in" style:rel-column-width="11529*"/>
    </style:style>
    <style:style style:name="t15.J" style:family="table-column">
      <style:table-column-properties style:column-width="0.8444in" style:rel-column-width="7189*"/>
    </style:style>
    <style:style style:name="t15.K" style:family="table-column">
      <style:table-column-properties style:column-width="0.8354in" style:rel-column-width="7112*"/>
    </style:style>
    <style:style style:name="t15.1" style:family="table-row">
      <style:table-row-properties style:min-row-height="0.3063in"/>
    </style:style>
    <style:style style:name="t15.A1" style:family="table-cell">
      <style:table-cell-properties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2979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6" style:family="table">
      <style:table-properties style:width="7.6972in" fo:margin-left="-0.5097in" fo:margin-right="-0.4944in" table:align="margins" style:may-break-between-rows="false" style:writing-mode="lr-tb"/>
    </style:style>
    <style:style style:name="t16.A" style:family="table-column">
      <style:table-column-properties style:column-width="0.8674in" style:rel-column-width="7384*"/>
    </style:style>
    <style:style style:name="t16.B" style:family="table-column">
      <style:table-column-properties style:column-width="0.5208in" style:rel-column-width="4434*"/>
    </style:style>
    <style:style style:name="t16.C" style:family="table-column">
      <style:table-column-properties style:column-width="0.5556in" style:rel-column-width="4730*"/>
    </style:style>
    <style:style style:name="t16.D" style:family="table-column">
      <style:table-column-properties style:column-width="0.4729in" style:rel-column-width="4026*"/>
    </style:style>
    <style:style style:name="t16.E" style:family="table-column">
      <style:table-column-properties style:column-width="0.4875in" style:rel-column-width="4150*"/>
    </style:style>
    <style:style style:name="t16.H" style:family="table-column">
      <style:table-column-properties style:column-width="0.6833in" style:rel-column-width="5817*"/>
    </style:style>
    <style:style style:name="t16.I" style:family="table-column">
      <style:table-column-properties style:column-width="1.3542in" style:rel-column-width="11529*"/>
    </style:style>
    <style:style style:name="t16.J" style:family="table-column">
      <style:table-column-properties style:column-width="0.8444in" style:rel-column-width="7189*"/>
    </style:style>
    <style:style style:name="t16.K" style:family="table-column">
      <style:table-column-properties style:column-width="0.8354in" style:rel-column-width="7112*"/>
    </style:style>
    <style:style style:name="t16.1" style:family="table-row">
      <style:table-row-properties style:min-row-height="0.3063in"/>
    </style:style>
    <style:style style:name="t16.A1" style:family="table-cell">
      <style:table-cell-properties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9" style:family="table-cell">
      <style:table-cell-properties fo:padding="0.0382in" fo:border-left="0.0347in solid #000000" fo:border-right="none" fo:border-top="none" fo:border-bottom="0.0347in solid #000000"/>
    </style:style>
    <style:style style:name="t16.B9" style:family="table-cell">
      <style:table-cell-properties fo:padding="0.0382in" fo:border-left="0.0007in solid #000000" fo:border-right="none" fo:border-top="none" fo:border-bottom="0.0347in solid #000000"/>
    </style:style>
    <style:style style:name="t17" style:family="table">
      <style:table-properties style:width="7.6972in" fo:margin-left="-0.5097in" fo:margin-right="-0.4944in" table:align="margins" style:may-break-between-rows="false" style:writing-mode="lr-tb"/>
    </style:style>
    <style:style style:name="t17.A" style:family="table-column">
      <style:table-column-properties style:column-width="0.8674in" style:rel-column-width="7384*"/>
    </style:style>
    <style:style style:name="t17.B" style:family="table-column">
      <style:table-column-properties style:column-width="0.5208in" style:rel-column-width="4434*"/>
    </style:style>
    <style:style style:name="t17.C" style:family="table-column">
      <style:table-column-properties style:column-width="0.5556in" style:rel-column-width="4730*"/>
    </style:style>
    <style:style style:name="t17.D" style:family="table-column">
      <style:table-column-properties style:column-width="0.4729in" style:rel-column-width="4026*"/>
    </style:style>
    <style:style style:name="t17.E" style:family="table-column">
      <style:table-column-properties style:column-width="0.4875in" style:rel-column-width="4150*"/>
    </style:style>
    <style:style style:name="t17.H" style:family="table-column">
      <style:table-column-properties style:column-width="0.6833in" style:rel-column-width="5817*"/>
    </style:style>
    <style:style style:name="t17.I" style:family="table-column">
      <style:table-column-properties style:column-width="1.3542in" style:rel-column-width="11529*"/>
    </style:style>
    <style:style style:name="t17.J" style:family="table-column">
      <style:table-column-properties style:column-width="0.8444in" style:rel-column-width="7189*"/>
    </style:style>
    <style:style style:name="t17.K" style:family="table-column">
      <style:table-column-properties style:column-width="0.8354in" style:rel-column-width="7112*"/>
    </style:style>
    <style:style style:name="t17.1" style:family="table-row">
      <style:table-row-properties style:min-row-height="0.3063in"/>
    </style:style>
    <style:style style:name="t17.A1" style:family="table-cell">
      <style:table-cell-properties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18" style:family="table">
      <style:table-properties style:width="7.6972in" fo:margin-left="-0.5097in" fo:margin-right="-0.4944in" table:align="margins" style:may-break-between-rows="false" style:writing-mode="lr-tb"/>
    </style:style>
    <style:style style:name="t18.A" style:family="table-column">
      <style:table-column-properties style:column-width="0.8674in" style:rel-column-width="7384*"/>
    </style:style>
    <style:style style:name="t18.B" style:family="table-column">
      <style:table-column-properties style:column-width="0.5208in" style:rel-column-width="4434*"/>
    </style:style>
    <style:style style:name="t18.C" style:family="table-column">
      <style:table-column-properties style:column-width="0.5556in" style:rel-column-width="4730*"/>
    </style:style>
    <style:style style:name="t18.D" style:family="table-column">
      <style:table-column-properties style:column-width="0.4868in" style:rel-column-width="4144*"/>
    </style:style>
    <style:style style:name="t18.E" style:family="table-column">
      <style:table-column-properties style:column-width="0.4736in" style:rel-column-width="4032*"/>
    </style:style>
    <style:style style:name="t18.H" style:family="table-column">
      <style:table-column-properties style:column-width="0.6833in" style:rel-column-width="5817*"/>
    </style:style>
    <style:style style:name="t18.I" style:family="table-column">
      <style:table-column-properties style:column-width="1.3542in" style:rel-column-width="11529*"/>
    </style:style>
    <style:style style:name="t18.J" style:family="table-column">
      <style:table-column-properties style:column-width="0.8444in" style:rel-column-width="7189*"/>
    </style:style>
    <style:style style:name="t18.K" style:family="table-column">
      <style:table-column-properties style:column-width="0.8354in" style:rel-column-width="7112*"/>
    </style:style>
    <style:style style:name="t18.1" style:family="table-row">
      <style:table-row-properties style:min-row-height="0.3063in"/>
    </style:style>
    <style:style style:name="t18.A1" style:family="table-cell">
      <style:table-cell-properties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7.6972in" fo:margin-left="-0.5097in" fo:margin-right="-0.4944in" table:align="margins" style:may-break-between-rows="false" style:writing-mode="lr-tb"/>
    </style:style>
    <style:style style:name="t19.A" style:family="table-column">
      <style:table-column-properties style:column-width="0.8674in" style:rel-column-width="7384*"/>
    </style:style>
    <style:style style:name="t19.B" style:family="table-column">
      <style:table-column-properties style:column-width="0.5208in" style:rel-column-width="4434*"/>
    </style:style>
    <style:style style:name="t19.C" style:family="table-column">
      <style:table-column-properties style:column-width="0.5556in" style:rel-column-width="4730*"/>
    </style:style>
    <style:style style:name="t19.D" style:family="table-column">
      <style:table-column-properties style:column-width="0.4729in" style:rel-column-width="4026*"/>
    </style:style>
    <style:style style:name="t19.E" style:family="table-column">
      <style:table-column-properties style:column-width="0.4875in" style:rel-column-width="4150*"/>
    </style:style>
    <style:style style:name="t19.H" style:family="table-column">
      <style:table-column-properties style:column-width="0.6833in" style:rel-column-width="5817*"/>
    </style:style>
    <style:style style:name="t19.I" style:family="table-column">
      <style:table-column-properties style:column-width="1.3542in" style:rel-column-width="11529*"/>
    </style:style>
    <style:style style:name="t19.J" style:family="table-column">
      <style:table-column-properties style:column-width="0.8444in" style:rel-column-width="7189*"/>
    </style:style>
    <style:style style:name="t19.K" style:family="table-column">
      <style:table-column-properties style:column-width="0.8354in" style:rel-column-width="7112*"/>
    </style:style>
    <style:style style:name="t19.1" style:family="table-row">
      <style:table-row-properties style:min-row-height="0.3063in"/>
    </style:style>
    <style:style style:name="t19.A1" style:family="table-cell">
      <style:table-cell-properties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K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D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E4" style:family="table-cell">
      <style:table-cell-properties style:vertical-align="" fo:padding="0.0382in" fo:border-left="0.0007in solid #000000" fo:border-right="none" fo:border-top="none" fo:border-bottom="0.0007in solid #000000"/>
    </style:style>
    <style:style style:name="t19.A5" style:family="table-cell" style:data-style-name="N0">
      <style:table-cell-properties fo:padding="0.0382in" fo:border-left="0.0347in solid #000000" fo:border-right="none" fo:border-top="none" fo:border-bottom="0.0007in solid #000000"/>
    </style:style>
    <style:style style:name="t19.K5" style:family="table-cell">
      <style:table-cell-properties style:vertical-align="middle" fo:padding="0.0382in" fo:border-left="0.0007in solid #000000" fo:border-right="0.0347in solid #000000" fo:border-top="none" fo:border-bottom="0.0347in solid #000000"/>
    </style:style>
    <style:style style:name="t19.A9" style:family="table-cell" style:data-style-name="N0">
      <style:table-cell-properties fo:padding="0.0382in" fo:border-left="0.0347in solid #000000" fo:border-right="none" fo:border-top="none" fo:border-bottom="0.0347in solid #000000"/>
    </style:style>
    <style:style style:name="t19.B9" style:family="table-cell">
      <style:table-cell-properties fo:padding="0.0382in" fo:border-left="0.0007in solid #000000" fo:border-right="none" fo:border-top="none" fo:border-bottom="0.0347in solid #000000"/>
    </style:style>
    <style:style style:name="t20" style:family="table">
      <style:table-properties style:width="7.6972in" fo:margin-left="-0.5097in" fo:margin-right="-0.4944in" table:align="margins" style:may-break-between-rows="false" style:writing-mode="lr-tb"/>
    </style:style>
    <style:style style:name="t20.A" style:family="table-column">
      <style:table-column-properties style:column-width="0.8674in" style:rel-column-width="7384*"/>
    </style:style>
    <style:style style:name="t20.B" style:family="table-column">
      <style:table-column-properties style:column-width="0.5208in" style:rel-column-width="4434*"/>
    </style:style>
    <style:style style:name="t20.C" style:family="table-column">
      <style:table-column-properties style:column-width="0.5556in" style:rel-column-width="4730*"/>
    </style:style>
    <style:style style:name="t20.D" style:family="table-column">
      <style:table-column-properties style:column-width="0.4729in" style:rel-column-width="4026*"/>
    </style:style>
    <style:style style:name="t20.E" style:family="table-column">
      <style:table-column-properties style:column-width="0.4875in" style:rel-column-width="4150*"/>
    </style:style>
    <style:style style:name="t20.H" style:family="table-column">
      <style:table-column-properties style:column-width="0.6833in" style:rel-column-width="5817*"/>
    </style:style>
    <style:style style:name="t20.I" style:family="table-column">
      <style:table-column-properties style:column-width="1.3542in" style:rel-column-width="11529*"/>
    </style:style>
    <style:style style:name="t20.J" style:family="table-column">
      <style:table-column-properties style:column-width="0.8444in" style:rel-column-width="7189*"/>
    </style:style>
    <style:style style:name="t20.K" style:family="table-column">
      <style:table-column-properties style:column-width="0.8354in" style:rel-column-width="7112*"/>
    </style:style>
    <style:style style:name="t20.1" style:family="table-row">
      <style:table-row-properties style:min-row-height="0.3063in"/>
    </style:style>
    <style:style style:name="t20.A1" style:family="table-cell">
      <style:table-cell-properties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K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D3" style:family="table-cell">
      <style:table-cell-properties fo:padding="0.0382in" fo:border-left="0.0007in solid #000000" fo:border-right="none" fo:border-top="none" fo:border-bottom="0.0007in solid #000000"/>
    </style:style>
    <style:style style:name="t20.4" style:family="table-row">
      <style:table-row-properties style:min-row-height="0.2674in"/>
    </style:style>
    <style:style style:name="t20.E4" style:family="table-cell">
      <style:table-cell-properties style:vertical-align="" fo:padding="0.0382in" fo:border-left="0.0007in solid #000000" fo:border-right="none" fo:border-top="none" fo:border-bottom="0.0007in solid #000000"/>
    </style:style>
    <style:style style:name="t20.A5" style:family="table-cell" style:data-style-name="N0">
      <style:table-cell-properties fo:padding="0.0382in" fo:border-left="0.0347in solid #000000" fo:border-right="none" fo:border-top="none" fo:border-bottom="0.0007in solid #000000"/>
    </style:style>
    <style:style style:name="t20.K5" style:family="table-cell">
      <style:table-cell-properties style:vertical-align="middle" fo:padding="0.0382in" fo:border-left="0.0007in solid #000000" fo:border-right="0.0347in solid #000000" fo:border-top="none" fo:border-bottom="0.0347in solid #000000"/>
    </style:style>
    <style:style style:name="t20.A9" style:family="table-cell" style:data-style-name="N0">
      <style:table-cell-properties fo:padding="0.0382in" fo:border-left="0.0347in solid #000000" fo:border-right="none" fo:border-top="none" fo:border-bottom="0.0347in solid #000000"/>
    </style:style>
    <style:style style:name="t20.B9" style:family="table-cell">
      <style:table-cell-properties fo:padding="0.0382in" fo:border-left="0.0007in solid #000000" fo:border-right="none" fo:border-top="none" fo:border-bottom="0.0347in solid #000000"/>
    </style:style>
    <style:style style:name="t21" style:family="table">
      <style:table-properties style:width="7.6972in" fo:margin-left="-0.5097in" fo:margin-right="-0.4944in" table:align="margins" style:may-break-between-rows="false" style:writing-mode="lr-tb"/>
    </style:style>
    <style:style style:name="t21.A" style:family="table-column">
      <style:table-column-properties style:column-width="0.8674in" style:rel-column-width="7384*"/>
    </style:style>
    <style:style style:name="t21.B" style:family="table-column">
      <style:table-column-properties style:column-width="0.5208in" style:rel-column-width="4434*"/>
    </style:style>
    <style:style style:name="t21.C" style:family="table-column">
      <style:table-column-properties style:column-width="0.5556in" style:rel-column-width="4730*"/>
    </style:style>
    <style:style style:name="t21.D" style:family="table-column">
      <style:table-column-properties style:column-width="0.4868in" style:rel-column-width="4144*"/>
    </style:style>
    <style:style style:name="t21.E" style:family="table-column">
      <style:table-column-properties style:column-width="0.4736in" style:rel-column-width="4032*"/>
    </style:style>
    <style:style style:name="t21.H" style:family="table-column">
      <style:table-column-properties style:column-width="0.6833in" style:rel-column-width="5817*"/>
    </style:style>
    <style:style style:name="t21.I" style:family="table-column">
      <style:table-column-properties style:column-width="1.3542in" style:rel-column-width="11529*"/>
    </style:style>
    <style:style style:name="t21.J" style:family="table-column">
      <style:table-column-properties style:column-width="0.8444in" style:rel-column-width="7189*"/>
    </style:style>
    <style:style style:name="t21.K" style:family="table-column">
      <style:table-column-properties style:column-width="0.8354in" style:rel-column-width="7112*"/>
    </style:style>
    <style:style style:name="t21.1" style:family="table-row">
      <style:table-row-properties style:min-row-height="0.3063in"/>
    </style:style>
    <style:style style:name="t21.A1" style:family="table-cell">
      <style:table-cell-properties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B4" style:family="table-cell">
      <style:table-cell-properties style:vertical-align="bottom" fo:background-color="transparent" fo:padding="0.0382in" fo:border="none">
        <style:background-image/>
      </style:table-cell-properties>
    </style:style>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Footer">
      <style:paragraph-properties fo:text-align="center" style:justify-single-word="false">
        <style:tab-stops/>
      </style:paragraph-properties>
      <style:text-properties style:font-name="Times New Roman"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0pt"/>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paragraph-properties fo:text-align="center" style:justify-single-word="false"/>
      <style:text-properties style:font-name="Arial" fo:font-size="10pt" style:font-size-asian="10pt" style:font-name-complex="Arial"/>
    </style:style>
    <style:style style:name="P10"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1" style:family="paragraph" style:parent-style-name="Standard">
      <style:text-properties style:font-name="Arial" fo:font-size="5pt" style:font-size-asian="5pt" style:font-name-complex="Arial" style:font-size-complex="5pt"/>
    </style:style>
    <style:style style:name="P12"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4" style:family="paragraph" style:parent-style-name="Standard">
      <style:paragraph-properties fo:text-align="center" style:justify-single-word="false" style:text-autospace="none"/>
      <style:text-properties fo:font-size="10pt" style:font-size-asian="10pt" style:font-size-complex="10pt"/>
    </style:style>
    <style:style style:name="P15"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16" style:family="paragraph" style:parent-style-name="Standard">
      <style:paragraph-properties fo:text-align="justify" style:justify-single-word="false"/>
    </style:style>
    <style:style style:name="P17" style:family="paragraph" style:parent-style-name="Standard">
      <style:paragraph-properties>
        <style:tab-stops>
          <style:tab-stop style:position="6.6992in" style:type="right"/>
        </style:tab-stops>
      </style:paragraph-properties>
    </style:style>
    <style:style style:name="P18"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19"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20"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1" style:family="paragraph" style:parent-style-name="Standard">
      <style:paragraph-properties fo:text-align="center" style:justify-single-word="false"/>
      <style:text-properties style:font-name="Times New Roman" fo:font-size="11pt" style:font-size-asian="11pt" style:font-size-complex="11pt"/>
    </style:style>
    <style:style style:name="P22"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3"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paragraph-properties fo:text-align="center" style:justify-single-word="false"/>
      <style:text-properties style:font-name="Times New Roman" fo:font-size="12pt" style:font-size-asian="12pt" style:font-size-complex="12pt"/>
    </style:style>
    <style:style style:name="P26" style:family="paragraph" style:parent-style-name="Standard">
      <style:paragraph-properties fo:text-align="center" style:justify-single-word="false" style:snap-to-layout-grid="false"/>
      <style:text-properties style:font-name="Times New Roman" fo:font-size="12pt" style:font-size-asian="12pt" style:font-size-complex="12pt"/>
    </style:style>
    <style:style style:name="P27" style:family="paragraph" style:parent-style-name="Standard">
      <style:paragraph-properties style:snap-to-layout-grid="false"/>
      <style:text-properties style:font-name="Times New Roman" fo:font-size="12pt" style:font-size-asian="12pt" style:font-size-complex="12pt"/>
    </style:style>
    <style:style style:name="P28"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29" style:family="paragraph" style:parent-style-name="Standard">
      <style:paragraph-properties fo:text-align="center" style:justify-single-word="false" style:snap-to-layout-grid="false"/>
      <style:text-properties style:font-name="Times New Roman" fo:font-size="12pt" fo:language="en" fo:country="US" style:font-size-asian="12pt" style:font-size-complex="12pt"/>
    </style:style>
    <style:style style:name="P30" style:family="paragraph" style:parent-style-name="Standard">
      <style:text-properties style:font-name="Times New Roman" fo:font-size="12pt" fo:font-weight="normal" style:font-size-asian="12pt" style:font-weight-asian="normal" style:font-size-complex="12pt" style:font-weight-complex="normal"/>
    </style:style>
    <style:style style:name="P31" style:family="paragraph" style:parent-style-name="Standard">
      <style:paragraph-properties style:snap-to-layout-grid="false"/>
      <style:text-properties style:font-name="Times New Roman" fo:font-size="12pt"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snap-to-layout-grid="false"/>
      <style:text-properties style:text-position="0% 100%" style:font-name="Times New Roman" fo:font-size="12pt" style:font-size-asian="12pt" style:font-size-complex="12pt"/>
    </style:style>
    <style:style style:name="P33"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34"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5" style:family="paragraph" style:parent-style-name="Standard">
      <style:paragraph-properties fo:margin-top="0in" fo:margin-bottom="0.0835in" fo:text-align="center" style:justify-single-word="false" style:snap-to-layout-grid="false"/>
      <style:text-properties style:use-window-font-color="true" style:font-name="Times New Roman" fo:font-size="12pt" style:letter-kerning="true" style:font-name-asian="Times New Roman" style:font-size-asian="12pt" style:font-name-complex="Times New Roman" style:font-size-complex="12pt"/>
    </style:style>
    <style:style style:name="P36"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37"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38" style:family="paragraph" style:parent-style-name="Standard">
      <style:paragraph-properties fo:margin-left="0in" fo:margin-right="0in" fo:text-align="center" style:justify-single-word="false" fo:text-indent="0.4925in" style:auto-text-indent="false"/>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P39"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1pt" fo:language="en" fo:country="US" style:letter-kerning="true" style:font-name-asian="SimSun1" style:font-size-asian="11pt" style:language-asian="hi" style:country-asian="IN" style:font-name-complex="Times New Roman" style:font-size-complex="11pt" style:language-complex="hi" style:country-complex="IN"/>
    </style:style>
    <style:style style:name="P4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1pt" fo:language="en" fo:country="US" style:letter-kerning="true" style:font-name-asian="SimSun1" style:font-size-asian="11pt" style:language-asian="hi" style:country-asian="IN" style:font-name-complex="Times New Roman" style:font-size-complex="11pt" style:language-complex="hi" style:country-complex="IN"/>
    </style:style>
    <style:style style:name="P4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1pt" fo:language="en" fo:country="US" style:text-underline-style="solid" style:text-underline-width="auto" style:text-underline-color="font-color" style:letter-kerning="true" style:font-name-asian="SimSun1" style:font-size-asian="11pt" style:language-asian="hi" style:country-asian="IN" style:font-name-complex="Arial" style:font-size-complex="11pt" style:language-complex="hi" style:country-complex="IN"/>
    </style:style>
    <style:style style:name="P4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4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45" style:family="paragraph" style:parent-style-name="Standard">
      <style:paragraph-properties fo:margin-left="0.2957in" fo:margin-right="0in" fo:text-align="start" style:justify-single-word="false" fo:text-indent="-0.2957in" style:auto-text-indent="false" fo:break-before="page"/>
      <style:text-properties style:font-name="Arial" fo:font-size="12pt" fo:language="ru" fo:country="RU" fo:font-weight="bold" style:font-size-asian="12pt" style:font-weight-asian="bold" style:font-size-complex="12pt" style:font-weight-complex="bold"/>
    </style:style>
    <style:style style:name="P46" style:family="paragraph" style:parent-style-name="Standard">
      <style:paragraph-properties fo:margin-left="0.2957in" fo:margin-right="0in" fo:text-align="start" style:justify-single-word="false" fo:text-indent="-0.2957in" style:auto-text-indent="false"/>
      <style:text-properties style:font-name="Arial" fo:font-size="12pt" fo:language="ru" fo:country="RU" fo:font-weight="bold" style:font-size-asian="12pt" style:font-weight-asian="bold" style:font-size-complex="12pt" style:font-weight-complex="bold"/>
    </style:style>
    <style:style style:name="P47" style:family="paragraph" style:parent-style-name="Standard">
      <style:paragraph-properties fo:margin-left="0.0492in" fo:margin-right="0in" fo:text-align="center" style:justify-single-word="false" fo:text-indent="0in" style:auto-text-indent="false"/>
      <style:text-properties style:font-name="Times New Roman" fo:font-size="12pt" style:font-size-asian="12pt" style:font-size-complex="12pt"/>
    </style:style>
    <style:style style:name="P48"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2pt" style:font-size-asian="12pt" style:font-size-complex="12pt"/>
    </style:style>
    <style:style style:name="P49" style:family="paragraph" style:parent-style-name="Standard">
      <style:paragraph-properties fo:margin-left="0.0492in" fo:margin-right="0in" fo:text-align="center" style:justify-single-word="false" fo:text-indent="0in" style:auto-text-indent="false"/>
      <style:text-properties style:font-name="Times New Roman" fo:font-size="12pt" fo:language="en" fo:country="US" style:font-size-asian="12pt" style:font-size-complex="12pt"/>
    </style:style>
    <style:style style:name="P50"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2pt" style:font-size-asian="12pt" style:font-size-complex="12pt"/>
    </style:style>
    <style:style style:name="P51" style:family="paragraph" style:parent-style-name="Standard">
      <style:paragraph-properties fo:margin-left="0.0138in" fo:margin-right="0.2917in" fo:text-align="start" style:justify-single-word="false" fo:text-indent="0in" style:auto-text-indent="false" fo:break-before="page"/>
      <style:text-properties style:font-name="Arial" fo:font-size="12pt" fo:language="ru" fo:country="RU" fo:font-weight="bold"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fo:font-size="10pt" fo:language="ru" fo:country="RU" style:font-size-asian="10pt" style:font-size-complex="10pt"/>
    </style:style>
    <style:style style:name="P53" style:family="paragraph" style:parent-style-name="Table_20_Contents">
      <style:paragraph-properties fo:text-align="center" style:justify-single-word="false"/>
      <style:text-properties fo:font-size="10pt" fo:language="en" fo:country="US" style:font-size-asian="10pt" style:font-size-complex="10pt"/>
    </style:style>
    <style:style style:name="P54" style:family="paragraph" style:parent-style-name="Table_20_Contents">
      <style:paragraph-properties fo:text-align="center" style:justify-single-word="false"/>
      <style:text-properties style:font-name="Times New Roman" fo:font-size="11pt" style:font-size-asian="11pt" style:font-size-complex="11pt"/>
    </style:style>
    <style:style style:name="P55" style:family="paragraph" style:parent-style-name="Table_20_Contents">
      <style:paragraph-properties fo:text-align="start" style:justify-single-word="false"/>
      <style:text-properties style:font-name="Times New Roman" fo:font-size="11pt" style:font-size-asian="11pt" style:font-name-complex="Arial" style:font-size-complex="11pt"/>
    </style:style>
    <style:style style:name="P56" style:family="paragraph" style:parent-style-name="Table_20_Contents">
      <style:paragraph-properties fo:text-align="center" style:justify-single-word="false"/>
      <style:text-properties style:font-name="Times New Roman" fo:font-size="11pt" style:text-underline-style="solid" style:text-underline-width="auto" style:text-underline-color="font-color" style:font-size-asian="11pt" style:font-name-complex="Arial" style:font-size-complex="11pt"/>
    </style:style>
    <style:style style:name="P5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58"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5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60"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61" style:family="paragraph" style:parent-style-name="Standard">
      <style:paragraph-properties fo:text-align="end" style:justify-single-word="false"/>
      <style:text-properties style:font-name="Arial" fo:font-size="10pt" fo:font-weight="bold" style:font-name-asian="Arial" style:font-size-asian="10pt" style:font-weight-asian="bold" style:font-name-complex="Arial" style:font-size-complex="10pt"/>
    </style:style>
    <style:style style:name="P62" style:family="paragraph" style:parent-style-name="Standard">
      <style:paragraph-properties fo:text-align="end" style:justify-single-word="false"/>
      <style:text-properties style:font-name="Arial" fo:font-size="10pt" fo:language="en" fo:country="US" fo:font-weight="bold" style:font-name-asian="Arial" style:font-size-asian="10pt" style:font-weight-asian="bold" style:font-name-complex="Arial" style:font-weight-complex="bold"/>
    </style:style>
    <style:style style:name="P63" style:family="paragraph" style:parent-style-name="Standard">
      <style:paragraph-properties fo:text-align="center" style:justify-single-word="false"/>
      <style:text-properties fo:language="en" fo:country="US"/>
    </style:style>
    <style:style style:name="P64" style:family="paragraph" style:parent-style-name="Standard">
      <style:paragraph-properties fo:text-align="center" style:justify-single-word="false"/>
    </style:style>
    <style:style style:name="P6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1pt" fo:language="en" fo:country="US" style:letter-kerning="true" style:font-name-asian="SimSun1" style:font-size-asian="11pt" style:language-asian="hi" style:country-asian="IN" style:font-name-complex="Arial" style:font-size-complex="11pt" style:language-complex="hi" style:country-complex="IN"/>
    </style:style>
    <style:style style:name="P66" style:family="paragraph" style:parent-style-name="Header">
      <style:paragraph-properties fo:text-align="center" style:justify-single-word="false">
        <style:tab-stops>
          <style:tab-stop style:position="6.6252in" style:type="right"/>
          <style:tab-stop style:position="6.6929in" style:type="right"/>
        </style:tab-stops>
      </style:paragraph-properties>
    </style:style>
    <style:style style:name="P67" style:family="paragraph" style:parent-style-name="Text_20_body">
      <style:paragraph-properties fo:text-align="center" style:justify-single-word="false"/>
    </style:style>
    <style:style style:name="T1" style:family="text">
      <style:text-properties style:font-name="Arial" fo:language="ru" fo:country="RU" fo:font-weight="bold" style:font-weight-asian="bold" style:font-name-complex="Arial" style:font-size-complex="11pt" style:font-weight-complex="bold"/>
    </style:style>
    <style:style style:name="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fo:language="en" fo:country="US" style:font-name-asian="Arial" style:font-size-asian="10pt" style:font-name-complex="Arial" style:font-size-complex="10pt"/>
    </style:style>
    <style:style style:name="T14" style:family="text">
      <style:text-properties style:font-name="Arial" fo:font-size="10pt" style:font-name-asian="Arial" style:font-size-asian="10pt" style:font-name-complex="Arial" style:font-size-complex="10pt"/>
    </style:style>
    <style:style style:name="T15" style:family="text">
      <style:text-properties style:font-name="Arial" fo:font-size="10pt" fo:font-weight="bold" style:font-size-asian="10pt" style:font-weight-asian="bold" style:font-name-complex="Arial" style:font-size-complex="10pt"/>
    </style:style>
    <style:style style:name="T16" style:family="text">
      <style:text-properties style:font-name="Arial" fo:font-size="10pt" fo:font-weight="bold" style:font-name-asian="Arial" style:font-size-asian="10pt" style:font-weight-asian="bold" style:font-name-complex="Arial" style:font-size-complex="10pt"/>
    </style:style>
    <style:style style:name="T17" style:family="text">
      <style:text-properties style:font-name="Arial" fo:font-size="10pt" style:text-underline-style="none" fo:font-weight="bold" style:font-size-asian="10pt" style:font-weight-asian="bold" style:font-name-complex="Arial" style:font-size-complex="5pt"/>
    </style:style>
    <style:style style:name="T18" style:family="text">
      <style:text-properties style:font-name="Arial" style:font-name-complex="Arial"/>
    </style:style>
    <style:style style:name="T19" style:family="text">
      <style:text-properties style:text-underline-style="solid" style:text-underline-width="auto" style:text-underline-color="font-color" style:font-name-complex="Arial"/>
    </style:style>
    <style:style style:name="T20" style:family="text">
      <style:text-properties style:text-underline-style="solid" style:text-underline-width="auto" style:text-underline-color="font-color" style:font-name-complex="Arial" style:font-size-complex="11pt"/>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style:font-style-asian="italic" style:font-name-complex="Symbol1" style:font-style-complex="italic"/>
    </style:style>
    <style:style style:name="T24" style:family="text">
      <style:text-properties fo:language="en" fo:country="US" fo:font-style="italic" style:font-style-asian="italic" style:font-name-complex="Tahoma" style:font-style-complex="italic"/>
    </style:style>
    <style:style style:name="T25" style:family="text">
      <style:text-properties fo:language="en" fo:country="US" style:text-underline-style="solid" style:text-underline-width="auto" style:text-underline-color="font-color" style:font-name-complex="Arial"/>
    </style:style>
    <style:style style:name="T26" style:family="text">
      <style:text-properties fo:language="en" fo:country="US" style:text-underline-style="none" style:font-name-complex="Arial"/>
    </style:style>
    <style:style style:name="T27" style:family="text">
      <style:text-properties fo:color="#000000" style:font-name="Arial" fo:font-size="10pt" style:text-underline-style="solid" style:text-underline-width="auto" style:text-underline-color="font-color" fo:font-weight="bold" style:font-size-asian="10pt" style:font-weight-asian="bold" style:font-name-complex="Arial" style:font-size-complex="10pt"/>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font-size="11pt" fo:language="en" fo:country="US" style:text-underline-style="solid" style:text-underline-width="auto" style:text-underline-color="font-color" style:font-size-asian="11pt" style:font-name-complex="Arial" style:font-size-complex="11pt"/>
    </style:style>
    <style:style style:name="T31" style:family="text">
      <style:text-properties style:font-name="Symbol" fo:font-size="10pt" fo:language="en" fo:country="US" style:text-underline-style="solid" style:text-underline-width="auto" style:text-underline-color="font-color" fo:font-weight="bold" style:font-size-asian="10pt" style:font-weight-asian="bold" style:font-name-complex="Symbol" style:font-size-complex="10pt"/>
    </style:style>
    <style:style style:name="T32" style:family="text">
      <style:text-properties style:font-name="Symbol" fo:font-size="10pt" fo:language="en" fo:country="US" fo:font-weight="bold" style:font-size-asian="10pt" style:font-weight-asian="bold" style:font-name-complex="Symbol" style:font-size-complex="10pt"/>
    </style:style>
    <style:style style:name="T33" style:family="text">
      <style:text-properties style:text-position="super 58%"/>
    </style:style>
    <style:style style:name="T34" style:family="text">
      <style:text-properties style:text-position="super 58%" style:font-name="Arial" fo:font-size="10pt" style:text-underline-style="solid" style:text-underline-width="auto" style:text-underline-color="font-color" fo:font-weight="bold" style:font-size-asian="10pt" style:font-weight-asian="bold" style:font-name-complex="Arial" style:font-size-complex="10pt"/>
    </style:style>
    <style:style style:name="T35" style:family="text">
      <style:text-properties fo:font-style="italic" style:font-style-asian="italic" style:font-style-complex="italic"/>
    </style:style>
    <style:style style:name="T36" style:family="text">
      <style:text-properties fo:font-style="italic" style:font-style-asian="italic" style:font-name-complex="Symbol1" style:font-style-complex="italic"/>
    </style:style>
    <style:style style:name="T37" style:family="text">
      <style:text-properties fo:font-style="italic" style:font-name-asian="Times New Roman" style:font-style-asian="italic" style:font-name-complex="Times New Roman" style:font-style-complex="italic"/>
    </style:style>
    <style:style style:name="T38" style:family="text">
      <style:text-properties style:text-position="sub 58%"/>
    </style:style>
    <style:style style:name="T39" style:family="text">
      <style:text-properties style:text-position="sub 58%" fo:language="en" fo:country="US"/>
    </style:style>
    <style:style style:name="T40" style:family="text">
      <style:text-properties style:text-position="sub 58%" fo:language="en" fo:country="US" fo:font-style="italic" style:font-style-asian="italic" style:font-style-complex="italic"/>
    </style:style>
    <style:style style:name="T41" style:family="text">
      <style:text-properties style:text-position="sub 58%" fo:language="en" fo:country="US" fo:font-style="italic" style:font-style-asian="italic" style:font-name-complex="Symbol1" style:font-style-complex="italic"/>
    </style:style>
    <style:style style:name="T42" style:family="text">
      <style:text-properties style:text-position="sub 58%" fo:language="en" fo:country="US" style:font-name-asian="Times New Roman" style:font-name-complex="Times New Roman"/>
    </style:style>
    <style:style style:name="T43" style:family="text">
      <style:text-properties style:text-position="sub 58%" fo:language="en" fo:country="US" style:font-name-complex="Tahoma"/>
    </style:style>
    <style:style style:name="T44" style:family="text">
      <style:text-properties style:text-position="sub 58%" style:font-name="Times New Roman1" fo:language="ru" fo:country="RU" fo:font-style="normal" style:font-style-asian="normal" style:font-style-complex="normal"/>
    </style:style>
    <style:style style:name="T45" style:family="text">
      <style:text-properties style:text-position="sub 58%" style:font-name="Times New Roman1" fo:language="en" fo:country="US" fo:font-style="italic" style:font-style-asian="italic" style:font-style-complex="italic"/>
    </style:style>
    <style:style style:name="T46" style:family="text">
      <style:text-properties style:text-position="sub 58%" style:font-name="Times New Roman" fo:language="en" fo:country="US" fo:font-style="italic" style:font-style-asian="italic" style:font-style-complex="italic"/>
    </style:style>
    <style:style style:name="T47" style:family="text">
      <style:text-properties style:text-position="sub 58%" style:font-name="Times New Roman" fo:font-size="12pt" fo:language="en" fo:country="US" style:font-size-asian="12pt" style:font-size-complex="12pt"/>
    </style:style>
    <style:style style:name="T48" style:family="text">
      <style:text-properties style:text-position="sub 58%" fo:font-style="italic" style:font-style-asian="italic" style:font-style-complex="italic"/>
    </style:style>
    <style:style style:name="T49" style:family="text">
      <style:text-properties style:text-position="sub 58%" fo:font-style="italic" style:font-name-asian="Times New Roman" style:font-style-asian="italic" style:font-name-complex="Times New Roman" style:font-style-complex="italic"/>
    </style:style>
    <style:style style:name="T50" style:family="text">
      <style:text-properties fo:language="ru" fo:country="RU"/>
    </style:style>
    <style:style style:name="T51" style:family="text">
      <style:text-properties style:font-name="Times New Roman1" fo:font-style="italic" style:font-style-asian="italic" style:font-style-complex="italic"/>
    </style:style>
    <style:style style:name="T52" style:family="text">
      <style:text-properties style:font-name="Times New Roman1" fo:language="ru" fo:country="RU" fo:font-style="italic" style:font-style-asian="italic" style:font-style-complex="italic"/>
    </style:style>
    <style:style style:name="T53" style:family="text">
      <style:text-properties style:font-name="Times New Roman1" fo:language="en" fo:country="U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style:font-name="Times New Roman"/>
    </style:style>
    <style:style style:name="T56" style:family="text">
      <style:text-properties style:font-name="Times New Roman" fo:language="ru" fo:country="RU"/>
    </style:style>
    <style:style style:name="T57" style:family="text">
      <style:text-properties style:font-name="Times New Roman" fo:font-size="12pt" style:font-size-asian="12pt" style:font-name-complex="Symbol1" style:font-size-complex="12pt"/>
    </style:style>
    <style:style style:name="T58"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59" style:family="text">
      <style:text-properties style:text-position="0% 100%"/>
    </style:style>
    <style:style style:name="T60" style:family="text">
      <style:text-properties style:text-position="0% 100%" style:font-name-asian="Times New Roman" style:font-name-complex="Times New Roman"/>
    </style:style>
    <style:style style:name="T61"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62"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63" style:family="text">
      <style:text-properties style:font-name-complex="Tahoma"/>
    </style:style>
    <style:style style:name="T64"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65"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66"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67"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68" style:family="text">
      <style:text-properties style:use-window-font-color="true" fo:language="ru" fo:country="RU" fo:font-weight="bold" style:font-name-asian="Times New Roman" style:language-asian="ru" style:country-asian="RU" style:font-weight-asian="bold" style:font-name-complex="Times New Roman" style:language-complex="ar" style:country-complex="SA"/>
    </style:style>
    <style:style style:name="T69" style:family="text">
      <style:text-properties style:use-window-font-color="true" fo:language="ru" fo:country="RU" style:font-name-asian="Times New Roman" style:font-name-complex="Times New Roman" style:language-complex="ar" style:country-complex="SA"/>
    </style:style>
    <style:style style:name="T70" style:family="text">
      <style:text-properties style:use-window-font-color="true" fo:language="ru" fo:country="RU" style:font-name-asian="Times New Roman" style:language-asian="ru" style:country-asian="RU" style:font-name-complex="Times New Roman" style:language-complex="ar" style:country-complex="SA"/>
    </style:style>
    <style:style style:name="T71"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72"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73"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4"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75"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6"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7" style:family="text">
      <style:text-properties style:font-name-asian="Times New Roman" style:font-name-complex="Times New Roman"/>
    </style:style>
    <style:style style:name="T78" style:family="text">
      <style:text-properties style:font-name-complex="Symbol1"/>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756in" draw:visible-area-height="1.7488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Объект1" text:anchor-type="char" svg:x="-0.689in" svg:y="-0.9465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4"/>
      <text:p text:style-name="P4"/>
      <text:p text:style-name="P18">ПРОТОКОЛ ПРОВЕРКИ</text:p>
      <text:p text:style-name="P13"/>
      <text:p text:style-name="P9"/>
      <text:p text:style-name="P17"><text:span text:style-name="T4">Тип: </text:span><text:span text:style-name="T6">Дозиметр-радиометр МКС-</text:span><text:span text:style-name="T9">AT</text:span><text:span text:style-name="T6">1117М</text:span><text:span text:style-name="T3"><text:tab/></text:span><text:span text:style-name="T17">Дата проверки: </text:span><text:span text:style-name="T10">$date </text:span><text:span text:style-name="T8">г.</text:span></text:p>
      <text:p text:style-name="P59"/>
      <text:p text:style-name="P12"/>
      <text:p text:style-name="Standard"><text:span text:style-name="T4">з/н: </text:span><text:span text:style-name="T9">$serial</text:span></text:p>
      <text:p text:style-name="Standard"/>
      <text:p text:style-name="P8">Диапазон измерения мощности амбиентной дозы (МД):</text:p>
      <text:p text:style-name="P10">БОИ: 1.0 мкЗв/ч – 10.0 мЗв/ч;</text:p>
      <text:p text:style-name="Standard"><text:span text:style-name="T7">БДПС-02</text:span><text:span text:style-name="T27"> : 0.1мкЗв/ч - 30 мЗв/ч,</text:span><text:span text:style-name="T28">:</text:span></text:p>
      <text:p text:style-name="Standard"><text:span text:style-name="T28">-03Б03: ± 20 %</text:span><text:span text:style-name="T29">БД</text:span></text:p>
      <text:p text:style-name="P8">Диапазон измерения плотности потока:</text:p>
      <text:p text:style-name="Standard"><text:span text:style-name="T7">БДПС-02: </text:span><text:span text:style-name="T31"></text:span><text:span text:style-name="T7"> 2.4 – 10</text:span><text:span text:style-name="T34">6</text:span><text:span text:style-name="T7"> мин</text:span><text:span text:style-name="T34">-1</text:span><text:span text:style-name="T31"></text:span><text:span text:style-name="T7">см</text:span><text:span text:style-name="T34">-2</text:span><text:span text:style-name="T7">;</text:span></text:p>
      <text:p text:style-name="Standard"><text:span text:style-name="T7">БДПС-02: </text:span><text:span text:style-name="T31"></text:span><text:span text:style-name="T7"> 6.0 – 10</text:span><text:span text:style-name="T34">6</text:span><text:span text:style-name="T7"> мин</text:span><text:span text:style-name="T34">-1</text:span><text:span text:style-name="T31"></text:span><text:span text:style-name="T7">см</text:span><text:span text:style-name="T34">-2</text:span></text:p>
      <text:p text:style-name="P8"/>
      <text:p text:style-name="Standard"><text:span text:style-name="T5">Относительная погр</text:span><text:span text:style-name="T12">e</text:span><text:span text:style-name="T5">шность измерения:</text:span></text:p>
      <text:p text:style-name="P10">БОИ-2: ± 20 %</text:p>
      <text:p text:style-name="P10">БДПС-02: ± 20 %</text:p>
      <text:p text:style-name="P10"/>
      <text:p text:style-name="P7"/>
      <text:p text:style-name="P7"/>
      <text:p text:style-name="P7"/>
      <text:p text:style-name="P7"/>
      <text:p text:style-name="P7">Условия эксплуатации:</text:p>
      <text:p text:style-name="P11"/>
      <text:p text:style-name="Standard"><text:span text:style-name="T4">Температура окружающего воздуха<text:tab/><text:tab/><text:tab/>+</text:span><text:span text:style-name="T11">$temp</text:span><text:span text:style-name="T4"> °</text:span><text:span text:style-name="T11">C</text:span></text:p>
      <text:p text:style-name="Standard"><text:span text:style-name="T4">Атмосферное давление<text:tab/><text:tab/><text:tab/><text:tab/>98,5 </text:span><text:span text:style-name="T11">kPa</text:span></text:p>
      <text:p text:style-name="Standard"><text:span text:style-name="T4">Относительная влажность воздуха<text:tab/><text:tab/><text:tab/></text:span><text:span text:style-name="T11">$vlag</text:span><text:span text:style-name="T4"> %</text:span></text:p>
      <text:p text:style-name="Standard"><text:span text:style-name="T4">Радиационный фон<text:tab/><text:tab/><text:tab/><text:tab/><text:tab/></text:span><text:span text:style-name="T11">$bground</text:span><text:span text:style-name="T4"> мкЗв/ч</text:span></text:p>
      <text:p text:style-name="Standard"><text:span text:style-name="Знак_20_примечания"/></text:p>
      <text:p text:style-name="P16"><text:span text:style-name="T14"><text:s/>Прибор проверяется на дозиметрической поверочной установке УДГ-130, <text:line-break/>з/н № 015, погрешность ± 4 % (сертификат о поверке № 210/1427-2018, выданное 23.10.2018г. ФГУП «ВНИИМ им. Д.И.Менделеева», г. Санкт-Петербург, Россия ), и дозиметрической поверочной установке УДГ-110, з/н № 013, погрешность ± 5 % (сертификат о поверке № 210/1426-2018, выданное 22.10.2018г. ФГУП «ВНИИМ им. Д.И.Менделеева», г. Санкт-Петербург, Россия );плоском образцовом источнике 4П9 </text:span><text:span text:style-name="T13">Pu</text:span><text:span text:style-name="T14">-239, погрешность ± 6 % (свидетельство </text:span><text:span text:style-name="T13">N</text:span><text:span text:style-name="T14"> 48-482378/1, выданное РУП «БелГИМ», г.Минск, Республика Беларусь); плоском образцовом источнике 6С0 </text:span><text:span text:style-name="T13">Sr</text:span><text:span text:style-name="T14">-90+</text:span><text:span text:style-name="T13">Y</text:span><text:span text:style-name="T14">-90, погрешность ± 6 % (свидетельство <text:s/></text:span><text:span text:style-name="T13">N</text:span><text:span text:style-name="T14"> 48-482377/1, выданное РУП «БелГИМ», г.Минск, Республика Беларусь).</text:span></text:p>
      <text:p text:style-name="P5"/>
      <text:p text:style-name="P5"/>
      <text:p text:style-name="P5">Данные проверки</text:p>
      <text:p text:style-name="P13"/>
      <text:p text:style-name="P3"><text:span text:style-name="T15">БОИ (</text:span><text:span text:style-name="T32"></text:span><text:span text:style-name="T15">)</text:span></text:p>
      <text:p text:style-name="P3"><text:span text:style-name="T16"><text:s text:c="81"/></text:span></text:p>
      <text:p text:style-name="P6"><text:s text:c="77"/></text:p>
      <text:p text:style-name="P63"><text:span text:style-name="T16"><text:s text:c="55"/></text:span></text:p>
      <text:p text:style-name="P61"/>
      <text:p text:style-name="Text_20_body"/>
      <table:table table:name="t0" table:style-name="t0">
        <table:table-column table:style-name="t0.A"/>
        <table:table-column table:style-name="t0.B"/>
        <table:table-column table:style-name="t0.C"/>
        <table:table-column table:style-name="t0.D"/>
        <table:table-column table:style-name="t0.E"/>
        <table:table-column table:style-name="t0.B"/>
        <table:table-column table:style-name="t0.C"/>
        <table:table-column table:style-name="t0.H"/>
        <table:table-column table:style-name="t0.I"/>
        <table:table-column table:style-name="t0.J"/>
        <table:table-column table:style-name="t0.K"/>
        <text:soft-page-break/>
        <table:table-row table:style-name="t0.1">
          <table:table-cell table:style-name="t0.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01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0.B2" table:number-rows-spanned="3" office:value-type="string">
            <text:p text:style-name="P33">Номер источ-ника</text:p>
          </table:table-cell>
          <table:table-cell table:style-name="t0.B2" table:number-rows-spanned="3" office:value-type="string">
            <text:p text:style-name="P33">Рассто-яние до источ-ника, </text:p>
            <text:p text:style-name="P33"><text:span text:style-name="T22">R</text:span>, с</text:p>
          </table:table-cell>
          <table:table-cell table:style-name="t0.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0.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0.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0.3">
          <table:covered-table-cell/>
          <table:covered-table-cell/>
          <table:covered-table-cell/>
          <table:table-cell table:style-name="t0.D3" table:number-rows-spanned="2" office:value-type="string">
            <text:p text:style-name="P52">Фон, нЗв/ч</text:p>
          </table:table-cell>
          <table:table-cell table:style-name="t0.D3" table:number-columns-spanned="3" office:value-type="string">
            <text:p text:style-name="P52">Измеренное значение </text:p>
          </table:table-cell>
          <table:covered-table-cell/>
          <table:covered-table-cell/>
          <table:table-cell table:style-name="t0.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53"><text:span text:style-name="T35">H</text:span><text:span text:style-name="T38">1</text:span></text:p>
          </table:table-cell>
          <table:table-cell table:style-name="t0.D3" office:value-type="string">
            <text:p text:style-name="P52"><text:span text:style-name="T22">H</text:span><text:span text:style-name="T38">2</text:span></text:p>
          </table:table-cell>
          <table:table-cell table:style-name="t0.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0.A5" office:value-type="string">
            <text:p text:style-name="P19">0,7 мкЗв/ч</text:p>
          </table:table-cell>
          <table:table-cell table:style-name="t0.D3" office:value-type="string">
            <text:p text:style-name="P14">$0-30</text:p>
          </table:table-cell>
          <table:table-cell table:style-name="t0.D3" office:value-type="string">
            <text:p text:style-name="P14">$0-40</text:p>
          </table:table-cell>
          <table:table-cell table:style-name="t0.D3" office:value-type="string">
            <text:p text:style-name="P14">$0-50</text:p>
          </table:table-cell>
          <table:table-cell table:style-name="t0.D3" office:value-type="string">
            <text:p text:style-name="P14">$0-60</text:p>
          </table:table-cell>
          <table:table-cell table:style-name="t0.D3" office:value-type="string">
            <text:p text:style-name="P14">$0-70</text:p>
          </table:table-cell>
          <table:table-cell table:style-name="t0.D3" office:value-type="string">
            <text:p text:style-name="P14">$0-80</text:p>
          </table:table-cell>
          <table:table-cell table:style-name="t0.D3" office:value-type="string">
            <text:p text:style-name="P15">$0-00</text:p>
          </table:table-cell>
          <table:table-cell table:style-name="t0.D3" office:value-type="string">
            <text:p text:style-name="P14">$0-10</text:p>
          </table:table-cell>
          <table:table-cell table:style-name="t0.D3" office:value-type="string">
            <text:p text:style-name="P14">$0-20</text:p>
          </table:table-cell>
          <table:table-cell table:style-name="t0.K5" table:number-rows-spanned="8" office:value-type="string">
            <text:p text:style-name="P22">±<text:span text:style-name="T21">15</text:span></text:p>
          </table:table-cell>
        </table:table-row>
        <table:table-row>
          <table:table-cell table:style-name="t0.A5" office:value-type="string">
            <text:p text:style-name="P19">7 мкЗв/ч</text:p>
          </table:table-cell>
          <table:table-cell table:style-name="t0.D3" office:value-type="string">
            <text:p text:style-name="P14">$0-31</text:p>
          </table:table-cell>
          <table:table-cell table:style-name="t0.D3" office:value-type="string">
            <text:p text:style-name="P14">$0-41</text:p>
          </table:table-cell>
          <table:table-cell table:style-name="t0.D3" office:value-type="string">
            <text:p text:style-name="P14">$0-51</text:p>
          </table:table-cell>
          <table:table-cell table:style-name="t0.D3" office:value-type="string">
            <text:p text:style-name="P14">$0-61</text:p>
          </table:table-cell>
          <table:table-cell table:style-name="t0.D3" office:value-type="string">
            <text:p text:style-name="P14">$0-71</text:p>
          </table:table-cell>
          <table:table-cell table:style-name="t0.D3" office:value-type="string">
            <text:p text:style-name="P14">$0-81</text:p>
          </table:table-cell>
          <table:table-cell table:style-name="t0.D3" office:value-type="string">
            <text:p text:style-name="P15">$0-01</text:p>
          </table:table-cell>
          <table:table-cell table:style-name="t0.D3" office:value-type="string">
            <text:p text:style-name="P14">$0-11</text:p>
          </table:table-cell>
          <table:table-cell table:style-name="t0.D3" office:value-type="string">
            <text:p text:style-name="P14">$0-21</text:p>
          </table:table-cell>
          <table:covered-table-cell/>
        </table:table-row>
        <table:table-row>
          <table:table-cell table:style-name="t0.A5" office:value-type="string">
            <text:p text:style-name="P19">70 мкЗв/ч</text:p>
          </table:table-cell>
          <table:table-cell table:style-name="t0.D3" office:value-type="string">
            <text:p text:style-name="P14">$0-32</text:p>
          </table:table-cell>
          <table:table-cell table:style-name="t0.D3" office:value-type="string">
            <text:p text:style-name="P14">$0-42</text:p>
          </table:table-cell>
          <table:table-cell table:style-name="t0.D3" office:value-type="string">
            <text:p text:style-name="P14">$0-52</text:p>
          </table:table-cell>
          <table:table-cell table:style-name="t0.D3" office:value-type="string">
            <text:p text:style-name="P14">$0-62</text:p>
          </table:table-cell>
          <table:table-cell table:style-name="t0.D3" office:value-type="string">
            <text:p text:style-name="P14">$0-72</text:p>
          </table:table-cell>
          <table:table-cell table:style-name="t0.D3" office:value-type="string">
            <text:p text:style-name="P14">$0-82</text:p>
          </table:table-cell>
          <table:table-cell table:style-name="t0.D3" office:value-type="string">
            <text:p text:style-name="P15">$0-02</text:p>
          </table:table-cell>
          <table:table-cell table:style-name="t0.D3" office:value-type="string">
            <text:p text:style-name="P14">$0-12</text:p>
          </table:table-cell>
          <table:table-cell table:style-name="t0.D3" office:value-type="string">
            <text:p text:style-name="P14">$0-22</text:p>
          </table:table-cell>
          <table:covered-table-cell/>
        </table:table-row>
        <table:table-row>
          <table:table-cell table:style-name="t0.A5" office:value-type="string">
            <text:p text:style-name="P19">0.7 мЗв/ч</text:p>
          </table:table-cell>
          <table:table-cell table:style-name="t0.D3" office:value-type="string">
            <text:p text:style-name="P14">$0-33</text:p>
          </table:table-cell>
          <table:table-cell table:style-name="t0.D3" office:value-type="string">
            <text:p text:style-name="P14">$0-43</text:p>
          </table:table-cell>
          <table:table-cell table:style-name="t0.D3" office:value-type="string">
            <text:p text:style-name="P14">$0-53</text:p>
          </table:table-cell>
          <table:table-cell table:style-name="t0.D3" office:value-type="string">
            <text:p text:style-name="P14">$0-63</text:p>
          </table:table-cell>
          <table:table-cell table:style-name="t0.D3" office:value-type="string">
            <text:p text:style-name="P14">$0-73</text:p>
          </table:table-cell>
          <table:table-cell table:style-name="t0.D3" office:value-type="string">
            <text:p text:style-name="P14">$0-83</text:p>
          </table:table-cell>
          <table:table-cell table:style-name="t0.D3" office:value-type="string">
            <text:p text:style-name="P15">$0-03</text:p>
          </table:table-cell>
          <table:table-cell table:style-name="t0.D3" office:value-type="string">
            <text:p text:style-name="P14">$0-13</text:p>
          </table:table-cell>
          <table:table-cell table:style-name="t0.D3" office:value-type="string">
            <text:p text:style-name="P14">$0-23</text:p>
          </table:table-cell>
          <table:covered-table-cell/>
        </table:table-row>
        <table:table-row>
          <table:table-cell table:style-name="t0.A5" office:value-type="string">
            <text:p text:style-name="P19">7,0 мЗв/ч</text:p>
          </table:table-cell>
          <table:table-cell table:style-name="t0.D3" office:value-type="string">
            <text:p text:style-name="P14">$0-34</text:p>
          </table:table-cell>
          <table:table-cell table:style-name="t0.D3" office:value-type="string">
            <text:p text:style-name="P14">$0-44</text:p>
          </table:table-cell>
          <table:table-cell table:style-name="t0.D3" office:value-type="string">
            <text:p text:style-name="P14">$0-54</text:p>
          </table:table-cell>
          <table:table-cell table:style-name="t0.D3" office:value-type="string">
            <text:p text:style-name="P14">$0-64</text:p>
          </table:table-cell>
          <table:table-cell table:style-name="t0.D3" office:value-type="string">
            <text:p text:style-name="P14">$0-74</text:p>
          </table:table-cell>
          <table:table-cell table:style-name="t0.D3" office:value-type="string">
            <text:p text:style-name="P14">$0-84</text:p>
          </table:table-cell>
          <table:table-cell table:style-name="t0.D3" office:value-type="string">
            <text:p text:style-name="P15">$0-04</text:p>
          </table:table-cell>
          <table:table-cell table:style-name="t0.D3" office:value-type="string">
            <text:p text:style-name="P14">$0-14</text:p>
          </table:table-cell>
          <table:table-cell table:style-name="t0.D3" office:value-type="string">
            <text:p text:style-name="P14">$0-24</text:p>
          </table:table-cell>
          <table:covered-table-cell/>
        </table:table-row>
        <table:table-row>
          <table:table-cell table:style-name="t0.A5" office:value-type="string">
            <text:p text:style-name="P19">70 мЗв/ч</text:p>
          </table:table-cell>
          <table:table-cell table:style-name="t0.D3" office:value-type="string">
            <text:p text:style-name="P14">$0-35</text:p>
          </table:table-cell>
          <table:table-cell table:style-name="t0.D3" office:value-type="string">
            <text:p text:style-name="P14">$0-45</text:p>
          </table:table-cell>
          <table:table-cell table:style-name="t0.D3" office:value-type="string">
            <text:p text:style-name="P14">$0-55</text:p>
          </table:table-cell>
          <table:table-cell table:style-name="t0.D3" office:value-type="string">
            <text:p text:style-name="P14">$0-65</text:p>
          </table:table-cell>
          <table:table-cell table:style-name="t0.D3" office:value-type="string">
            <text:p text:style-name="P14">$0-75</text:p>
          </table:table-cell>
          <table:table-cell table:style-name="t0.D3" office:value-type="string">
            <text:p text:style-name="P14">$0-85</text:p>
          </table:table-cell>
          <table:table-cell table:style-name="t0.D3" office:value-type="string">
            <text:p text:style-name="P15">$0-05</text:p>
          </table:table-cell>
          <table:table-cell table:style-name="t0.D3" office:value-type="string">
            <text:p text:style-name="P14">$0-15</text:p>
          </table:table-cell>
          <table:table-cell table:style-name="t0.D3" office:value-type="string">
            <text:p text:style-name="P14">$0-25</text:p>
          </table:table-cell>
          <table:covered-table-cell/>
        </table:table-row>
        <table:table-row>
          <table:table-cell table:style-name="t0.A5" office:value-type="string">
            <text:p text:style-name="P19"><text:span text:style-name="T50">0,7</text:span> Зв/ч</text:p>
          </table:table-cell>
          <table:table-cell table:style-name="t0.D3" office:value-type="string">
            <text:p text:style-name="P14">$0-36</text:p>
          </table:table-cell>
          <table:table-cell table:style-name="t0.D3" office:value-type="string">
            <text:p text:style-name="P14">$0-46</text:p>
          </table:table-cell>
          <table:table-cell table:style-name="t0.D3" office:value-type="string">
            <text:p text:style-name="P14">$0-56</text:p>
          </table:table-cell>
          <table:table-cell table:style-name="t0.D3" office:value-type="string">
            <text:p text:style-name="P14">$0-66</text:p>
          </table:table-cell>
          <table:table-cell table:style-name="t0.D3" office:value-type="string">
            <text:p text:style-name="P14">$0-76</text:p>
          </table:table-cell>
          <table:table-cell table:style-name="t0.D3" office:value-type="string">
            <text:p text:style-name="P14">$0-86</text:p>
          </table:table-cell>
          <table:table-cell table:style-name="t0.D3" office:value-type="string">
            <text:p text:style-name="P15">$0-06</text:p>
          </table:table-cell>
          <table:table-cell table:style-name="t0.D3" office:value-type="string">
            <text:p text:style-name="P14">$0-16</text:p>
          </table:table-cell>
          <table:table-cell table:style-name="t0.D3" office:value-type="string">
            <text:p text:style-name="P14">$0-26</text:p>
          </table:table-cell>
          <table:covered-table-cell/>
        </table:table-row>
        <table:table-row>
          <table:table-cell table:style-name="t0.A12" office:value-type="string">
            <text:p text:style-name="P19">7 Зв/ч</text:p>
          </table:table-cell>
          <table:table-cell table:style-name="t0.B12" office:value-type="string">
            <text:p text:style-name="P14">$0-37</text:p>
          </table:table-cell>
          <table:table-cell table:style-name="t0.B12" office:value-type="string">
            <text:p text:style-name="P14">$0-47</text:p>
          </table:table-cell>
          <table:table-cell table:style-name="t0.B12" office:value-type="string">
            <text:p text:style-name="P14">$0-57</text:p>
          </table:table-cell>
          <table:table-cell table:style-name="t0.B12" office:value-type="string">
            <text:p text:style-name="P14">$0-67</text:p>
          </table:table-cell>
          <table:table-cell table:style-name="t0.B12" office:value-type="string">
            <text:p text:style-name="P14">$0-77</text:p>
          </table:table-cell>
          <table:table-cell table:style-name="t0.B12" office:value-type="string">
            <text:p text:style-name="P14">$0-87</text:p>
          </table:table-cell>
          <table:table-cell table:style-name="t0.B12" office:value-type="string">
            <text:p text:style-name="P15">$0-07</text:p>
          </table:table-cell>
          <table:table-cell table:style-name="t0.B12" office:value-type="string">
            <text:p text:style-name="P14">$0-17</text:p>
          </table:table-cell>
          <table:table-cell table:style-name="t0.B12" office:value-type="string">
            <text:p text:style-name="P14">$0-27</text:p>
          </table:table-cell>
          <table:covered-table-cell/>
        </table:table-row>
      </table:table>
      <text:p text:style-name="Text_20_body"/>
      <table:table table:name="t1" table:style-name="t1">
        <table:table-column table:style-name="t1.A"/>
        <table:table-column table:style-name="t1.B"/>
        <table:table-column table:style-name="t1.C"/>
        <table:table-column table:style-name="t1.D"/>
        <table:table-column table:style-name="t1.E"/>
        <table:table-column table:style-name="t1.B"/>
        <table:table-column table:style-name="t1.C"/>
        <table:table-column table:style-name="t1.H"/>
        <table:table-column table:style-name="t1.I"/>
        <table:table-column table:style-name="t1.J"/>
        <table:table-column table:style-name="t1.K"/>
        <table:table-row table:style-name="t1.1">
          <table:table-cell table:style-name="t1.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03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1.B2" table:number-rows-spanned="3" office:value-type="string">
            <text:p text:style-name="P33">Номер источ-ника</text:p>
          </table:table-cell>
          <table:table-cell table:style-name="t1.B2" table:number-rows-spanned="3" office:value-type="string">
            <text:p text:style-name="P33">Рассто-яние до источ-ника, </text:p>
            <text:p text:style-name="P33"><text:span text:style-name="T22">R</text:span>, с</text:p>
          </table:table-cell>
          <table:table-cell table:style-name="t1.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3">
          <table:covered-table-cell/>
          <table:covered-table-cell/>
          <table:covered-table-cell/>
          <table:table-cell table:style-name="t1.D3" table:number-rows-spanned="2" office:value-type="string">
            <text:p text:style-name="P52">Фон, нЗв/ч</text:p>
          </table:table-cell>
          <table:table-cell table:style-name="t1.D3" table:number-columns-spanned="3" office:value-type="string">
            <text:p text:style-name="P52">Измеренное значение </text:p>
          </table:table-cell>
          <table:covered-table-cell/>
          <table:covered-table-cell/>
          <table:table-cell table:style-name="t1.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53"><text:span text:style-name="T35">H</text:span><text:span text:style-name="T38">1</text:span></text:p>
          </table:table-cell>
          <table:table-cell table:style-name="t1.D3" office:value-type="string">
            <text:p text:style-name="P52"><text:span text:style-name="T22">H</text:span><text:span text:style-name="T38">2</text:span></text:p>
          </table:table-cell>
          <table:table-cell table:style-name="t1.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1.A5" office:value-type="string">
            <text:p text:style-name="P19"><text:span text:style-name="T21">0,07</text:span> мкЗв/ч</text:p>
          </table:table-cell>
          <table:table-cell table:style-name="t1.D3" office:value-type="string">
            <text:p text:style-name="P14">$1-30</text:p>
          </table:table-cell>
          <table:table-cell table:style-name="t1.D3" office:value-type="string">
            <text:p text:style-name="P14">$1-40</text:p>
          </table:table-cell>
          <table:table-cell table:style-name="t1.D3" office:value-type="string">
            <text:p text:style-name="P14">$1-50</text:p>
          </table:table-cell>
          <table:table-cell table:style-name="t1.D3" office:value-type="string">
            <text:p text:style-name="P14">$1-60</text:p>
          </table:table-cell>
          <table:table-cell table:style-name="t1.D3" office:value-type="string">
            <text:p text:style-name="P14">$1-70</text:p>
          </table:table-cell>
          <table:table-cell table:style-name="t1.D3" office:value-type="string">
            <text:p text:style-name="P14">$1-80</text:p>
          </table:table-cell>
          <table:table-cell table:style-name="t1.D3" office:value-type="string">
            <text:p text:style-name="P15">$1-00</text:p>
          </table:table-cell>
          <table:table-cell table:style-name="t1.D3" office:value-type="string">
            <text:p text:style-name="P14">$1-10</text:p>
          </table:table-cell>
          <table:table-cell table:style-name="t1.D3" office:value-type="string">
            <text:p text:style-name="P14">$1-20</text:p>
          </table:table-cell>
          <table:table-cell table:style-name="t1.K5" table:number-rows-spanned="5" office:value-type="string">
            <text:p text:style-name="P22">±<text:span text:style-name="T21">20</text:span></text:p>
          </table:table-cell>
        </table:table-row>
        <table:table-row>
          <table:table-cell table:style-name="t1.A5" office:value-type="string">
            <text:p text:style-name="P19">0,7 мкЗв/ч</text:p>
          </table:table-cell>
          <table:table-cell table:style-name="t1.D3" office:value-type="string">
            <text:p text:style-name="P14">$1-31</text:p>
          </table:table-cell>
          <table:table-cell table:style-name="t1.D3" office:value-type="string">
            <text:p text:style-name="P14">$1-41</text:p>
          </table:table-cell>
          <table:table-cell table:style-name="t1.D3" office:value-type="string">
            <text:p text:style-name="P14">$1-51</text:p>
          </table:table-cell>
          <table:table-cell table:style-name="t1.D3" office:value-type="string">
            <text:p text:style-name="P14">$1-61</text:p>
          </table:table-cell>
          <table:table-cell table:style-name="t1.D3" office:value-type="string">
            <text:p text:style-name="P14">$1-71</text:p>
          </table:table-cell>
          <table:table-cell table:style-name="t1.D3" office:value-type="string">
            <text:p text:style-name="P14">$1-81</text:p>
          </table:table-cell>
          <table:table-cell table:style-name="t1.D3" office:value-type="string">
            <text:p text:style-name="P15">$1-01</text:p>
          </table:table-cell>
          <table:table-cell table:style-name="t1.D3" office:value-type="string">
            <text:p text:style-name="P14">$1-11</text:p>
          </table:table-cell>
          <table:table-cell table:style-name="t1.D3" office:value-type="string">
            <text:p text:style-name="P14">$1-21</text:p>
          </table:table-cell>
          <table:covered-table-cell/>
        </table:table-row>
        <table:table-row>
          <table:table-cell table:style-name="t1.A5" office:value-type="string">
            <text:p text:style-name="P19">7 мкЗв/ч</text:p>
          </table:table-cell>
          <table:table-cell table:style-name="t1.D3" office:value-type="string">
            <text:p text:style-name="P14">$1-32</text:p>
          </table:table-cell>
          <table:table-cell table:style-name="t1.D3" office:value-type="string">
            <text:p text:style-name="P14">$1-42</text:p>
          </table:table-cell>
          <table:table-cell table:style-name="t1.D3" office:value-type="string">
            <text:p text:style-name="P14">$1-52</text:p>
          </table:table-cell>
          <table:table-cell table:style-name="t1.D3" office:value-type="string">
            <text:p text:style-name="P14">$1-62</text:p>
          </table:table-cell>
          <table:table-cell table:style-name="t1.D3" office:value-type="string">
            <text:p text:style-name="P14">$1-72</text:p>
          </table:table-cell>
          <table:table-cell table:style-name="t1.D3" office:value-type="string">
            <text:p text:style-name="P14">$1-82</text:p>
          </table:table-cell>
          <table:table-cell table:style-name="t1.D3" office:value-type="string">
            <text:p text:style-name="P15">$1-02</text:p>
          </table:table-cell>
          <table:table-cell table:style-name="t1.D3" office:value-type="string">
            <text:p text:style-name="P14">$1-12</text:p>
          </table:table-cell>
          <table:table-cell table:style-name="t1.D3" office:value-type="string">
            <text:p text:style-name="P14">$1-22</text:p>
          </table:table-cell>
          <table:covered-table-cell/>
        </table:table-row>
        <table:table-row>
          <table:table-cell table:style-name="t1.A5" office:value-type="string">
            <text:p text:style-name="P19">70 мкЗв/ч</text:p>
          </table:table-cell>
          <table:table-cell table:style-name="t1.D3" office:value-type="string">
            <text:p text:style-name="P14">$1-33</text:p>
          </table:table-cell>
          <table:table-cell table:style-name="t1.D3" office:value-type="string">
            <text:p text:style-name="P14">$1-43</text:p>
          </table:table-cell>
          <table:table-cell table:style-name="t1.D3" office:value-type="string">
            <text:p text:style-name="P14">$1-53</text:p>
          </table:table-cell>
          <table:table-cell table:style-name="t1.D3" office:value-type="string">
            <text:p text:style-name="P14">$1-63</text:p>
          </table:table-cell>
          <table:table-cell table:style-name="t1.D3" office:value-type="string">
            <text:p text:style-name="P14">$1-73</text:p>
          </table:table-cell>
          <table:table-cell table:style-name="t1.D3" office:value-type="string">
            <text:p text:style-name="P14">$1-83</text:p>
          </table:table-cell>
          <table:table-cell table:style-name="t1.D3" office:value-type="string">
            <text:p text:style-name="P15">$1-03</text:p>
          </table:table-cell>
          <table:table-cell table:style-name="t1.D3" office:value-type="string">
            <text:p text:style-name="P14">$1-13</text:p>
          </table:table-cell>
          <table:table-cell table:style-name="t1.D3" office:value-type="string">
            <text:p text:style-name="P14">$1-23</text:p>
          </table:table-cell>
          <table:covered-table-cell/>
        </table:table-row>
        <table:table-row>
          <table:table-cell table:style-name="t1.A9" office:value-type="string">
            <text:p text:style-name="P19"><text:span text:style-name="T50">240</text:span> <text:span text:style-name="T50">мкЗв</text:span>/ч</text:p>
          </table:table-cell>
          <table:table-cell table:style-name="t1.B9" office:value-type="string">
            <text:p text:style-name="P14">$1-34</text:p>
          </table:table-cell>
          <table:table-cell table:style-name="t1.B9" office:value-type="string">
            <text:p text:style-name="P14">$1-44</text:p>
          </table:table-cell>
          <table:table-cell table:style-name="t1.B9" office:value-type="string">
            <text:p text:style-name="P14">$1-54</text:p>
          </table:table-cell>
          <table:table-cell table:style-name="t1.B9" office:value-type="string">
            <text:p text:style-name="P14">$1-64</text:p>
          </table:table-cell>
          <table:table-cell table:style-name="t1.B9" office:value-type="string">
            <text:p text:style-name="P14">$1-74</text:p>
          </table:table-cell>
          <table:table-cell table:style-name="t1.B9" office:value-type="string">
            <text:p text:style-name="P14">$1-84</text:p>
          </table:table-cell>
          <table:table-cell table:style-name="t1.B9" office:value-type="string">
            <text:p text:style-name="P15">$1-04</text:p>
          </table:table-cell>
          <table:table-cell table:style-name="t1.B9" office:value-type="string">
            <text:p text:style-name="P14">$1-14</text:p>
          </table:table-cell>
          <table:table-cell table:style-name="t1.B9" office:value-type="string">
            <text:p text:style-name="P14">$1-24</text:p>
          </table:table-cell>
          <table:covered-table-cell/>
        </table:table-row>
      </table:table>
      <text:p text:style-name="Text_20_body"/>
      <table:table table:name="t2" table:style-name="t2">
        <table:table-column table:style-name="t2.A"/>
        <table:table-column table:style-name="t2.B"/>
        <table:table-column table:style-name="t2.C"/>
        <table:table-column table:style-name="t2.D"/>
        <table:table-column table:style-name="t2.E"/>
        <table:table-column table:style-name="t2.B"/>
        <table:table-column table:style-name="t2.C"/>
        <table:table-column table:style-name="t2.H"/>
        <table:table-column table:style-name="t2.I"/>
        <table:table-column table:style-name="t2.J"/>
        <table:table-column table:style-name="t2.K"/>
        <text:soft-page-break/>
        <table:table-row table:style-name="t2.1">
          <table:table-cell table:style-name="t2.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04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2.B2" table:number-rows-spanned="3" office:value-type="string">
            <text:p text:style-name="P33">Номер источ-ника</text:p>
          </table:table-cell>
          <table:table-cell table:style-name="t2.B2" table:number-rows-spanned="3" office:value-type="string">
            <text:p text:style-name="P33">Рассто-яние до источ-ника, </text:p>
            <text:p text:style-name="P33"><text:span text:style-name="T22">R</text:span>, с</text:p>
          </table:table-cell>
          <table:table-cell table:style-name="t2.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2.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2.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2.3">
          <table:covered-table-cell/>
          <table:covered-table-cell/>
          <table:covered-table-cell/>
          <table:table-cell table:style-name="t2.D3" table:number-rows-spanned="2" office:value-type="string">
            <text:p text:style-name="P52">Фон, нЗв/ч</text:p>
          </table:table-cell>
          <table:table-cell table:style-name="t2.D3" table:number-columns-spanned="3" office:value-type="string">
            <text:p text:style-name="P52">Измеренное значение </text:p>
          </table:table-cell>
          <table:covered-table-cell/>
          <table:covered-table-cell/>
          <table:table-cell table:style-name="t2.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53"><text:span text:style-name="T35">H</text:span><text:span text:style-name="T38">1</text:span></text:p>
          </table:table-cell>
          <table:table-cell table:style-name="t2.D3" office:value-type="string">
            <text:p text:style-name="P52"><text:span text:style-name="T22">H</text:span><text:span text:style-name="T38">2</text:span></text:p>
          </table:table-cell>
          <table:table-cell table:style-name="t2.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2.A5" office:value-type="string">
            <text:p text:style-name="P19"><text:span text:style-name="T21">0,07</text:span> мкЗв/ч</text:p>
          </table:table-cell>
          <table:table-cell table:style-name="t2.D3" office:value-type="string">
            <text:p text:style-name="P14">$2-30</text:p>
          </table:table-cell>
          <table:table-cell table:style-name="t2.D3" office:value-type="string">
            <text:p text:style-name="P14">$2-40</text:p>
          </table:table-cell>
          <table:table-cell table:style-name="t2.D3" office:value-type="string">
            <text:p text:style-name="P14">$2-50</text:p>
          </table:table-cell>
          <table:table-cell table:style-name="t2.D3" office:value-type="string">
            <text:p text:style-name="P14">$2-60</text:p>
          </table:table-cell>
          <table:table-cell table:style-name="t2.D3" office:value-type="string">
            <text:p text:style-name="P14">$2-70</text:p>
          </table:table-cell>
          <table:table-cell table:style-name="t2.D3" office:value-type="string">
            <text:p text:style-name="P14">$2-80</text:p>
          </table:table-cell>
          <table:table-cell table:style-name="t2.D3" office:value-type="string">
            <text:p text:style-name="P15">$2-00</text:p>
          </table:table-cell>
          <table:table-cell table:style-name="t2.D3" office:value-type="string">
            <text:p text:style-name="P14">$2-10</text:p>
          </table:table-cell>
          <table:table-cell table:style-name="t2.D3" office:value-type="string">
            <text:p text:style-name="P14">$2-20</text:p>
          </table:table-cell>
          <table:table-cell table:style-name="t2.K5" table:number-rows-spanned="9" office:value-type="string">
            <text:p text:style-name="P22">±<text:span text:style-name="T21">15</text:span></text:p>
          </table:table-cell>
        </table:table-row>
        <table:table-row>
          <table:table-cell table:style-name="t2.A5" office:value-type="string">
            <text:p text:style-name="P19">0,7 мкЗв/ч</text:p>
          </table:table-cell>
          <table:table-cell table:style-name="t2.D3" office:value-type="string">
            <text:p text:style-name="P14">$2-31</text:p>
          </table:table-cell>
          <table:table-cell table:style-name="t2.D3" office:value-type="string">
            <text:p text:style-name="P14">$2-41</text:p>
          </table:table-cell>
          <table:table-cell table:style-name="t2.D3" office:value-type="string">
            <text:p text:style-name="P14">$2-51</text:p>
          </table:table-cell>
          <table:table-cell table:style-name="t2.D3" office:value-type="string">
            <text:p text:style-name="P14">$2-61</text:p>
          </table:table-cell>
          <table:table-cell table:style-name="t2.D3" office:value-type="string">
            <text:p text:style-name="P14">$2-71</text:p>
          </table:table-cell>
          <table:table-cell table:style-name="t2.D3" office:value-type="string">
            <text:p text:style-name="P14">$2-81</text:p>
          </table:table-cell>
          <table:table-cell table:style-name="t2.D3" office:value-type="string">
            <text:p text:style-name="P15">$2-01</text:p>
          </table:table-cell>
          <table:table-cell table:style-name="t2.D3" office:value-type="string">
            <text:p text:style-name="P14">$2-11</text:p>
          </table:table-cell>
          <table:table-cell table:style-name="t2.D3" office:value-type="string">
            <text:p text:style-name="P14">$2-21</text:p>
          </table:table-cell>
          <table:covered-table-cell/>
        </table:table-row>
        <table:table-row>
          <table:table-cell table:style-name="t2.A5" office:value-type="string">
            <text:p text:style-name="P19">7 мкЗв/ч</text:p>
          </table:table-cell>
          <table:table-cell table:style-name="t2.D3" office:value-type="string">
            <text:p text:style-name="P14">$2-32</text:p>
          </table:table-cell>
          <table:table-cell table:style-name="t2.D3" office:value-type="string">
            <text:p text:style-name="P14">$2-42</text:p>
          </table:table-cell>
          <table:table-cell table:style-name="t2.D3" office:value-type="string">
            <text:p text:style-name="P14">$2-52</text:p>
          </table:table-cell>
          <table:table-cell table:style-name="t2.D3" office:value-type="string">
            <text:p text:style-name="P14">$2-62</text:p>
          </table:table-cell>
          <table:table-cell table:style-name="t2.D3" office:value-type="string">
            <text:p text:style-name="P14">$2-72</text:p>
          </table:table-cell>
          <table:table-cell table:style-name="t2.D3" office:value-type="string">
            <text:p text:style-name="P14">$2-82</text:p>
          </table:table-cell>
          <table:table-cell table:style-name="t2.D3" office:value-type="string">
            <text:p text:style-name="P15">$2-02</text:p>
          </table:table-cell>
          <table:table-cell table:style-name="t2.D3" office:value-type="string">
            <text:p text:style-name="P14">$2-12</text:p>
          </table:table-cell>
          <table:table-cell table:style-name="t2.D3" office:value-type="string">
            <text:p text:style-name="P14">$2-22</text:p>
          </table:table-cell>
          <table:covered-table-cell/>
        </table:table-row>
        <table:table-row>
          <table:table-cell table:style-name="t2.A5" office:value-type="string">
            <text:p text:style-name="P19">70 мкЗв/ч</text:p>
          </table:table-cell>
          <table:table-cell table:style-name="t2.D3" office:value-type="string">
            <text:p text:style-name="P14">$2-33</text:p>
          </table:table-cell>
          <table:table-cell table:style-name="t2.D3" office:value-type="string">
            <text:p text:style-name="P14">$2-43</text:p>
          </table:table-cell>
          <table:table-cell table:style-name="t2.D3" office:value-type="string">
            <text:p text:style-name="P14">$2-53</text:p>
          </table:table-cell>
          <table:table-cell table:style-name="t2.D3" office:value-type="string">
            <text:p text:style-name="P14">$2-63</text:p>
          </table:table-cell>
          <table:table-cell table:style-name="t2.D3" office:value-type="string">
            <text:p text:style-name="P14">$2-73</text:p>
          </table:table-cell>
          <table:table-cell table:style-name="t2.D3" office:value-type="string">
            <text:p text:style-name="P14">$2-83</text:p>
          </table:table-cell>
          <table:table-cell table:style-name="t2.D3" office:value-type="string">
            <text:p text:style-name="P15">$2-03</text:p>
          </table:table-cell>
          <table:table-cell table:style-name="t2.D3" office:value-type="string">
            <text:p text:style-name="P14">$2-13</text:p>
          </table:table-cell>
          <table:table-cell table:style-name="t2.D3" office:value-type="string">
            <text:p text:style-name="P14">$2-23</text:p>
          </table:table-cell>
          <table:covered-table-cell/>
        </table:table-row>
        <table:table-row>
          <table:table-cell table:style-name="t2.A5" office:value-type="string">
            <text:p text:style-name="P19">0.7 мЗв/ч</text:p>
          </table:table-cell>
          <table:table-cell table:style-name="t2.D3" office:value-type="string">
            <text:p text:style-name="P14">$2-34</text:p>
          </table:table-cell>
          <table:table-cell table:style-name="t2.D3" office:value-type="string">
            <text:p text:style-name="P14">$2-44</text:p>
          </table:table-cell>
          <table:table-cell table:style-name="t2.D3" office:value-type="string">
            <text:p text:style-name="P14">$2-54</text:p>
          </table:table-cell>
          <table:table-cell table:style-name="t2.D3" office:value-type="string">
            <text:p text:style-name="P14">$2-64</text:p>
          </table:table-cell>
          <table:table-cell table:style-name="t2.D3" office:value-type="string">
            <text:p text:style-name="P14">$2-74</text:p>
          </table:table-cell>
          <table:table-cell table:style-name="t2.D3" office:value-type="string">
            <text:p text:style-name="P14">$2-84</text:p>
          </table:table-cell>
          <table:table-cell table:style-name="t2.D3" office:value-type="string">
            <text:p text:style-name="P15">$2-04</text:p>
          </table:table-cell>
          <table:table-cell table:style-name="t2.D3" office:value-type="string">
            <text:p text:style-name="P14">$2-14</text:p>
          </table:table-cell>
          <table:table-cell table:style-name="t2.D3" office:value-type="string">
            <text:p text:style-name="P14">$2-24</text:p>
          </table:table-cell>
          <table:covered-table-cell/>
        </table:table-row>
        <table:table-row>
          <table:table-cell table:style-name="t2.A5" office:value-type="string">
            <text:p text:style-name="P19">7,0 мЗв/ч</text:p>
          </table:table-cell>
          <table:table-cell table:style-name="t2.D3" office:value-type="string">
            <text:p text:style-name="P14">$2-35</text:p>
          </table:table-cell>
          <table:table-cell table:style-name="t2.D3" office:value-type="string">
            <text:p text:style-name="P14">$2-45</text:p>
          </table:table-cell>
          <table:table-cell table:style-name="t2.D3" office:value-type="string">
            <text:p text:style-name="P14">$2-55</text:p>
          </table:table-cell>
          <table:table-cell table:style-name="t2.D3" office:value-type="string">
            <text:p text:style-name="P14">$2-65</text:p>
          </table:table-cell>
          <table:table-cell table:style-name="t2.D3" office:value-type="string">
            <text:p text:style-name="P14">$2-75</text:p>
          </table:table-cell>
          <table:table-cell table:style-name="t2.D3" office:value-type="string">
            <text:p text:style-name="P14">$2-85</text:p>
          </table:table-cell>
          <table:table-cell table:style-name="t2.D3" office:value-type="string">
            <text:p text:style-name="P15">$2-05</text:p>
          </table:table-cell>
          <table:table-cell table:style-name="t2.D3" office:value-type="string">
            <text:p text:style-name="P14">$2-15</text:p>
          </table:table-cell>
          <table:table-cell table:style-name="t2.D3" office:value-type="string">
            <text:p text:style-name="P14">$2-25</text:p>
          </table:table-cell>
          <table:covered-table-cell/>
        </table:table-row>
        <table:table-row>
          <table:table-cell table:style-name="t2.A5" office:value-type="string">
            <text:p text:style-name="P19">70 мЗв/ч</text:p>
          </table:table-cell>
          <table:table-cell table:style-name="t2.D3" office:value-type="string">
            <text:p text:style-name="P14">$2-36</text:p>
          </table:table-cell>
          <table:table-cell table:style-name="t2.D3" office:value-type="string">
            <text:p text:style-name="P14">$2-46</text:p>
          </table:table-cell>
          <table:table-cell table:style-name="t2.D3" office:value-type="string">
            <text:p text:style-name="P14">$2-56</text:p>
          </table:table-cell>
          <table:table-cell table:style-name="t2.D3" office:value-type="string">
            <text:p text:style-name="P14">$2-66</text:p>
          </table:table-cell>
          <table:table-cell table:style-name="t2.D3" office:value-type="string">
            <text:p text:style-name="P14">$2-76</text:p>
          </table:table-cell>
          <table:table-cell table:style-name="t2.D3" office:value-type="string">
            <text:p text:style-name="P14">$2-86</text:p>
          </table:table-cell>
          <table:table-cell table:style-name="t2.D3" office:value-type="string">
            <text:p text:style-name="P15">$2-06</text:p>
          </table:table-cell>
          <table:table-cell table:style-name="t2.D3" office:value-type="string">
            <text:p text:style-name="P14">$2-16</text:p>
          </table:table-cell>
          <table:table-cell table:style-name="t2.D3" office:value-type="string">
            <text:p text:style-name="P14">$2-26</text:p>
          </table:table-cell>
          <table:covered-table-cell/>
        </table:table-row>
        <table:table-row>
          <table:table-cell table:style-name="t2.A5" office:value-type="string">
            <text:p text:style-name="P19"><text:span text:style-name="T50">0,7</text:span> Зв/ч</text:p>
          </table:table-cell>
          <table:table-cell table:style-name="t2.D3" office:value-type="string">
            <text:p text:style-name="P14">$2-37</text:p>
          </table:table-cell>
          <table:table-cell table:style-name="t2.D3" office:value-type="string">
            <text:p text:style-name="P14">$2-47</text:p>
          </table:table-cell>
          <table:table-cell table:style-name="t2.D3" office:value-type="string">
            <text:p text:style-name="P14">$2-57</text:p>
          </table:table-cell>
          <table:table-cell table:style-name="t2.D3" office:value-type="string">
            <text:p text:style-name="P14">$2-67</text:p>
          </table:table-cell>
          <table:table-cell table:style-name="t2.D3" office:value-type="string">
            <text:p text:style-name="P14">$2-77</text:p>
          </table:table-cell>
          <table:table-cell table:style-name="t2.D3" office:value-type="string">
            <text:p text:style-name="P14">$2-87</text:p>
          </table:table-cell>
          <table:table-cell table:style-name="t2.D3" office:value-type="string">
            <text:p text:style-name="P15">$2-07</text:p>
          </table:table-cell>
          <table:table-cell table:style-name="t2.D3" office:value-type="string">
            <text:p text:style-name="P14">$2-17</text:p>
          </table:table-cell>
          <table:table-cell table:style-name="t2.D3" office:value-type="string">
            <text:p text:style-name="P14">$2-27</text:p>
          </table:table-cell>
          <table:covered-table-cell/>
        </table:table-row>
        <table:table-row>
          <table:table-cell table:style-name="t2.A13" office:value-type="string">
            <text:p text:style-name="P19">7 Зв/ч</text:p>
          </table:table-cell>
          <table:table-cell table:style-name="t2.B13" office:value-type="string">
            <text:p text:style-name="P14">$2-3<text:span text:style-name="T21">8</text:span></text:p>
          </table:table-cell>
          <table:table-cell table:style-name="t2.B13" office:value-type="string">
            <text:p text:style-name="P14">$2-4<text:span text:style-name="T21">8</text:span></text:p>
          </table:table-cell>
          <table:table-cell table:style-name="t2.B13" office:value-type="string">
            <text:p text:style-name="P14">$2-5<text:span text:style-name="T21">8</text:span></text:p>
          </table:table-cell>
          <table:table-cell table:style-name="t2.B13" office:value-type="string">
            <text:p text:style-name="P14">$2-6<text:span text:style-name="T21">8</text:span></text:p>
          </table:table-cell>
          <table:table-cell table:style-name="t2.B13" office:value-type="string">
            <text:p text:style-name="P14">$2-7<text:span text:style-name="T21">8</text:span></text:p>
          </table:table-cell>
          <table:table-cell table:style-name="t2.B13" office:value-type="string">
            <text:p text:style-name="P14">$2-8<text:span text:style-name="T21">8</text:span></text:p>
          </table:table-cell>
          <table:table-cell table:style-name="t2.B13" office:value-type="string">
            <text:p text:style-name="P15">$2-08</text:p>
          </table:table-cell>
          <table:table-cell table:style-name="t2.B13" office:value-type="string">
            <text:p text:style-name="P14">$2-1<text:span text:style-name="T21">8</text:span></text:p>
          </table:table-cell>
          <table:table-cell table:style-name="t2.B13" office:value-type="string">
            <text:p text:style-name="P14">$2-2<text:span text:style-name="T21">8</text:span></text:p>
          </table:table-cell>
          <table:covered-table-cell/>
        </table:table-row>
      </table:table>
      <table:table table:name="t3" table:style-name="t3">
        <table:table-column table:style-name="t3.A"/>
        <table:table-column table:style-name="t3.B"/>
        <table:table-column table:style-name="t3.C"/>
        <table:table-column table:style-name="t3.D"/>
        <table:table-column table:style-name="t3.E"/>
        <table:table-column table:style-name="t3.B"/>
        <table:table-column table:style-name="t3.C"/>
        <table:table-column table:style-name="t3.H"/>
        <table:table-column table:style-name="t3.I"/>
        <table:table-column table:style-name="t3.J"/>
        <table:table-column table:style-name="t3.K"/>
        <table:table-row table:style-name="t3.1">
          <table:table-cell table:style-name="t3.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05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3.B2" table:number-rows-spanned="3" office:value-type="string">
            <text:p text:style-name="P33">Номер источ-ника</text:p>
          </table:table-cell>
          <table:table-cell table:style-name="t3.B2" table:number-rows-spanned="3" office:value-type="string">
            <text:p text:style-name="P33">Рассто-яние до источ-ника, </text:p>
            <text:p text:style-name="P33"><text:span text:style-name="T22">R</text:span>, с</text:p>
          </table:table-cell>
          <table:table-cell table:style-name="t3.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3.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3.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3.3">
          <table:covered-table-cell/>
          <table:covered-table-cell/>
          <table:covered-table-cell/>
          <table:table-cell table:style-name="t3.D3" table:number-rows-spanned="2" office:value-type="string">
            <text:p text:style-name="P52">Фон, нЗв/ч</text:p>
          </table:table-cell>
          <table:table-cell table:style-name="t3.D3" table:number-columns-spanned="3" office:value-type="string">
            <text:p text:style-name="P52">Измеренное значение </text:p>
          </table:table-cell>
          <table:covered-table-cell/>
          <table:covered-table-cell/>
          <table:table-cell table:style-name="t3.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53"><text:span text:style-name="T35">H</text:span><text:span text:style-name="T38">1</text:span></text:p>
          </table:table-cell>
          <table:table-cell table:style-name="t3.D3" office:value-type="string">
            <text:p text:style-name="P52"><text:span text:style-name="T22">H</text:span><text:span text:style-name="T38">2</text:span></text:p>
          </table:table-cell>
          <table:table-cell table:style-name="t3.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3.A5" office:value-type="string">
            <text:p text:style-name="P19"><text:span text:style-name="T21">0,07</text:span> мкЗв/ч</text:p>
          </table:table-cell>
          <table:table-cell table:style-name="t3.D3" office:value-type="string">
            <text:p text:style-name="P14">$3-30</text:p>
          </table:table-cell>
          <table:table-cell table:style-name="t3.D3" office:value-type="string">
            <text:p text:style-name="P14">$3-40</text:p>
          </table:table-cell>
          <table:table-cell table:style-name="t3.D3" office:value-type="string">
            <text:p text:style-name="P14">$3-50</text:p>
          </table:table-cell>
          <table:table-cell table:style-name="t3.D3" office:value-type="string">
            <text:p text:style-name="P14">$3-60</text:p>
          </table:table-cell>
          <table:table-cell table:style-name="t3.D3" office:value-type="string">
            <text:p text:style-name="P14">$3-70</text:p>
          </table:table-cell>
          <table:table-cell table:style-name="t3.D3" office:value-type="string">
            <text:p text:style-name="P14">$3-80</text:p>
          </table:table-cell>
          <table:table-cell table:style-name="t3.D3" office:value-type="string">
            <text:p text:style-name="P15">$3-00</text:p>
          </table:table-cell>
          <table:table-cell table:style-name="t3.D3" office:value-type="string">
            <text:p text:style-name="P14">$3-10</text:p>
          </table:table-cell>
          <table:table-cell table:style-name="t3.D3" office:value-type="string">
            <text:p text:style-name="P14">$3-20</text:p>
          </table:table-cell>
          <table:table-cell table:style-name="t3.K5" table:number-rows-spanned="4" office:value-type="string">
            <text:p text:style-name="P22">±<text:span text:style-name="T21">15</text:span></text:p>
          </table:table-cell>
        </table:table-row>
        <table:table-row>
          <table:table-cell table:style-name="t3.A5" office:value-type="string">
            <text:p text:style-name="P19">0,7 мкЗв/ч</text:p>
          </table:table-cell>
          <table:table-cell table:style-name="t3.D3" office:value-type="string">
            <text:p text:style-name="P14">$3-31</text:p>
          </table:table-cell>
          <table:table-cell table:style-name="t3.D3" office:value-type="string">
            <text:p text:style-name="P14">$3-41</text:p>
          </table:table-cell>
          <table:table-cell table:style-name="t3.D3" office:value-type="string">
            <text:p text:style-name="P14">$3-51</text:p>
          </table:table-cell>
          <table:table-cell table:style-name="t3.D3" office:value-type="string">
            <text:p text:style-name="P14">$3-61</text:p>
          </table:table-cell>
          <table:table-cell table:style-name="t3.D3" office:value-type="string">
            <text:p text:style-name="P14">$3-71</text:p>
          </table:table-cell>
          <table:table-cell table:style-name="t3.D3" office:value-type="string">
            <text:p text:style-name="P14">$3-81</text:p>
          </table:table-cell>
          <table:table-cell table:style-name="t3.D3" office:value-type="string">
            <text:p text:style-name="P15">$3-01</text:p>
          </table:table-cell>
          <table:table-cell table:style-name="t3.D3" office:value-type="string">
            <text:p text:style-name="P14">$3-11</text:p>
          </table:table-cell>
          <table:table-cell table:style-name="t3.D3" office:value-type="string">
            <text:p text:style-name="P14">$3-21</text:p>
          </table:table-cell>
          <table:covered-table-cell/>
        </table:table-row>
        <table:table-row>
          <table:table-cell table:style-name="t3.A5" office:value-type="string">
            <text:p text:style-name="P19">7 мкЗв/ч</text:p>
          </table:table-cell>
          <table:table-cell table:style-name="t3.D3" office:value-type="string">
            <text:p text:style-name="P14">$3-32</text:p>
          </table:table-cell>
          <table:table-cell table:style-name="t3.D3" office:value-type="string">
            <text:p text:style-name="P14">$3-42</text:p>
          </table:table-cell>
          <table:table-cell table:style-name="t3.D3" office:value-type="string">
            <text:p text:style-name="P14">$3-52</text:p>
          </table:table-cell>
          <table:table-cell table:style-name="t3.D3" office:value-type="string">
            <text:p text:style-name="P14">$3-62</text:p>
          </table:table-cell>
          <table:table-cell table:style-name="t3.D3" office:value-type="string">
            <text:p text:style-name="P14">$3-72</text:p>
          </table:table-cell>
          <table:table-cell table:style-name="t3.D3" office:value-type="string">
            <text:p text:style-name="P14">$3-82</text:p>
          </table:table-cell>
          <table:table-cell table:style-name="t3.D3" office:value-type="string">
            <text:p text:style-name="P15">$3-02</text:p>
          </table:table-cell>
          <table:table-cell table:style-name="t3.D3" office:value-type="string">
            <text:p text:style-name="P14">$3-12</text:p>
          </table:table-cell>
          <table:table-cell table:style-name="t3.D3" office:value-type="string">
            <text:p text:style-name="P14">$3-22</text:p>
          </table:table-cell>
          <table:covered-table-cell/>
        </table:table-row>
        <table:table-row>
          <table:table-cell table:style-name="t3.A8" office:value-type="string">
            <text:p text:style-name="P19">70 мкЗв/ч</text:p>
          </table:table-cell>
          <table:table-cell table:style-name="t3.B8" office:value-type="string">
            <text:p text:style-name="P14">$3-33</text:p>
          </table:table-cell>
          <table:table-cell table:style-name="t3.B8" office:value-type="string">
            <text:p text:style-name="P14">$3-43</text:p>
          </table:table-cell>
          <table:table-cell table:style-name="t3.B8" office:value-type="string">
            <text:p text:style-name="P14">$3-53</text:p>
          </table:table-cell>
          <table:table-cell table:style-name="t3.B8" office:value-type="string">
            <text:p text:style-name="P14">$3-63</text:p>
          </table:table-cell>
          <table:table-cell table:style-name="t3.B8" office:value-type="string">
            <text:p text:style-name="P14">$3-73</text:p>
          </table:table-cell>
          <table:table-cell table:style-name="t3.B8" office:value-type="string">
            <text:p text:style-name="P14">$3-83</text:p>
          </table:table-cell>
          <table:table-cell table:style-name="t3.B8" office:value-type="string">
            <text:p text:style-name="P15">$3-03</text:p>
          </table:table-cell>
          <table:table-cell table:style-name="t3.B8" office:value-type="string">
            <text:p text:style-name="P14">$3-13</text:p>
          </table:table-cell>
          <table:table-cell table:style-name="t3.B8" office:value-type="string">
            <text:p text:style-name="P14">$3-23</text:p>
          </table:table-cell>
          <table:covered-table-cell/>
        </table:table-row>
      </table:table>
      <table:table table:name="t4" table:style-name="t4">
        <table:table-column table:style-name="t4.A"/>
        <table:table-column table:style-name="t4.B"/>
        <table:table-column table:style-name="t4.C"/>
        <table:table-column table:style-name="t4.D"/>
        <table:table-column table:style-name="t4.E"/>
        <table:table-column table:style-name="t4.B"/>
        <table:table-column table:style-name="t4.C"/>
        <table:table-column table:style-name="t4.H"/>
        <table:table-column table:style-name="t4.I"/>
        <table:table-column table:style-name="t4.J"/>
        <table:table-column table:style-name="t4.K"/>
        <text:soft-page-break/>
        <table:table-row table:style-name="t4.1">
          <table:table-cell table:style-name="t4.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11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4.B2" table:number-rows-spanned="3" office:value-type="string">
            <text:p text:style-name="P33">Номер источ-ника</text:p>
          </table:table-cell>
          <table:table-cell table:style-name="t4.B2" table:number-rows-spanned="3" office:value-type="string">
            <text:p text:style-name="P33">Рассто-яние до источ-ника, </text:p>
            <text:p text:style-name="P33"><text:span text:style-name="T22">R</text:span>, с</text:p>
          </table:table-cell>
          <table:table-cell table:style-name="t4.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4.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4.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4.3">
          <table:covered-table-cell/>
          <table:covered-table-cell/>
          <table:covered-table-cell/>
          <table:table-cell table:style-name="t4.D3" table:number-rows-spanned="2" office:value-type="string">
            <text:p text:style-name="P52">Фон, нЗв/ч</text:p>
          </table:table-cell>
          <table:table-cell table:style-name="t4.D3" table:number-columns-spanned="3" office:value-type="string">
            <text:p text:style-name="P52">Измеренное значение </text:p>
          </table:table-cell>
          <table:covered-table-cell/>
          <table:covered-table-cell/>
          <table:table-cell table:style-name="t4.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53"><text:span text:style-name="T35">H</text:span><text:span text:style-name="T38">1</text:span></text:p>
          </table:table-cell>
          <table:table-cell table:style-name="t4.D3" office:value-type="string">
            <text:p text:style-name="P52"><text:span text:style-name="T22">H</text:span><text:span text:style-name="T38">2</text:span></text:p>
          </table:table-cell>
          <table:table-cell table:style-name="t4.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4.A5" office:value-type="string">
            <text:p text:style-name="P19"><text:span text:style-name="T21">0,07</text:span> мкЗв/ч</text:p>
          </table:table-cell>
          <table:table-cell table:style-name="t4.D3" office:value-type="string">
            <text:p text:style-name="P14">$4-30</text:p>
          </table:table-cell>
          <table:table-cell table:style-name="t4.D3" office:value-type="string">
            <text:p text:style-name="P14">$4-40</text:p>
          </table:table-cell>
          <table:table-cell table:style-name="t4.D3" office:value-type="string">
            <text:p text:style-name="P14">$4-50</text:p>
          </table:table-cell>
          <table:table-cell table:style-name="t4.D3" office:value-type="string">
            <text:p text:style-name="P14">$4-60</text:p>
          </table:table-cell>
          <table:table-cell table:style-name="t4.D3" office:value-type="string">
            <text:p text:style-name="P14">$4-70</text:p>
          </table:table-cell>
          <table:table-cell table:style-name="t4.D3" office:value-type="string">
            <text:p text:style-name="P14">$4-80</text:p>
          </table:table-cell>
          <table:table-cell table:style-name="t4.D3" office:value-type="string">
            <text:p text:style-name="P15">$4-00</text:p>
          </table:table-cell>
          <table:table-cell table:style-name="t4.D3" office:value-type="string">
            <text:p text:style-name="P14">$4-10</text:p>
          </table:table-cell>
          <table:table-cell table:style-name="t4.D3" office:value-type="string">
            <text:p text:style-name="P14">$4-20</text:p>
          </table:table-cell>
          <table:table-cell table:style-name="t4.K5" table:number-rows-spanned="4" office:value-type="string">
            <text:p text:style-name="P22">±<text:span text:style-name="T21">15</text:span></text:p>
          </table:table-cell>
        </table:table-row>
        <table:table-row>
          <table:table-cell table:style-name="t4.A5" office:value-type="string">
            <text:p text:style-name="P19">0,7 мкЗв/ч</text:p>
          </table:table-cell>
          <table:table-cell table:style-name="t4.D3" office:value-type="string">
            <text:p text:style-name="P14">$4-31</text:p>
          </table:table-cell>
          <table:table-cell table:style-name="t4.D3" office:value-type="string">
            <text:p text:style-name="P14">$4-41</text:p>
          </table:table-cell>
          <table:table-cell table:style-name="t4.D3" office:value-type="string">
            <text:p text:style-name="P14">$4-51</text:p>
          </table:table-cell>
          <table:table-cell table:style-name="t4.D3" office:value-type="string">
            <text:p text:style-name="P14">$4-61</text:p>
          </table:table-cell>
          <table:table-cell table:style-name="t4.D3" office:value-type="string">
            <text:p text:style-name="P14">$4-71</text:p>
          </table:table-cell>
          <table:table-cell table:style-name="t4.D3" office:value-type="string">
            <text:p text:style-name="P14">$4-81</text:p>
          </table:table-cell>
          <table:table-cell table:style-name="t4.D3" office:value-type="string">
            <text:p text:style-name="P15">$4-01</text:p>
          </table:table-cell>
          <table:table-cell table:style-name="t4.D3" office:value-type="string">
            <text:p text:style-name="P14">$4-11</text:p>
          </table:table-cell>
          <table:table-cell table:style-name="t4.D3" office:value-type="string">
            <text:p text:style-name="P14">$4-21</text:p>
          </table:table-cell>
          <table:covered-table-cell/>
        </table:table-row>
        <table:table-row>
          <table:table-cell table:style-name="t4.A5" office:value-type="string">
            <text:p text:style-name="P19">7 мкЗв/ч</text:p>
          </table:table-cell>
          <table:table-cell table:style-name="t4.D3" office:value-type="string">
            <text:p text:style-name="P14">$4-32</text:p>
          </table:table-cell>
          <table:table-cell table:style-name="t4.D3" office:value-type="string">
            <text:p text:style-name="P14">$4-42</text:p>
          </table:table-cell>
          <table:table-cell table:style-name="t4.D3" office:value-type="string">
            <text:p text:style-name="P14">$4-52</text:p>
          </table:table-cell>
          <table:table-cell table:style-name="t4.D3" office:value-type="string">
            <text:p text:style-name="P14">$4-62</text:p>
          </table:table-cell>
          <table:table-cell table:style-name="t4.D3" office:value-type="string">
            <text:p text:style-name="P14">$4-72</text:p>
          </table:table-cell>
          <table:table-cell table:style-name="t4.D3" office:value-type="string">
            <text:p text:style-name="P14">$4-82</text:p>
          </table:table-cell>
          <table:table-cell table:style-name="t4.D3" office:value-type="string">
            <text:p text:style-name="P15">$4-02</text:p>
          </table:table-cell>
          <table:table-cell table:style-name="t4.D3" office:value-type="string">
            <text:p text:style-name="P14">$4-12</text:p>
          </table:table-cell>
          <table:table-cell table:style-name="t4.D3" office:value-type="string">
            <text:p text:style-name="P14">$4-22</text:p>
          </table:table-cell>
          <table:covered-table-cell/>
        </table:table-row>
        <table:table-row>
          <table:table-cell table:style-name="t4.A8" office:value-type="string">
            <text:p text:style-name="P19">70 мкЗв/ч</text:p>
          </table:table-cell>
          <table:table-cell table:style-name="t4.B8" office:value-type="string">
            <text:p text:style-name="P14">$4-33</text:p>
          </table:table-cell>
          <table:table-cell table:style-name="t4.B8" office:value-type="string">
            <text:p text:style-name="P14">$4-43</text:p>
          </table:table-cell>
          <table:table-cell table:style-name="t4.B8" office:value-type="string">
            <text:p text:style-name="P14">$4-53</text:p>
          </table:table-cell>
          <table:table-cell table:style-name="t4.B8" office:value-type="string">
            <text:p text:style-name="P14">$4-63</text:p>
          </table:table-cell>
          <table:table-cell table:style-name="t4.B8" office:value-type="string">
            <text:p text:style-name="P14">$4-73</text:p>
          </table:table-cell>
          <table:table-cell table:style-name="t4.B8" office:value-type="string">
            <text:p text:style-name="P14">$4-83</text:p>
          </table:table-cell>
          <table:table-cell table:style-name="t4.B8" office:value-type="string">
            <text:p text:style-name="P15">$4-03</text:p>
          </table:table-cell>
          <table:table-cell table:style-name="t4.B8" office:value-type="string">
            <text:p text:style-name="P14">$4-13</text:p>
          </table:table-cell>
          <table:table-cell table:style-name="t4.B8" office:value-type="string">
            <text:p text:style-name="P14">$4-23</text:p>
          </table:table-cell>
          <table:covered-table-cell/>
        </table:table-row>
      </table:table>
      <table:table table:name="t5" table:style-name="t5">
        <table:table-column table:style-name="t5.A"/>
        <table:table-column table:style-name="t5.B"/>
        <table:table-column table:style-name="t5.C"/>
        <table:table-column table:style-name="t5.D"/>
        <table:table-column table:style-name="t5.E"/>
        <table:table-column table:style-name="t5.B"/>
        <table:table-column table:style-name="t5.C"/>
        <table:table-column table:style-name="t5.H"/>
        <table:table-column table:style-name="t5.I"/>
        <table:table-column table:style-name="t5.J"/>
        <table:table-column table:style-name="t5.K"/>
        <table:table-row table:style-name="t5.1">
          <table:table-cell table:style-name="t5.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17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5.B2" table:number-rows-spanned="3" office:value-type="string">
            <text:p text:style-name="P33">Номер источ-ника</text:p>
          </table:table-cell>
          <table:table-cell table:style-name="t5.B2" table:number-rows-spanned="3" office:value-type="string">
            <text:p text:style-name="P33">Рассто-яние до источ-ника, </text:p>
            <text:p text:style-name="P33"><text:span text:style-name="T22">R</text:span>, с</text:p>
          </table:table-cell>
          <table:table-cell table:style-name="t5.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5.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5.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5.3">
          <table:covered-table-cell/>
          <table:covered-table-cell/>
          <table:covered-table-cell/>
          <table:table-cell table:style-name="t5.D3" table:number-rows-spanned="2" office:value-type="string">
            <text:p text:style-name="P52">Фон, нЗв/ч</text:p>
          </table:table-cell>
          <table:table-cell table:style-name="t5.D3" table:number-columns-spanned="3" office:value-type="string">
            <text:p text:style-name="P52">Измеренное значение </text:p>
          </table:table-cell>
          <table:covered-table-cell/>
          <table:covered-table-cell/>
          <table:table-cell table:style-name="t5.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53"><text:span text:style-name="T35">H</text:span><text:span text:style-name="T38">1</text:span></text:p>
          </table:table-cell>
          <table:table-cell table:style-name="t5.D3" office:value-type="string">
            <text:p text:style-name="P52"><text:span text:style-name="T22">H</text:span><text:span text:style-name="T38">2</text:span></text:p>
          </table:table-cell>
          <table:table-cell table:style-name="t5.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5.A5" office:value-type="string">
            <text:p text:style-name="P19"><text:span text:style-name="T21">7,0</text:span> мЗв/ч</text:p>
          </table:table-cell>
          <table:table-cell table:style-name="t5.D3" office:value-type="string">
            <text:p text:style-name="P14">$5-30</text:p>
          </table:table-cell>
          <table:table-cell table:style-name="t5.D3" office:value-type="string">
            <text:p text:style-name="P14">$5-40</text:p>
          </table:table-cell>
          <table:table-cell table:style-name="t5.D3" office:value-type="string">
            <text:p text:style-name="P14">$5-50</text:p>
          </table:table-cell>
          <table:table-cell table:style-name="t5.D3" office:value-type="string">
            <text:p text:style-name="P14">$5-60</text:p>
          </table:table-cell>
          <table:table-cell table:style-name="t5.D3" office:value-type="string">
            <text:p text:style-name="P14">$5-70</text:p>
          </table:table-cell>
          <table:table-cell table:style-name="t5.D3" office:value-type="string">
            <text:p text:style-name="P14">$5-80</text:p>
          </table:table-cell>
          <table:table-cell table:style-name="t5.D3" office:value-type="string">
            <text:p text:style-name="P15">$5-00</text:p>
          </table:table-cell>
          <table:table-cell table:style-name="t5.D3" office:value-type="string">
            <text:p text:style-name="P14">$5-10</text:p>
          </table:table-cell>
          <table:table-cell table:style-name="t5.D3" office:value-type="string">
            <text:p text:style-name="P14">$5-20</text:p>
          </table:table-cell>
          <table:table-cell table:style-name="t5.K5" table:number-rows-spanned="5" office:value-type="string">
            <text:p text:style-name="P22">±<text:span text:style-name="T21">20</text:span></text:p>
          </table:table-cell>
        </table:table-row>
        <table:table-row>
          <table:table-cell table:style-name="t5.A5" office:value-type="string">
            <text:p text:style-name="P19">7<text:span text:style-name="T21">0</text:span> мЗв/ч</text:p>
          </table:table-cell>
          <table:table-cell table:style-name="t5.D3" office:value-type="string">
            <text:p text:style-name="P14">$5-31</text:p>
          </table:table-cell>
          <table:table-cell table:style-name="t5.D3" office:value-type="string">
            <text:p text:style-name="P14">$5-41</text:p>
          </table:table-cell>
          <table:table-cell table:style-name="t5.D3" office:value-type="string">
            <text:p text:style-name="P14">$5-51</text:p>
          </table:table-cell>
          <table:table-cell table:style-name="t5.D3" office:value-type="string">
            <text:p text:style-name="P14">$5-61</text:p>
          </table:table-cell>
          <table:table-cell table:style-name="t5.D3" office:value-type="string">
            <text:p text:style-name="P14">$5-71</text:p>
          </table:table-cell>
          <table:table-cell table:style-name="t5.D3" office:value-type="string">
            <text:p text:style-name="P14">$5-81</text:p>
          </table:table-cell>
          <table:table-cell table:style-name="t5.D3" office:value-type="string">
            <text:p text:style-name="P15">$5-01</text:p>
          </table:table-cell>
          <table:table-cell table:style-name="t5.D3" office:value-type="string">
            <text:p text:style-name="P14">$5-11</text:p>
          </table:table-cell>
          <table:table-cell table:style-name="t5.D3" office:value-type="string">
            <text:p text:style-name="P14">$5-21</text:p>
          </table:table-cell>
          <table:covered-table-cell/>
        </table:table-row>
        <table:table-row>
          <table:table-cell table:style-name="t5.A5" office:value-type="string">
            <text:p text:style-name="P19"><text:span text:style-name="T21">0,</text:span>7 Зв/ч</text:p>
          </table:table-cell>
          <table:table-cell table:style-name="t5.D3" office:value-type="string">
            <text:p text:style-name="P14">$5-32</text:p>
          </table:table-cell>
          <table:table-cell table:style-name="t5.D3" office:value-type="string">
            <text:p text:style-name="P14">$5-42</text:p>
          </table:table-cell>
          <table:table-cell table:style-name="t5.D3" office:value-type="string">
            <text:p text:style-name="P14">$5-52</text:p>
          </table:table-cell>
          <table:table-cell table:style-name="t5.D3" office:value-type="string">
            <text:p text:style-name="P14">$5-62</text:p>
          </table:table-cell>
          <table:table-cell table:style-name="t5.D3" office:value-type="string">
            <text:p text:style-name="P14">$5-72</text:p>
          </table:table-cell>
          <table:table-cell table:style-name="t5.D3" office:value-type="string">
            <text:p text:style-name="P14">$5-82</text:p>
          </table:table-cell>
          <table:table-cell table:style-name="t5.D3" office:value-type="string">
            <text:p text:style-name="P15">$5-02</text:p>
          </table:table-cell>
          <table:table-cell table:style-name="t5.D3" office:value-type="string">
            <text:p text:style-name="P14">$5-12</text:p>
          </table:table-cell>
          <table:table-cell table:style-name="t5.D3" office:value-type="string">
            <text:p text:style-name="P14">$5-22</text:p>
          </table:table-cell>
          <table:covered-table-cell/>
        </table:table-row>
        <table:table-row>
          <table:table-cell table:style-name="t5.A5" office:value-type="string">
            <text:p text:style-name="P19">7 Зв/ч</text:p>
          </table:table-cell>
          <table:table-cell table:style-name="t5.D3" office:value-type="string">
            <text:p text:style-name="P14">$5-33</text:p>
          </table:table-cell>
          <table:table-cell table:style-name="t5.D3" office:value-type="string">
            <text:p text:style-name="P14">$5-43</text:p>
          </table:table-cell>
          <table:table-cell table:style-name="t5.D3" office:value-type="string">
            <text:p text:style-name="P14">$5-53</text:p>
          </table:table-cell>
          <table:table-cell table:style-name="t5.D3" office:value-type="string">
            <text:p text:style-name="P14">$5-63</text:p>
          </table:table-cell>
          <table:table-cell table:style-name="t5.D3" office:value-type="string">
            <text:p text:style-name="P14">$5-73</text:p>
          </table:table-cell>
          <table:table-cell table:style-name="t5.D3" office:value-type="string">
            <text:p text:style-name="P14">$5-83</text:p>
          </table:table-cell>
          <table:table-cell table:style-name="t5.D3" office:value-type="string">
            <text:p text:style-name="P15">$5-03</text:p>
          </table:table-cell>
          <table:table-cell table:style-name="t5.D3" office:value-type="string">
            <text:p text:style-name="P14">$5-13</text:p>
          </table:table-cell>
          <table:table-cell table:style-name="t5.D3" office:value-type="string">
            <text:p text:style-name="P14">$5-23</text:p>
          </table:table-cell>
          <table:covered-table-cell/>
        </table:table-row>
        <table:table-row>
          <table:table-cell table:style-name="t5.A9" office:value-type="string">
            <text:p text:style-name="P19"><text:span text:style-name="T21">40</text:span> Зв/ч</text:p>
          </table:table-cell>
          <table:table-cell table:style-name="t5.B9" office:value-type="string">
            <text:p text:style-name="P14">$5-34</text:p>
          </table:table-cell>
          <table:table-cell table:style-name="t5.B9" office:value-type="string">
            <text:p text:style-name="P14">$5-44</text:p>
          </table:table-cell>
          <table:table-cell table:style-name="t5.B9" office:value-type="string">
            <text:p text:style-name="P14">$5-54</text:p>
          </table:table-cell>
          <table:table-cell table:style-name="t5.B9" office:value-type="string">
            <text:p text:style-name="P14">$5-64</text:p>
          </table:table-cell>
          <table:table-cell table:style-name="t5.B9" office:value-type="string">
            <text:p text:style-name="P14">$5-74</text:p>
          </table:table-cell>
          <table:table-cell table:style-name="t5.B9" office:value-type="string">
            <text:p text:style-name="P14">$5-84</text:p>
          </table:table-cell>
          <table:table-cell table:style-name="t5.B9" office:value-type="string">
            <text:p text:style-name="P15">$5-04</text:p>
          </table:table-cell>
          <table:table-cell table:style-name="t5.B9" office:value-type="string">
            <text:p text:style-name="P14">$5-14</text:p>
          </table:table-cell>
          <table:table-cell table:style-name="t5.B9" office:value-type="string">
            <text:p text:style-name="P14">$5-24</text:p>
          </table:table-cell>
          <table:covered-table-cell/>
        </table:table-row>
      </table:table>
      <table:table table:name="t6" table:style-name="t6">
        <table:table-column table:style-name="t6.A"/>
        <table:table-column table:style-name="t6.B"/>
        <table:table-column table:style-name="t6.C"/>
        <table:table-column table:style-name="t6.D"/>
        <table:table-column table:style-name="t6.E"/>
        <table:table-column table:style-name="t6.B"/>
        <table:table-column table:style-name="t6.C"/>
        <table:table-column table:style-name="t6.H"/>
        <table:table-column table:style-name="t6.I"/>
        <table:table-column table:style-name="t6.J"/>
        <table:table-column table:style-name="t6.K"/>
        <text:soft-page-break/>
        <table:table-row table:style-name="t6.1">
          <table:table-cell table:style-name="t6.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24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6.B2" table:number-rows-spanned="3" office:value-type="string">
            <text:p text:style-name="P33">Номер источ-ника</text:p>
          </table:table-cell>
          <table:table-cell table:style-name="t6.B2" table:number-rows-spanned="3" office:value-type="string">
            <text:p text:style-name="P33">Рассто-яние до источ-ника, </text:p>
            <text:p text:style-name="P33"><text:span text:style-name="T22">R</text:span>, с</text:p>
          </table:table-cell>
          <table:table-cell table:style-name="t6.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6.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6.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6.3">
          <table:covered-table-cell/>
          <table:covered-table-cell/>
          <table:covered-table-cell/>
          <table:table-cell table:style-name="t6.D3" table:number-rows-spanned="2" office:value-type="string">
            <text:p text:style-name="P52">Фон, нЗв/ч</text:p>
          </table:table-cell>
          <table:table-cell table:style-name="t6.D3" table:number-columns-spanned="3" office:value-type="string">
            <text:p text:style-name="P52">Измеренное значение </text:p>
          </table:table-cell>
          <table:covered-table-cell/>
          <table:covered-table-cell/>
          <table:table-cell table:style-name="t6.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53"><text:span text:style-name="T35">H</text:span><text:span text:style-name="T38">1</text:span></text:p>
          </table:table-cell>
          <table:table-cell table:style-name="t6.D3" office:value-type="string">
            <text:p text:style-name="P52"><text:span text:style-name="T22">H</text:span><text:span text:style-name="T38">2</text:span></text:p>
          </table:table-cell>
          <table:table-cell table:style-name="t6.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6.A5" office:value-type="string">
            <text:p text:style-name="P19"><text:span text:style-name="T50">0,07</text:span> мкЗв/ч</text:p>
          </table:table-cell>
          <table:table-cell table:style-name="t6.D3" office:value-type="string">
            <text:p text:style-name="P14">$6-30</text:p>
          </table:table-cell>
          <table:table-cell table:style-name="t6.D3" office:value-type="string">
            <text:p text:style-name="P14">$6-40</text:p>
          </table:table-cell>
          <table:table-cell table:style-name="t6.D3" office:value-type="string">
            <text:p text:style-name="P14">$6-50</text:p>
          </table:table-cell>
          <table:table-cell table:style-name="t6.D3" office:value-type="string">
            <text:p text:style-name="P14">$6-60</text:p>
          </table:table-cell>
          <table:table-cell table:style-name="t6.D3" office:value-type="string">
            <text:p text:style-name="P14">$6-70</text:p>
          </table:table-cell>
          <table:table-cell table:style-name="t6.D3" office:value-type="string">
            <text:p text:style-name="P14">$6-80</text:p>
          </table:table-cell>
          <table:table-cell table:style-name="t6.D3" office:value-type="string">
            <text:p text:style-name="P15">$6-00</text:p>
          </table:table-cell>
          <table:table-cell table:style-name="t6.D3" office:value-type="string">
            <text:p text:style-name="P14">$6-10</text:p>
          </table:table-cell>
          <table:table-cell table:style-name="t6.D3" office:value-type="string">
            <text:p text:style-name="P14">$6-20</text:p>
          </table:table-cell>
          <table:table-cell table:style-name="t6.K5" table:number-rows-spanned="8" office:value-type="string">
            <text:p text:style-name="P22">±<text:span text:style-name="T21">15</text:span></text:p>
          </table:table-cell>
        </table:table-row>
        <table:table-row>
          <table:table-cell table:style-name="t6.A5" office:value-type="string">
            <text:p text:style-name="P19">0,7 мкЗв/ч</text:p>
          </table:table-cell>
          <table:table-cell table:style-name="t6.D3" office:value-type="string">
            <text:p text:style-name="P14">$6-31</text:p>
          </table:table-cell>
          <table:table-cell table:style-name="t6.D3" office:value-type="string">
            <text:p text:style-name="P14">$6-41</text:p>
          </table:table-cell>
          <table:table-cell table:style-name="t6.D3" office:value-type="string">
            <text:p text:style-name="P14">$6-51</text:p>
          </table:table-cell>
          <table:table-cell table:style-name="t6.D3" office:value-type="string">
            <text:p text:style-name="P14">$6-61</text:p>
          </table:table-cell>
          <table:table-cell table:style-name="t6.D3" office:value-type="string">
            <text:p text:style-name="P14">$6-71</text:p>
          </table:table-cell>
          <table:table-cell table:style-name="t6.D3" office:value-type="string">
            <text:p text:style-name="P14">$6-81</text:p>
          </table:table-cell>
          <table:table-cell table:style-name="t6.D3" office:value-type="string">
            <text:p text:style-name="P15">$6-01</text:p>
          </table:table-cell>
          <table:table-cell table:style-name="t6.D3" office:value-type="string">
            <text:p text:style-name="P14">$6-11</text:p>
          </table:table-cell>
          <table:table-cell table:style-name="t6.D3" office:value-type="string">
            <text:p text:style-name="P14">$6-21</text:p>
          </table:table-cell>
          <table:covered-table-cell/>
        </table:table-row>
        <table:table-row>
          <table:table-cell table:style-name="t6.A5" office:value-type="string">
            <text:p text:style-name="P19">7 мкЗв/ч</text:p>
          </table:table-cell>
          <table:table-cell table:style-name="t6.D3" office:value-type="string">
            <text:p text:style-name="P14">$6-32</text:p>
          </table:table-cell>
          <table:table-cell table:style-name="t6.D3" office:value-type="string">
            <text:p text:style-name="P14">$6-42</text:p>
          </table:table-cell>
          <table:table-cell table:style-name="t6.D3" office:value-type="string">
            <text:p text:style-name="P14">$6-52</text:p>
          </table:table-cell>
          <table:table-cell table:style-name="t6.D3" office:value-type="string">
            <text:p text:style-name="P14">$6-62</text:p>
          </table:table-cell>
          <table:table-cell table:style-name="t6.D3" office:value-type="string">
            <text:p text:style-name="P14">$6-72</text:p>
          </table:table-cell>
          <table:table-cell table:style-name="t6.D3" office:value-type="string">
            <text:p text:style-name="P14">$6-82</text:p>
          </table:table-cell>
          <table:table-cell table:style-name="t6.D3" office:value-type="string">
            <text:p text:style-name="P15">$6-02</text:p>
          </table:table-cell>
          <table:table-cell table:style-name="t6.D3" office:value-type="string">
            <text:p text:style-name="P14">$6-12</text:p>
          </table:table-cell>
          <table:table-cell table:style-name="t6.D3" office:value-type="string">
            <text:p text:style-name="P14">$6-22</text:p>
          </table:table-cell>
          <table:covered-table-cell/>
        </table:table-row>
        <table:table-row>
          <table:table-cell table:style-name="t6.A5" office:value-type="string">
            <text:p text:style-name="P19">70 мкЗв/ч</text:p>
          </table:table-cell>
          <table:table-cell table:style-name="t6.D3" office:value-type="string">
            <text:p text:style-name="P14">$6-33</text:p>
          </table:table-cell>
          <table:table-cell table:style-name="t6.D3" office:value-type="string">
            <text:p text:style-name="P14">$6-43</text:p>
          </table:table-cell>
          <table:table-cell table:style-name="t6.D3" office:value-type="string">
            <text:p text:style-name="P14">$6-53</text:p>
          </table:table-cell>
          <table:table-cell table:style-name="t6.D3" office:value-type="string">
            <text:p text:style-name="P14">$6-63</text:p>
          </table:table-cell>
          <table:table-cell table:style-name="t6.D3" office:value-type="string">
            <text:p text:style-name="P14">$6-73</text:p>
          </table:table-cell>
          <table:table-cell table:style-name="t6.D3" office:value-type="string">
            <text:p text:style-name="P14">$6-83</text:p>
          </table:table-cell>
          <table:table-cell table:style-name="t6.D3" office:value-type="string">
            <text:p text:style-name="P15">$6-03</text:p>
          </table:table-cell>
          <table:table-cell table:style-name="t6.D3" office:value-type="string">
            <text:p text:style-name="P14">$6-13</text:p>
          </table:table-cell>
          <table:table-cell table:style-name="t6.D3" office:value-type="string">
            <text:p text:style-name="P14">$6-23</text:p>
          </table:table-cell>
          <table:covered-table-cell/>
        </table:table-row>
        <table:table-row>
          <table:table-cell table:style-name="t6.A5" office:value-type="string">
            <text:p text:style-name="P19">0.7 мЗв/ч</text:p>
          </table:table-cell>
          <table:table-cell table:style-name="t6.D3" office:value-type="string">
            <text:p text:style-name="P14">$6-34</text:p>
          </table:table-cell>
          <table:table-cell table:style-name="t6.D3" office:value-type="string">
            <text:p text:style-name="P14">$6-44</text:p>
          </table:table-cell>
          <table:table-cell table:style-name="t6.D3" office:value-type="string">
            <text:p text:style-name="P14">$6-54</text:p>
          </table:table-cell>
          <table:table-cell table:style-name="t6.D3" office:value-type="string">
            <text:p text:style-name="P14">$6-64</text:p>
          </table:table-cell>
          <table:table-cell table:style-name="t6.D3" office:value-type="string">
            <text:p text:style-name="P14">$6-74</text:p>
          </table:table-cell>
          <table:table-cell table:style-name="t6.D3" office:value-type="string">
            <text:p text:style-name="P14">$6-84</text:p>
          </table:table-cell>
          <table:table-cell table:style-name="t6.D3" office:value-type="string">
            <text:p text:style-name="P15">$6-04</text:p>
          </table:table-cell>
          <table:table-cell table:style-name="t6.D3" office:value-type="string">
            <text:p text:style-name="P14">$6-14</text:p>
          </table:table-cell>
          <table:table-cell table:style-name="t6.D3" office:value-type="string">
            <text:p text:style-name="P14">$6-24</text:p>
          </table:table-cell>
          <table:covered-table-cell/>
        </table:table-row>
        <table:table-row>
          <table:table-cell table:style-name="t6.A5" office:value-type="string">
            <text:p text:style-name="P19">7,0 мЗв/ч</text:p>
          </table:table-cell>
          <table:table-cell table:style-name="t6.D3" office:value-type="string">
            <text:p text:style-name="P14">$6-35</text:p>
          </table:table-cell>
          <table:table-cell table:style-name="t6.D3" office:value-type="string">
            <text:p text:style-name="P14">$6-45</text:p>
          </table:table-cell>
          <table:table-cell table:style-name="t6.D3" office:value-type="string">
            <text:p text:style-name="P14">$6-55</text:p>
          </table:table-cell>
          <table:table-cell table:style-name="t6.D3" office:value-type="string">
            <text:p text:style-name="P14">$6-65</text:p>
          </table:table-cell>
          <table:table-cell table:style-name="t6.D3" office:value-type="string">
            <text:p text:style-name="P14">$6-75</text:p>
          </table:table-cell>
          <table:table-cell table:style-name="t6.D3" office:value-type="string">
            <text:p text:style-name="P14">$6-85</text:p>
          </table:table-cell>
          <table:table-cell table:style-name="t6.D3" office:value-type="string">
            <text:p text:style-name="P15">$6-05</text:p>
          </table:table-cell>
          <table:table-cell table:style-name="t6.D3" office:value-type="string">
            <text:p text:style-name="P14">$6-15</text:p>
          </table:table-cell>
          <table:table-cell table:style-name="t6.D3" office:value-type="string">
            <text:p text:style-name="P14">$6-25</text:p>
          </table:table-cell>
          <table:covered-table-cell/>
        </table:table-row>
        <table:table-row>
          <table:table-cell table:style-name="t6.A5" office:value-type="string">
            <text:p text:style-name="P19">70 мЗв/ч</text:p>
          </table:table-cell>
          <table:table-cell table:style-name="t6.D3" office:value-type="string">
            <text:p text:style-name="P14">$6-36</text:p>
          </table:table-cell>
          <table:table-cell table:style-name="t6.D3" office:value-type="string">
            <text:p text:style-name="P14">$6-46</text:p>
          </table:table-cell>
          <table:table-cell table:style-name="t6.D3" office:value-type="string">
            <text:p text:style-name="P14">$6-56</text:p>
          </table:table-cell>
          <table:table-cell table:style-name="t6.D3" office:value-type="string">
            <text:p text:style-name="P14">$6-66</text:p>
          </table:table-cell>
          <table:table-cell table:style-name="t6.D3" office:value-type="string">
            <text:p text:style-name="P14">$6-76</text:p>
          </table:table-cell>
          <table:table-cell table:style-name="t6.D3" office:value-type="string">
            <text:p text:style-name="P14">$6-86</text:p>
          </table:table-cell>
          <table:table-cell table:style-name="t6.D3" office:value-type="string">
            <text:p text:style-name="P15">$6-06</text:p>
          </table:table-cell>
          <table:table-cell table:style-name="t6.D3" office:value-type="string">
            <text:p text:style-name="P14">$6-16</text:p>
          </table:table-cell>
          <table:table-cell table:style-name="t6.D3" office:value-type="string">
            <text:p text:style-name="P14">$6-26</text:p>
          </table:table-cell>
          <table:covered-table-cell/>
        </table:table-row>
        <table:table-row>
          <table:table-cell table:style-name="t6.A12" office:value-type="string">
            <text:p text:style-name="P19">0,7 Зв/ч</text:p>
          </table:table-cell>
          <table:table-cell table:style-name="t6.B12" office:value-type="string">
            <text:p text:style-name="P14">$6-3<text:span text:style-name="T50">7</text:span></text:p>
          </table:table-cell>
          <table:table-cell table:style-name="t6.B12" office:value-type="string">
            <text:p text:style-name="P14">$6-4<text:span text:style-name="T50">7</text:span></text:p>
          </table:table-cell>
          <table:table-cell table:style-name="t6.B12" office:value-type="string">
            <text:p text:style-name="P14">$6-5<text:span text:style-name="T50">7</text:span></text:p>
          </table:table-cell>
          <table:table-cell table:style-name="t6.B12" office:value-type="string">
            <text:p text:style-name="P14">$6-6<text:span text:style-name="T50">7</text:span></text:p>
          </table:table-cell>
          <table:table-cell table:style-name="t6.B12" office:value-type="string">
            <text:p text:style-name="P14">$6-7<text:span text:style-name="T50">7</text:span></text:p>
          </table:table-cell>
          <table:table-cell table:style-name="t6.B12" office:value-type="string">
            <text:p text:style-name="P14">$6-8<text:span text:style-name="T50">7</text:span></text:p>
          </table:table-cell>
          <table:table-cell table:style-name="t6.B12" office:value-type="string">
            <text:p text:style-name="P15">$6-0<text:span text:style-name="T50">7</text:span></text:p>
          </table:table-cell>
          <table:table-cell table:style-name="t6.B12" office:value-type="string">
            <text:p text:style-name="P14">$6-1<text:span text:style-name="T50">7</text:span></text:p>
          </table:table-cell>
          <table:table-cell table:style-name="t6.B12" office:value-type="string">
            <text:p text:style-name="P14">$6-2<text:span text:style-name="T50">7</text:span></text:p>
          </table:table-cell>
          <table:covered-table-cell/>
        </table:table-row>
      </table:table>
      <table:table table:name="t7" table:style-name="t7">
        <table:table-column table:style-name="t7.A"/>
        <table:table-column table:style-name="t7.B"/>
        <table:table-column table:style-name="t7.C"/>
        <table:table-column table:style-name="t7.D"/>
        <table:table-column table:style-name="t7.E"/>
        <table:table-column table:style-name="t7.B"/>
        <table:table-column table:style-name="t7.C"/>
        <table:table-column table:style-name="t7.H"/>
        <table:table-column table:style-name="t7.I"/>
        <table:table-column table:style-name="t7.J"/>
        <table:table-column table:style-name="t7.K"/>
        <table:table-row table:style-name="t7.1">
          <table:table-cell table:style-name="t7.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30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3">Мощность амбиентной эквивалент-ной дозы в контрольной точке <text:span text:style-name="T51">Ḣ</text:span><text:span text:style-name="T40">oi</text:span>, н<text:span text:style-name="T56">Гр</text:span><text:span text:style-name="T55">/ч</text:span></text:p>
          </table:table-cell>
          <table:table-cell table:style-name="t7.B2" table:number-rows-spanned="3" office:value-type="string">
            <text:p text:style-name="P33">Номер источ-ника</text:p>
          </table:table-cell>
          <table:table-cell table:style-name="t7.B2" table:number-rows-spanned="3" office:value-type="string">
            <text:p text:style-name="P33">Рассто-яние до источ-ника, </text:p>
            <text:p text:style-name="P33"><text:span text:style-name="T22">R</text:span>, с</text:p>
          </table:table-cell>
          <table:table-cell table:style-name="t7.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7.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7.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7.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7.3">
          <table:covered-table-cell/>
          <table:covered-table-cell/>
          <table:covered-table-cell/>
          <table:table-cell table:style-name="t7.D3" table:number-rows-spanned="2" office:value-type="string">
            <text:p text:style-name="P52">Фон, н<text:span text:style-name="T55">Гр/ч</text:span></text:p>
          </table:table-cell>
          <table:table-cell table:style-name="t7.D3" table:number-columns-spanned="3" office:value-type="string">
            <text:p text:style-name="P52">Измеренное значение </text:p>
          </table:table-cell>
          <table:covered-table-cell/>
          <table:covered-table-cell/>
          <table:table-cell table:style-name="t7.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53"><text:span text:style-name="T35">H</text:span><text:span text:style-name="T38">1</text:span></text:p>
          </table:table-cell>
          <table:table-cell table:style-name="t7.D3" office:value-type="string">
            <text:p text:style-name="P52"><text:span text:style-name="T22">H</text:span><text:span text:style-name="T38">2</text:span></text:p>
          </table:table-cell>
          <table:table-cell table:style-name="t7.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7.A5" office:value-type="string">
            <text:p text:style-name="P19">0,<text:span text:style-name="T21">03</text:span> мк<text:span text:style-name="T50">Гр</text:span>/ч</text:p>
          </table:table-cell>
          <table:table-cell table:style-name="t7.D3" office:value-type="string">
            <text:p text:style-name="P14">$7-30</text:p>
          </table:table-cell>
          <table:table-cell table:style-name="t7.D3" office:value-type="string">
            <text:p text:style-name="P14">$7-40</text:p>
          </table:table-cell>
          <table:table-cell table:style-name="t7.D3" office:value-type="string">
            <text:p text:style-name="P14">$7-50</text:p>
          </table:table-cell>
          <table:table-cell table:style-name="t7.D3" office:value-type="string">
            <text:p text:style-name="P14">$7-60</text:p>
          </table:table-cell>
          <table:table-cell table:style-name="t7.D3" office:value-type="string">
            <text:p text:style-name="P14">$7-70</text:p>
          </table:table-cell>
          <table:table-cell table:style-name="t7.D3" office:value-type="string">
            <text:p text:style-name="P14">$7-80</text:p>
          </table:table-cell>
          <table:table-cell table:style-name="t7.D3" office:value-type="string">
            <text:p text:style-name="P15">$7-00</text:p>
          </table:table-cell>
          <table:table-cell table:style-name="t7.D3" office:value-type="string">
            <text:p text:style-name="P14">$7-10</text:p>
          </table:table-cell>
          <table:table-cell table:style-name="t7.D3" office:value-type="string">
            <text:p text:style-name="P14">$7-20</text:p>
          </table:table-cell>
          <table:table-cell table:style-name="t7.K5" table:number-rows-spanned="8" office:value-type="string">
            <text:p text:style-name="P22">±<text:span text:style-name="T21">15</text:span></text:p>
          </table:table-cell>
        </table:table-row>
        <table:table-row>
          <table:table-cell table:style-name="t7.A5" office:value-type="string">
            <text:p text:style-name="P19">0,<text:span text:style-name="T50">7</text:span> мк<text:span text:style-name="T50">Гр</text:span>/ч</text:p>
          </table:table-cell>
          <table:table-cell table:style-name="t7.D3" office:value-type="string">
            <text:p text:style-name="P14">$7-31</text:p>
          </table:table-cell>
          <table:table-cell table:style-name="t7.D3" office:value-type="string">
            <text:p text:style-name="P14">$7-41</text:p>
          </table:table-cell>
          <table:table-cell table:style-name="t7.D3" office:value-type="string">
            <text:p text:style-name="P14">$7-51</text:p>
          </table:table-cell>
          <table:table-cell table:style-name="t7.D3" office:value-type="string">
            <text:p text:style-name="P14">$7-61</text:p>
          </table:table-cell>
          <table:table-cell table:style-name="t7.D3" office:value-type="string">
            <text:p text:style-name="P14">$7-71</text:p>
          </table:table-cell>
          <table:table-cell table:style-name="t7.D3" office:value-type="string">
            <text:p text:style-name="P14">$7-81</text:p>
          </table:table-cell>
          <table:table-cell table:style-name="t7.D3" office:value-type="string">
            <text:p text:style-name="P15">$7-01</text:p>
          </table:table-cell>
          <table:table-cell table:style-name="t7.D3" office:value-type="string">
            <text:p text:style-name="P14">$7-11</text:p>
          </table:table-cell>
          <table:table-cell table:style-name="t7.D3" office:value-type="string">
            <text:p text:style-name="P14">$7-21</text:p>
          </table:table-cell>
          <table:covered-table-cell/>
        </table:table-row>
        <table:table-row>
          <table:table-cell table:style-name="t7.A5" office:value-type="string">
            <text:p text:style-name="P19">7 мк<text:span text:style-name="T50">Гр</text:span>/ч</text:p>
          </table:table-cell>
          <table:table-cell table:style-name="t7.D3" office:value-type="string">
            <text:p text:style-name="P14">$7-32</text:p>
          </table:table-cell>
          <table:table-cell table:style-name="t7.D3" office:value-type="string">
            <text:p text:style-name="P14">$7-42</text:p>
          </table:table-cell>
          <table:table-cell table:style-name="t7.D3" office:value-type="string">
            <text:p text:style-name="P14">$7-52</text:p>
          </table:table-cell>
          <table:table-cell table:style-name="t7.D3" office:value-type="string">
            <text:p text:style-name="P14">$7-62</text:p>
          </table:table-cell>
          <table:table-cell table:style-name="t7.D3" office:value-type="string">
            <text:p text:style-name="P14">$7-72</text:p>
          </table:table-cell>
          <table:table-cell table:style-name="t7.D3" office:value-type="string">
            <text:p text:style-name="P14">$7-82</text:p>
          </table:table-cell>
          <table:table-cell table:style-name="t7.D3" office:value-type="string">
            <text:p text:style-name="P15">$7-02</text:p>
          </table:table-cell>
          <table:table-cell table:style-name="t7.D3" office:value-type="string">
            <text:p text:style-name="P14">$7-12</text:p>
          </table:table-cell>
          <table:table-cell table:style-name="t7.D3" office:value-type="string">
            <text:p text:style-name="P14">$7-22</text:p>
          </table:table-cell>
          <table:covered-table-cell/>
        </table:table-row>
        <table:table-row>
          <table:table-cell table:style-name="t7.A5" office:value-type="string">
            <text:p text:style-name="P19">70 мк<text:span text:style-name="T50">Гр</text:span>/ч</text:p>
          </table:table-cell>
          <table:table-cell table:style-name="t7.D3" office:value-type="string">
            <text:p text:style-name="P14">$7-33</text:p>
          </table:table-cell>
          <table:table-cell table:style-name="t7.D3" office:value-type="string">
            <text:p text:style-name="P14">$7-43</text:p>
          </table:table-cell>
          <table:table-cell table:style-name="t7.D3" office:value-type="string">
            <text:p text:style-name="P14">$7-53</text:p>
          </table:table-cell>
          <table:table-cell table:style-name="t7.D3" office:value-type="string">
            <text:p text:style-name="P14">$7-63</text:p>
          </table:table-cell>
          <table:table-cell table:style-name="t7.D3" office:value-type="string">
            <text:p text:style-name="P14">$7-73</text:p>
          </table:table-cell>
          <table:table-cell table:style-name="t7.D3" office:value-type="string">
            <text:p text:style-name="P14">$7-83</text:p>
          </table:table-cell>
          <table:table-cell table:style-name="t7.D3" office:value-type="string">
            <text:p text:style-name="P15">$7-03</text:p>
          </table:table-cell>
          <table:table-cell table:style-name="t7.D3" office:value-type="string">
            <text:p text:style-name="P14">$7-13</text:p>
          </table:table-cell>
          <table:table-cell table:style-name="t7.D3" office:value-type="string">
            <text:p text:style-name="P14">$7-23</text:p>
          </table:table-cell>
          <table:covered-table-cell/>
        </table:table-row>
        <table:table-row>
          <table:table-cell table:style-name="t7.A5" office:value-type="string">
            <text:p text:style-name="P19">0.7 м<text:span text:style-name="T50">Гр</text:span>/ч</text:p>
          </table:table-cell>
          <table:table-cell table:style-name="t7.D3" office:value-type="string">
            <text:p text:style-name="P14">$7-34</text:p>
          </table:table-cell>
          <table:table-cell table:style-name="t7.D3" office:value-type="string">
            <text:p text:style-name="P14">$7-44</text:p>
          </table:table-cell>
          <table:table-cell table:style-name="t7.D3" office:value-type="string">
            <text:p text:style-name="P14">$7-54</text:p>
          </table:table-cell>
          <table:table-cell table:style-name="t7.D3" office:value-type="string">
            <text:p text:style-name="P14">$7-64</text:p>
          </table:table-cell>
          <table:table-cell table:style-name="t7.D3" office:value-type="string">
            <text:p text:style-name="P14">$7-74</text:p>
          </table:table-cell>
          <table:table-cell table:style-name="t7.D3" office:value-type="string">
            <text:p text:style-name="P14">$7-84</text:p>
          </table:table-cell>
          <table:table-cell table:style-name="t7.D3" office:value-type="string">
            <text:p text:style-name="P15">$7-04</text:p>
          </table:table-cell>
          <table:table-cell table:style-name="t7.D3" office:value-type="string">
            <text:p text:style-name="P14">$7-14</text:p>
          </table:table-cell>
          <table:table-cell table:style-name="t7.D3" office:value-type="string">
            <text:p text:style-name="P14">$7-24</text:p>
          </table:table-cell>
          <table:covered-table-cell/>
        </table:table-row>
        <table:table-row>
          <table:table-cell table:style-name="t7.A5" office:value-type="string">
            <text:p text:style-name="P19">7,0 м<text:span text:style-name="T50">Гр</text:span>/ч</text:p>
          </table:table-cell>
          <table:table-cell table:style-name="t7.D3" office:value-type="string">
            <text:p text:style-name="P14">$7-35</text:p>
          </table:table-cell>
          <table:table-cell table:style-name="t7.D3" office:value-type="string">
            <text:p text:style-name="P14">$7-45</text:p>
          </table:table-cell>
          <table:table-cell table:style-name="t7.D3" office:value-type="string">
            <text:p text:style-name="P14">$7-55</text:p>
          </table:table-cell>
          <table:table-cell table:style-name="t7.D3" office:value-type="string">
            <text:p text:style-name="P14">$7-65</text:p>
          </table:table-cell>
          <table:table-cell table:style-name="t7.D3" office:value-type="string">
            <text:p text:style-name="P14">$7-75</text:p>
          </table:table-cell>
          <table:table-cell table:style-name="t7.D3" office:value-type="string">
            <text:p text:style-name="P14">$7-85</text:p>
          </table:table-cell>
          <table:table-cell table:style-name="t7.D3" office:value-type="string">
            <text:p text:style-name="P15">$7-05</text:p>
          </table:table-cell>
          <table:table-cell table:style-name="t7.D3" office:value-type="string">
            <text:p text:style-name="P14">$7-15</text:p>
          </table:table-cell>
          <table:table-cell table:style-name="t7.D3" office:value-type="string">
            <text:p text:style-name="P14">$7-25</text:p>
          </table:table-cell>
          <table:covered-table-cell/>
        </table:table-row>
        <table:table-row>
          <table:table-cell table:style-name="t7.A5" office:value-type="string">
            <text:p text:style-name="P19">70 м<text:span text:style-name="T50">Гр</text:span>/ч</text:p>
          </table:table-cell>
          <table:table-cell table:style-name="t7.D3" office:value-type="string">
            <text:p text:style-name="P14">$7-36</text:p>
          </table:table-cell>
          <table:table-cell table:style-name="t7.D3" office:value-type="string">
            <text:p text:style-name="P14">$7-46</text:p>
          </table:table-cell>
          <table:table-cell table:style-name="t7.D3" office:value-type="string">
            <text:p text:style-name="P14">$7-56</text:p>
          </table:table-cell>
          <table:table-cell table:style-name="t7.D3" office:value-type="string">
            <text:p text:style-name="P14">$7-66</text:p>
          </table:table-cell>
          <table:table-cell table:style-name="t7.D3" office:value-type="string">
            <text:p text:style-name="P14">$7-76</text:p>
          </table:table-cell>
          <table:table-cell table:style-name="t7.D3" office:value-type="string">
            <text:p text:style-name="P14">$7-86</text:p>
          </table:table-cell>
          <table:table-cell table:style-name="t7.D3" office:value-type="string">
            <text:p text:style-name="P15">$7-06</text:p>
          </table:table-cell>
          <table:table-cell table:style-name="t7.D3" office:value-type="string">
            <text:p text:style-name="P14">$7-16</text:p>
          </table:table-cell>
          <table:table-cell table:style-name="t7.D3" office:value-type="string">
            <text:p text:style-name="P14">$7-26</text:p>
          </table:table-cell>
          <table:covered-table-cell/>
        </table:table-row>
        <table:table-row>
          <table:table-cell table:style-name="t7.A12" office:value-type="string">
            <text:p text:style-name="P19">0,7 <text:span text:style-name="T50">Гр</text:span>/ч</text:p>
          </table:table-cell>
          <table:table-cell table:style-name="t7.B12" office:value-type="string">
            <text:p text:style-name="P14">$7-3<text:span text:style-name="T50">7</text:span></text:p>
          </table:table-cell>
          <table:table-cell table:style-name="t7.B12" office:value-type="string">
            <text:p text:style-name="P14">$7-4<text:span text:style-name="T50">7</text:span></text:p>
          </table:table-cell>
          <table:table-cell table:style-name="t7.B12" office:value-type="string">
            <text:p text:style-name="P14">$7-5<text:span text:style-name="T50">7</text:span></text:p>
          </table:table-cell>
          <table:table-cell table:style-name="t7.B12" office:value-type="string">
            <text:p text:style-name="P14">$7-6<text:span text:style-name="T50">7</text:span></text:p>
          </table:table-cell>
          <table:table-cell table:style-name="t7.B12" office:value-type="string">
            <text:p text:style-name="P14">$7-7<text:span text:style-name="T50">7</text:span></text:p>
          </table:table-cell>
          <table:table-cell table:style-name="t7.B12" office:value-type="string">
            <text:p text:style-name="P14">$7-8<text:span text:style-name="T50">7</text:span></text:p>
          </table:table-cell>
          <table:table-cell table:style-name="t7.B12" office:value-type="string">
            <text:p text:style-name="P15">$7-0<text:span text:style-name="T50">7</text:span></text:p>
          </table:table-cell>
          <table:table-cell table:style-name="t7.B12" office:value-type="string">
            <text:p text:style-name="P14">$7-1<text:span text:style-name="T50">7</text:span></text:p>
          </table:table-cell>
          <table:table-cell table:style-name="t7.B12" office:value-type="string">
            <text:p text:style-name="P14">$7-2<text:span text:style-name="T50">7</text:span></text:p>
          </table:table-cell>
          <table:covered-table-cell/>
        </table:table-row>
      </table:table>
      <table:table table:name="t8" table:style-name="t8">
        <table:table-column table:style-name="t8.A"/>
        <table:table-column table:style-name="t8.B"/>
        <table:table-column table:style-name="t8.C"/>
        <table:table-column table:style-name="t8.D"/>
        <table:table-column table:style-name="t8.E"/>
        <table:table-column table:style-name="t8.B"/>
        <table:table-column table:style-name="t8.C"/>
        <table:table-column table:style-name="t8.H"/>
        <table:table-column table:style-name="t8.I"/>
        <table:table-column table:style-name="t8.J"/>
        <table:table-column table:style-name="t8.K"/>
        <text:soft-page-break/>
        <table:table-row table:style-name="t8.1">
          <table:table-cell table:style-name="t8.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text:span><text:span text:style-name="T19">Г</text:span><text:span text:style-name="T25">-32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8.B2" table:number-rows-spanned="3" office:value-type="string">
            <text:p text:style-name="P33">Номер источ-ника</text:p>
          </table:table-cell>
          <table:table-cell table:style-name="t8.B2" table:number-rows-spanned="3" office:value-type="string">
            <text:p text:style-name="P33">Рассто-яние до источ-ника, </text:p>
            <text:p text:style-name="P33"><text:span text:style-name="T22">R</text:span>, с</text:p>
          </table:table-cell>
          <table:table-cell table:style-name="t8.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8.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8.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8.3">
          <table:covered-table-cell/>
          <table:covered-table-cell/>
          <table:covered-table-cell/>
          <table:table-cell table:style-name="t8.D3" table:number-rows-spanned="2" office:value-type="string">
            <text:p text:style-name="P52">Фон, нЗв/ч</text:p>
          </table:table-cell>
          <table:table-cell table:style-name="t8.D3" table:number-columns-spanned="3" office:value-type="string">
            <text:p text:style-name="P52">Измеренное значение </text:p>
          </table:table-cell>
          <table:covered-table-cell/>
          <table:covered-table-cell/>
          <table:table-cell table:style-name="t8.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53"><text:span text:style-name="T35">H</text:span><text:span text:style-name="T38">1</text:span></text:p>
          </table:table-cell>
          <table:table-cell table:style-name="t8.D3" office:value-type="string">
            <text:p text:style-name="P52"><text:span text:style-name="T22">H</text:span><text:span text:style-name="T38">2</text:span></text:p>
          </table:table-cell>
          <table:table-cell table:style-name="t8.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8.A5" office:value-type="string">
            <text:p text:style-name="P19"><text:span text:style-name="T50">0,07</text:span> мкЗв/ч</text:p>
          </table:table-cell>
          <table:table-cell table:style-name="t8.D3" office:value-type="string">
            <text:p text:style-name="P14">$8-30</text:p>
          </table:table-cell>
          <table:table-cell table:style-name="t8.D3" office:value-type="string">
            <text:p text:style-name="P14">$8-40</text:p>
          </table:table-cell>
          <table:table-cell table:style-name="t8.D3" office:value-type="string">
            <text:p text:style-name="P14">$8-50</text:p>
          </table:table-cell>
          <table:table-cell table:style-name="t8.D3" office:value-type="string">
            <text:p text:style-name="P14">$8-60</text:p>
          </table:table-cell>
          <table:table-cell table:style-name="t8.D3" office:value-type="string">
            <text:p text:style-name="P14">$8-70</text:p>
          </table:table-cell>
          <table:table-cell table:style-name="t8.D3" office:value-type="string">
            <text:p text:style-name="P14">$8-80</text:p>
          </table:table-cell>
          <table:table-cell table:style-name="t8.D3" office:value-type="string">
            <text:p text:style-name="P15">$8-00</text:p>
          </table:table-cell>
          <table:table-cell table:style-name="t8.D3" office:value-type="string">
            <text:p text:style-name="P14">$8-10</text:p>
          </table:table-cell>
          <table:table-cell table:style-name="t8.D3" office:value-type="string">
            <text:p text:style-name="P14">$8-20</text:p>
          </table:table-cell>
          <table:table-cell table:style-name="t8.K5" table:number-rows-spanned="9" office:value-type="string">
            <text:p text:style-name="P22">±<text:span text:style-name="T21">15</text:span></text:p>
          </table:table-cell>
        </table:table-row>
        <table:table-row>
          <table:table-cell table:style-name="t8.A5" office:value-type="string">
            <text:p text:style-name="P19">0,7 мкЗв/ч</text:p>
          </table:table-cell>
          <table:table-cell table:style-name="t8.D3" office:value-type="string">
            <text:p text:style-name="P14">$8-31</text:p>
          </table:table-cell>
          <table:table-cell table:style-name="t8.D3" office:value-type="string">
            <text:p text:style-name="P14">$8-41</text:p>
          </table:table-cell>
          <table:table-cell table:style-name="t8.D3" office:value-type="string">
            <text:p text:style-name="P14">$8-51</text:p>
          </table:table-cell>
          <table:table-cell table:style-name="t8.D3" office:value-type="string">
            <text:p text:style-name="P14">$8-61</text:p>
          </table:table-cell>
          <table:table-cell table:style-name="t8.D3" office:value-type="string">
            <text:p text:style-name="P14">$8-71</text:p>
          </table:table-cell>
          <table:table-cell table:style-name="t8.D3" office:value-type="string">
            <text:p text:style-name="P14">$8-81</text:p>
          </table:table-cell>
          <table:table-cell table:style-name="t8.D3" office:value-type="string">
            <text:p text:style-name="P15">$8-01</text:p>
          </table:table-cell>
          <table:table-cell table:style-name="t8.D3" office:value-type="string">
            <text:p text:style-name="P14">$8-11</text:p>
          </table:table-cell>
          <table:table-cell table:style-name="t8.D3" office:value-type="string">
            <text:p text:style-name="P14">$8-21</text:p>
          </table:table-cell>
          <table:covered-table-cell/>
        </table:table-row>
        <table:table-row>
          <table:table-cell table:style-name="t8.A5" office:value-type="string">
            <text:p text:style-name="P19">7 мкЗв/ч</text:p>
          </table:table-cell>
          <table:table-cell table:style-name="t8.D3" office:value-type="string">
            <text:p text:style-name="P14">$8-32</text:p>
          </table:table-cell>
          <table:table-cell table:style-name="t8.D3" office:value-type="string">
            <text:p text:style-name="P14">$8-42</text:p>
          </table:table-cell>
          <table:table-cell table:style-name="t8.D3" office:value-type="string">
            <text:p text:style-name="P14">$8-52</text:p>
          </table:table-cell>
          <table:table-cell table:style-name="t8.D3" office:value-type="string">
            <text:p text:style-name="P14">$8-62</text:p>
          </table:table-cell>
          <table:table-cell table:style-name="t8.D3" office:value-type="string">
            <text:p text:style-name="P14">$8-72</text:p>
          </table:table-cell>
          <table:table-cell table:style-name="t8.D3" office:value-type="string">
            <text:p text:style-name="P14">$8-82</text:p>
          </table:table-cell>
          <table:table-cell table:style-name="t8.D3" office:value-type="string">
            <text:p text:style-name="P15">$8-02</text:p>
          </table:table-cell>
          <table:table-cell table:style-name="t8.D3" office:value-type="string">
            <text:p text:style-name="P14">$8-12</text:p>
          </table:table-cell>
          <table:table-cell table:style-name="t8.D3" office:value-type="string">
            <text:p text:style-name="P14">$8-22</text:p>
          </table:table-cell>
          <table:covered-table-cell/>
        </table:table-row>
        <table:table-row>
          <table:table-cell table:style-name="t8.A5" office:value-type="string">
            <text:p text:style-name="P19">70 мкЗв/ч</text:p>
          </table:table-cell>
          <table:table-cell table:style-name="t8.D3" office:value-type="string">
            <text:p text:style-name="P14">$8-33</text:p>
          </table:table-cell>
          <table:table-cell table:style-name="t8.D3" office:value-type="string">
            <text:p text:style-name="P14">$8-43</text:p>
          </table:table-cell>
          <table:table-cell table:style-name="t8.D3" office:value-type="string">
            <text:p text:style-name="P14">$8-53</text:p>
          </table:table-cell>
          <table:table-cell table:style-name="t8.D3" office:value-type="string">
            <text:p text:style-name="P14">$8-63</text:p>
          </table:table-cell>
          <table:table-cell table:style-name="t8.D3" office:value-type="string">
            <text:p text:style-name="P14">$8-73</text:p>
          </table:table-cell>
          <table:table-cell table:style-name="t8.D3" office:value-type="string">
            <text:p text:style-name="P14">$8-83</text:p>
          </table:table-cell>
          <table:table-cell table:style-name="t8.D3" office:value-type="string">
            <text:p text:style-name="P15">$8-03</text:p>
          </table:table-cell>
          <table:table-cell table:style-name="t8.D3" office:value-type="string">
            <text:p text:style-name="P14">$8-13</text:p>
          </table:table-cell>
          <table:table-cell table:style-name="t8.D3" office:value-type="string">
            <text:p text:style-name="P14">$8-23</text:p>
          </table:table-cell>
          <table:covered-table-cell/>
        </table:table-row>
        <table:table-row>
          <table:table-cell table:style-name="t8.A5" office:value-type="string">
            <text:p text:style-name="P19">0.7 мЗв/ч</text:p>
          </table:table-cell>
          <table:table-cell table:style-name="t8.D3" office:value-type="string">
            <text:p text:style-name="P14">$8-34</text:p>
          </table:table-cell>
          <table:table-cell table:style-name="t8.D3" office:value-type="string">
            <text:p text:style-name="P14">$8-44</text:p>
          </table:table-cell>
          <table:table-cell table:style-name="t8.D3" office:value-type="string">
            <text:p text:style-name="P14">$8-54</text:p>
          </table:table-cell>
          <table:table-cell table:style-name="t8.D3" office:value-type="string">
            <text:p text:style-name="P14">$8-64</text:p>
          </table:table-cell>
          <table:table-cell table:style-name="t8.D3" office:value-type="string">
            <text:p text:style-name="P14">$8-74</text:p>
          </table:table-cell>
          <table:table-cell table:style-name="t8.D3" office:value-type="string">
            <text:p text:style-name="P14">$8-84</text:p>
          </table:table-cell>
          <table:table-cell table:style-name="t8.D3" office:value-type="string">
            <text:p text:style-name="P15">$8-04</text:p>
          </table:table-cell>
          <table:table-cell table:style-name="t8.D3" office:value-type="string">
            <text:p text:style-name="P14">$8-14</text:p>
          </table:table-cell>
          <table:table-cell table:style-name="t8.D3" office:value-type="string">
            <text:p text:style-name="P14">$8-24</text:p>
          </table:table-cell>
          <table:covered-table-cell/>
        </table:table-row>
        <table:table-row>
          <table:table-cell table:style-name="t8.A5" office:value-type="string">
            <text:p text:style-name="P19">7,0 мЗв/ч</text:p>
          </table:table-cell>
          <table:table-cell table:style-name="t8.D3" office:value-type="string">
            <text:p text:style-name="P14">$8-35</text:p>
          </table:table-cell>
          <table:table-cell table:style-name="t8.D3" office:value-type="string">
            <text:p text:style-name="P14">$8-45</text:p>
          </table:table-cell>
          <table:table-cell table:style-name="t8.D3" office:value-type="string">
            <text:p text:style-name="P14">$8-55</text:p>
          </table:table-cell>
          <table:table-cell table:style-name="t8.D3" office:value-type="string">
            <text:p text:style-name="P14">$8-65</text:p>
          </table:table-cell>
          <table:table-cell table:style-name="t8.D3" office:value-type="string">
            <text:p text:style-name="P14">$8-75</text:p>
          </table:table-cell>
          <table:table-cell table:style-name="t8.D3" office:value-type="string">
            <text:p text:style-name="P14">$8-85</text:p>
          </table:table-cell>
          <table:table-cell table:style-name="t8.D3" office:value-type="string">
            <text:p text:style-name="P15">$8-05</text:p>
          </table:table-cell>
          <table:table-cell table:style-name="t8.D3" office:value-type="string">
            <text:p text:style-name="P14">$8-15</text:p>
          </table:table-cell>
          <table:table-cell table:style-name="t8.D3" office:value-type="string">
            <text:p text:style-name="P14">$8-25</text:p>
          </table:table-cell>
          <table:covered-table-cell/>
        </table:table-row>
        <table:table-row>
          <table:table-cell table:style-name="t8.A5" office:value-type="string">
            <text:p text:style-name="P19">70 мЗв/ч</text:p>
          </table:table-cell>
          <table:table-cell table:style-name="t8.D3" office:value-type="string">
            <text:p text:style-name="P14">$8-36</text:p>
          </table:table-cell>
          <table:table-cell table:style-name="t8.D3" office:value-type="string">
            <text:p text:style-name="P14">$8-46</text:p>
          </table:table-cell>
          <table:table-cell table:style-name="t8.D3" office:value-type="string">
            <text:p text:style-name="P14">$8-56</text:p>
          </table:table-cell>
          <table:table-cell table:style-name="t8.D3" office:value-type="string">
            <text:p text:style-name="P14">$8-66</text:p>
          </table:table-cell>
          <table:table-cell table:style-name="t8.D3" office:value-type="string">
            <text:p text:style-name="P14">$8-76</text:p>
          </table:table-cell>
          <table:table-cell table:style-name="t8.D3" office:value-type="string">
            <text:p text:style-name="P14">$8-86</text:p>
          </table:table-cell>
          <table:table-cell table:style-name="t8.D3" office:value-type="string">
            <text:p text:style-name="P15">$8-06</text:p>
          </table:table-cell>
          <table:table-cell table:style-name="t8.D3" office:value-type="string">
            <text:p text:style-name="P14">$8-16</text:p>
          </table:table-cell>
          <table:table-cell table:style-name="t8.D3" office:value-type="string">
            <text:p text:style-name="P14">$8-26</text:p>
          </table:table-cell>
          <table:covered-table-cell/>
        </table:table-row>
        <table:table-row>
          <table:table-cell table:style-name="t8.A5" office:value-type="string">
            <text:p text:style-name="P19">0,<text:span text:style-name="T50">35</text:span> Зв/ч</text:p>
          </table:table-cell>
          <table:table-cell table:style-name="t8.D3" office:value-type="string">
            <text:p text:style-name="P14">$8-37</text:p>
          </table:table-cell>
          <table:table-cell table:style-name="t8.D3" office:value-type="string">
            <text:p text:style-name="P14">$8-47</text:p>
          </table:table-cell>
          <table:table-cell table:style-name="t8.D3" office:value-type="string">
            <text:p text:style-name="P14">$8-57</text:p>
          </table:table-cell>
          <table:table-cell table:style-name="t8.D3" office:value-type="string">
            <text:p text:style-name="P14">$8-67</text:p>
          </table:table-cell>
          <table:table-cell table:style-name="t8.D3" office:value-type="string">
            <text:p text:style-name="P14">$8-77</text:p>
          </table:table-cell>
          <table:table-cell table:style-name="t8.D3" office:value-type="string">
            <text:p text:style-name="P14">$8-87</text:p>
          </table:table-cell>
          <table:table-cell table:style-name="t8.D3" office:value-type="string">
            <text:p text:style-name="P15">$8-07</text:p>
          </table:table-cell>
          <table:table-cell table:style-name="t8.D3" office:value-type="string">
            <text:p text:style-name="P14">$8-17</text:p>
          </table:table-cell>
          <table:table-cell table:style-name="t8.D3" office:value-type="string">
            <text:p text:style-name="P14">$8-27</text:p>
          </table:table-cell>
          <table:covered-table-cell/>
        </table:table-row>
        <table:table-row>
          <table:table-cell table:style-name="t8.A13" office:value-type="string">
            <text:p text:style-name="P19"><text:span text:style-name="T50">0</text:span>,<text:span text:style-name="T50">5</text:span>Зв/ч</text:p>
          </table:table-cell>
          <table:table-cell table:style-name="t8.B13" office:value-type="string">
            <text:p text:style-name="P14">$8-38</text:p>
          </table:table-cell>
          <table:table-cell table:style-name="t8.B13" office:value-type="string">
            <text:p text:style-name="P14">$8-48</text:p>
          </table:table-cell>
          <table:table-cell table:style-name="t8.B13" office:value-type="string">
            <text:p text:style-name="P14">$8-58</text:p>
          </table:table-cell>
          <table:table-cell table:style-name="t8.B13" office:value-type="string">
            <text:p text:style-name="P14">$8-68</text:p>
          </table:table-cell>
          <table:table-cell table:style-name="t8.B13" office:value-type="string">
            <text:p text:style-name="P14">$8-78</text:p>
          </table:table-cell>
          <table:table-cell table:style-name="t8.B13" office:value-type="string">
            <text:p text:style-name="P14">$8-88</text:p>
          </table:table-cell>
          <table:table-cell table:style-name="t8.B13" office:value-type="string">
            <text:p text:style-name="P15">$8-08</text:p>
          </table:table-cell>
          <table:table-cell table:style-name="t8.B13" office:value-type="string">
            <text:p text:style-name="P14">$8-18</text:p>
          </table:table-cell>
          <table:table-cell table:style-name="t8.B13" office:value-type="string">
            <text:p text:style-name="P14">$8-28</text:p>
          </table:table-cell>
          <table:covered-table-cell/>
        </table:table-row>
      </table:table>
      <text:p text:style-name="Text_20_body"/>
      <table:table table:name="t9" table:style-name="t9">
        <table:table-column table:style-name="t9.A"/>
        <table:table-column table:style-name="t9.B" table:number-columns-repeated="4"/>
        <table:table-column table:style-name="t9.F"/>
        <text:soft-page-break/>
        <table:table-row>
          <table:table-cell table:style-name="t9.A1" table:number-columns-spanned="6" office:value-type="string">
            <text:p text:style-name="P45">Проверка основной относительной погрешности измерения плотности </text:p>
            <text:p text:style-name="P46">потока нейтронного излучения с БДКН-0<text:span text:style-name="T21">1</text:span> № <text:span text:style-name="T30">$serial</text:span></text:p>
          </table:table-cell>
          <table:covered-table-cell/>
          <table:covered-table-cell/>
          <table:covered-table-cell/>
          <table:covered-table-cell/>
          <table:covered-table-cell/>
        </table:table-row>
        <table:table-row>
          <table:table-cell table:style-name="t9.A2" office:value-type="string">
            <text:p text:style-name="P26">Плотность потока <text:line-break/>в поверяемой точке <text:span text:style-name="T36"></text:span><text:span text:style-name="T48">0</text:span><text:span text:style-name="T40">i</text:span> ,<text:line-break/>с<text:span text:style-name="T33">-1</text:span>см<text:span text:style-name="T33">-2</text:span></text:p>
          </table:table-cell>
          <table:table-cell table:style-name="t9.B2" office:value-type="string">
            <text:p text:style-name="P25">Фон</text:p>
            <text:p text:style-name="P25"><text:span text:style-name="T21">R=</text:span>2<text:span text:style-name="T21">,0</text:span>м</text:p>
          </table:table-cell>
          <table:table-cell table:style-name="t9.B2" office:value-type="string">
            <text:p text:style-name="P26">ИБН-<text:span text:style-name="T21">8-3</text:span></text:p>
            <text:p text:style-name="P25">№<text:span text:style-name="T21">027</text:span></text:p>
            <text:p text:style-name="P25"><text:span text:style-name="T21">R=2,0</text:span>м</text:p>
            <text:p text:style-name="P28">B(R)=0,600</text:p>
            <text:p text:style-name="P25"><text:span text:style-name="T23"></text:span><text:span text:style-name="T40">0i</text:span><text:span text:style-name="T21">=5,9</text:span></text:p>
            <text:p text:style-name="P2"><text:span text:style-name="T21">1</text:span>,<text:span text:style-name="T21">0</text:span>-1<text:span text:style-name="T21">0</text:span></text:p>
          </table:table-cell>
          <table:table-cell table:style-name="t9.B2" office:value-type="string">
            <text:p text:style-name="P26">ИБН-<text:span text:style-name="T21">8-6</text:span></text:p>
            <text:p text:style-name="P25">№0<text:span text:style-name="T21">10</text:span></text:p>
            <text:p text:style-name="P25"><text:span text:style-name="T21">R=2,0</text:span>м</text:p>
            <text:p text:style-name="P28">B(R)=0,600</text:p>
            <text:p text:style-name="P25"><text:span text:style-name="T23"></text:span><text:span text:style-name="T40">0i</text:span><text:span text:style-name="T21">=57,</text:span>0</text:p>
            <text:p text:style-name="P25">20-100</text:p>
          </table:table-cell>
          <table:table-cell table:style-name="t9.B2" office:value-type="string">
            <text:p text:style-name="P48">ИБН-8-6</text:p>
            <text:p text:style-name="P47"><text:span text:style-name="T21"><text:s text:c="3"/></text:span>№<text:span text:style-name="T21">010</text:span></text:p>
            <text:p text:style-name="P47"><text:span text:style-name="T21">R=1,0</text:span>м</text:p>
            <text:p text:style-name="P49">B(R)=0,863</text:p>
            <text:p text:style-name="P47"><text:span text:style-name="T23"></text:span><text:span text:style-name="T40">0i</text:span><text:span text:style-name="T21">=235</text:span></text:p>
            <text:p text:style-name="P48">210<text:span text:style-name="T33">2</text:span> - 10<text:span text:style-name="T33">3</text:span></text:p>
          </table:table-cell>
          <table:table-cell table:style-name="t9.F2" office:value-type="string">
            <text:p text:style-name="P48">ИБН-8-6</text:p>
            <text:p text:style-name="P47"><text:span text:style-name="T21"><text:s text:c="3"/></text:span>№<text:span text:style-name="T21">010</text:span></text:p>
            <text:p text:style-name="P47"><text:span text:style-name="T21">R=0,5</text:span>м</text:p>
            <text:p text:style-name="P49">B(R)=0,957</text:p>
            <text:p text:style-name="P47"><text:span text:style-name="T23"></text:span><text:span text:style-name="T40">0i</text:span><text:span text:style-name="T21">=1019</text:span></text:p>
            <text:p text:style-name="P48">210<text:span text:style-name="T33">3</text:span> - 10<text:span text:style-name="T33">4</text:span></text:p>
          </table:table-cell>
        </table:table-row>
        <table:table-row>
          <table:table-cell table:style-name="t9.A3" office:value-type="string">
            <text:p text:style-name="P27">Показания прибора в поверяемой точке</text:p>
            <text:p text:style-name="P24"><text:span text:style-name="T36"></text:span><text:span text:style-name="T48">0</text:span><text:span text:style-name="T40">i</text:span>, с<text:span text:style-name="T33">-1</text:span>см<text:span text:style-name="T33">-2 </text:span><text:span text:style-name="T59">,</text:span>ст, %</text:p>
          </table:table-cell>
          <table:table-cell table:style-name="t9.B3" office:value-type="string">
            <text:p text:style-name="P22"/>
          </table:table-cell>
          <table:table-cell table:style-name="t9.C3">
            <text:p text:style-name="P23"/>
          </table:table-cell>
          <table:table-cell table:style-name="t9.C3">
            <text:p text:style-name="P23"/>
          </table:table-cell>
          <table:table-cell table:style-name="t9.B3" office:value-type="string">
            <text:p text:style-name="P54"/>
          </table:table-cell>
          <table:table-cell table:style-name="t9.F3" office:value-type="string">
            <text:p text:style-name="P54"/>
          </table:table-cell>
        </table:table-row>
        <table:table-row>
          <table:table-cell table:style-name="t9.A3" office:value-type="string">
            <text:p text:style-name="P27">Среднее значение показаний, <text:span text:style-name="T36"></text:span><text:span text:style-name="T40">i</text:span>, с<text:span text:style-name="T33">-1</text:span>см<text:span text:style-name="T33">-2</text:span></text:p>
          </table:table-cell>
          <table:table-cell table:style-name="t9.B3" office:value-type="string">
            <text:p text:style-name="P23">$9-00</text:p>
          </table:table-cell>
          <table:table-cell table:style-name="t9.B3" office:value-type="string">
            <text:p text:style-name="P23">$9-01</text:p>
          </table:table-cell>
          <table:table-cell table:style-name="t9.B3" office:value-type="string">
            <text:p text:style-name="P23">$9-02</text:p>
          </table:table-cell>
          <table:table-cell table:style-name="t9.B3" office:value-type="string">
            <text:p text:style-name="P23">$9-03</text:p>
          </table:table-cell>
          <table:table-cell table:style-name="t9.F3" office:value-type="string">
            <text:p text:style-name="P23">$9-04</text:p>
          </table:table-cell>
        </table:table-row>
        <table:table-row>
          <table:table-cell table:style-name="t9.A3" office:value-type="string">
            <text:p text:style-name="P27">Результат измерения плотности потока в поверяемой точке</text:p>
            <text:p text:style-name="P24"><text:span text:style-name="T36"></text:span><text:span text:style-name="T41">np</text:span><text:span text:style-name="T40">i</text:span>, <text:span text:style-name="T38">с</text:span><text:span text:style-name="T33">-1</text:span><text:span text:style-name="T38">см</text:span><text:span text:style-name="T33">-2</text:span></text:p>
          </table:table-cell>
          <table:table-cell table:style-name="t9.B3" office:value-type="string">
            <text:p text:style-name="P22"/>
          </table:table-cell>
          <table:table-cell table:style-name="t9.B3" office:value-type="string">
            <text:p text:style-name="P23">$9-n21</text:p>
          </table:table-cell>
          <table:table-cell table:style-name="t9.B3" office:value-type="string">
            <text:p text:style-name="P23">$9-n22</text:p>
          </table:table-cell>
          <table:table-cell table:style-name="t9.B3" office:value-type="string">
            <text:p text:style-name="P23">$9-n23</text:p>
          </table:table-cell>
          <table:table-cell table:style-name="t9.F3" office:value-type="string">
            <text:p text:style-name="P23">$9-n24</text:p>
          </table:table-cell>
        </table:table-row>
        <table:table-row>
          <table:table-cell table:style-name="t9.A3" office:value-type="string">
            <text:p text:style-name="P27">Основная относительная погрешность измерения, <text:span text:style-name="T63">Δ</text:span><text:span text:style-name="T24">i</text:span>%</text:p>
          </table:table-cell>
          <table:table-cell table:style-name="t9.B3" office:value-type="string">
            <text:p text:style-name="P22"/>
          </table:table-cell>
          <table:table-cell table:style-name="t9.B3" office:value-type="string">
            <text:p text:style-name="P23">$9-n31</text:p>
          </table:table-cell>
          <table:table-cell table:style-name="t9.B3" office:value-type="string">
            <text:p text:style-name="P23">$9-n32</text:p>
          </table:table-cell>
          <table:table-cell table:style-name="t9.B3" office:value-type="string">
            <text:p text:style-name="P23">$9-n33</text:p>
          </table:table-cell>
          <table:table-cell table:style-name="t9.F3" office:value-type="string">
            <text:p text:style-name="P23">$9-n34</text:p>
          </table:table-cell>
        </table:table-row>
        <table:table-row>
          <table:table-cell table:style-name="t9.A3" office:value-type="string">
            <text:p text:style-name="P27">Доверительная граница основной относительной погрешности <text:span text:style-name="T63">Δ</text:span><text:span text:style-name="T24">i</text:span>, %</text:p>
          </table:table-cell>
          <table:table-cell table:style-name="t9.B3" office:value-type="string">
            <text:p text:style-name="P22"/>
            <text:p text:style-name="P21"/>
          </table:table-cell>
          <table:table-cell table:style-name="t9.B3" office:value-type="string">
            <text:p text:style-name="P23">$9-n41</text:p>
          </table:table-cell>
          <table:table-cell table:style-name="t9.B3" office:value-type="string">
            <text:p text:style-name="P23">$9-n42</text:p>
          </table:table-cell>
          <table:table-cell table:style-name="t9.B3" office:value-type="string">
            <text:p text:style-name="P23">$9-n43</text:p>
          </table:table-cell>
          <table:table-cell table:style-name="t9.F3" office:value-type="string">
            <text:p text:style-name="P23">$9-n44</text:p>
          </table:table-cell>
        </table:table-row>
        <table:table-row table:style-name="t9.8">
          <table:table-cell table:style-name="t9.A8" office:value-type="string">
            <text:p text:style-name="P35"><text:span text:style-name="T54">Пределосновной </text:span>относительной погрешности ,%</text:p>
          </table:table-cell>
          <table:table-cell table:style-name="t9.B8" office:value-type="string">
            <text:p text:style-name="P22"/>
          </table:table-cell>
          <table:table-cell table:style-name="t9.C8" table:number-columns-spanned="4" office:value-type="string">
            <text:p text:style-name="P22">±<text:span text:style-name="T50">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able:table-row>
          <table:table-cell table:style-name="t10.A1" table:number-columns-spanned="6" office:value-type="string">
            <text:p text:style-name="P51">Определение основной относительной погрешности измерения мощности дозы нейтронного излучения с БДКН-0<text:span text:style-name="T21">3</text:span> № <text:span text:style-name="T30">$serial</text:span></text:p>
          </table:table-cell>
          <table:covered-table-cell/>
          <table:covered-table-cell/>
          <table:covered-table-cell/>
          <table:covered-table-cell/>
          <table:covered-table-cell/>
        </table:table-row>
        <table:table-row>
          <table:table-cell table:style-name="t10.A2" office:value-type="string">
            <text:p text:style-name="P27"><text:span text:style-name="T50">Мощность дозы</text:span> в поверяемой точке</text:p>
            <text:p text:style-name="P32"><text:span text:style-name="T64">H*</text:span><text:span text:style-name="T71">oi</text:span><text:span text:style-name="T67">(10)</text:span><text:span text:style-name="T68">, </text:span><text:span text:style-name="T69">мкЗв/ч</text:span></text:p>
          </table:table-cell>
          <table:table-cell table:style-name="t10.B2" office:value-type="string">
            <text:p text:style-name="P25">Фон</text:p>
            <text:p text:style-name="P25"><text:span text:style-name="T21">R=</text:span>2<text:span text:style-name="T21">,0</text:span>м</text:p>
          </table:table-cell>
          <table:table-cell table:style-name="t10.B2" office:value-type="string">
            <text:p text:style-name="P26">ИБН-<text:span text:style-name="T21">8-3</text:span></text:p>
            <text:p text:style-name="P25">№<text:span text:style-name="T21">027</text:span></text:p>
            <text:p text:style-name="P25"><text:span text:style-name="T21">R=2,0</text:span>м</text:p>
            <text:p text:style-name="P25"><text:span text:style-name="T21">B(R)=0,</text:span>866</text:p>
            <text:p text:style-name="P25"><text:span text:style-name="T64">H</text:span><text:span text:style-name="T75">*</text:span><text:span text:style-name="T71">oi</text:span><text:span text:style-name="T67">(10)</text:span><text:span text:style-name="T21">=</text:span><text:span text:style-name="T50">8,3</text:span></text:p>
            <text:p text:style-name="P2">1-10</text:p>
          </table:table-cell>
          <table:table-cell table:style-name="t10.B2" office:value-type="string">
            <text:p text:style-name="P26">ИБН-<text:span text:style-name="T21">8-6</text:span></text:p>
            <text:p text:style-name="P25">№0<text:span text:style-name="T21">10</text:span></text:p>
            <text:p text:style-name="P25"><text:span text:style-name="T21">R=2,0</text:span>м</text:p>
            <text:p text:style-name="P25"><text:span text:style-name="T21">B(R)=0,</text:span>866</text:p>
            <text:p text:style-name="P25"><text:span text:style-name="T64">H</text:span><text:span text:style-name="T75">*</text:span><text:span text:style-name="T71">oi</text:span><text:span text:style-name="T67">(10)</text:span><text:span text:style-name="T21">=</text:span><text:span text:style-name="T50">80</text:span></text:p>
            <text:p text:style-name="P29">20-100</text:p>
          </table:table-cell>
          <table:table-cell table:style-name="t10.B2" office:value-type="string">
            <text:p text:style-name="P48">ИБН-8-6</text:p>
            <text:p text:style-name="P47">№<text:span text:style-name="T21">010</text:span></text:p>
            <text:p text:style-name="P47"><text:span text:style-name="T21">R=1,0</text:span>м</text:p>
            <text:p text:style-name="P47"><text:span text:style-name="T21">B(R)=0,</text:span>957</text:p>
            <text:p text:style-name="P47"><text:span text:style-name="T64">H</text:span><text:span text:style-name="T75">*</text:span><text:span text:style-name="T71">oi</text:span><text:span text:style-name="T67">(10)</text:span><text:span text:style-name="T21">=</text:span><text:span text:style-name="T50">331</text:span></text:p>
            <text:p text:style-name="P50">2<text:span text:style-name="T77">·</text:span>10<text:span text:style-name="T33">2</text:span>-10<text:span text:style-name="T33">3</text:span></text:p>
          </table:table-cell>
          <table:table-cell table:style-name="t10.F2" office:value-type="string">
            <text:p text:style-name="P48">ИБН-8-6</text:p>
            <text:p text:style-name="P47">№<text:span text:style-name="T21">010</text:span></text:p>
            <text:p text:style-name="P47"><text:span text:style-name="T21">R=0,5</text:span>м</text:p>
            <text:p text:style-name="P47"><text:span text:style-name="T21">B(R)=0,9</text:span>91</text:p>
            <text:p text:style-name="P47"><text:span text:style-name="T64">H</text:span><text:span text:style-name="T75">*</text:span><text:span text:style-name="T71">oi</text:span><text:span text:style-name="T67">(10)</text:span><text:span text:style-name="T21">=</text:span><text:span text:style-name="T50">1434</text:span></text:p>
            <text:p text:style-name="P50">2<text:span text:style-name="T77">·</text:span>10<text:span text:style-name="T33">3</text:span>-10<text:span text:style-name="T33">4</text:span></text:p>
          </table:table-cell>
        </table:table-row>
        <table:table-row>
          <table:table-cell table:style-name="t10.A3" office:value-type="string">
            <text:p text:style-name="P31">Показания прибора в поверяемой точке</text:p>
            <text:p text:style-name="P30"><text:span text:style-name="T65">H</text:span><text:span text:style-name="T76">*</text:span><text:span text:style-name="T72">i</text:span><text:span text:style-name="T70">(10) мкЗв/ч, </text:span><text:span text:style-name="T60">±δ</text:span><text:span text:style-name="T38">ст</text:span>, %</text:p>
          </table:table-cell>
          <table:table-cell table:style-name="t10.B3" office:value-type="string">
            <text:p text:style-name="P22"/>
          </table:table-cell>
          <table:table-cell table:style-name="t10.C3">
            <text:p text:style-name="P23"/>
          </table:table-cell>
          <table:table-cell table:style-name="t10.C3">
            <text:p text:style-name="P23"/>
          </table:table-cell>
          <table:table-cell table:style-name="t10.B3" office:value-type="string">
            <text:p text:style-name="P54"/>
          </table:table-cell>
          <table:table-cell table:style-name="t10.F3" office:value-type="string">
            <text:p text:style-name="P54"/>
          </table:table-cell>
        </table:table-row>
        <table:table-row>
          <table:table-cell table:style-name="t10.A3" office:value-type="string">
            <text:p text:style-name="P31">Среднее значение показаний, <text:span text:style-name="T66">H</text:span><text:span text:style-name="T76">*</text:span><text:span text:style-name="T72">i</text:span><text:span text:style-name="T70">(10) мкЗв/ч</text:span></text:p>
          </table:table-cell>
          <table:table-cell table:style-name="t10.B4" office:value-type="string">
            <text:p text:style-name="P23">$<text:span text:style-name="T50">10</text:span>-00</text:p>
          </table:table-cell>
          <table:table-cell table:style-name="t10.B4" office:value-type="string">
            <text:p text:style-name="P23">$<text:span text:style-name="T50">10</text:span>-01</text:p>
          </table:table-cell>
          <table:table-cell table:style-name="t10.B4" office:value-type="string">
            <text:p text:style-name="P23">$<text:span text:style-name="T50">10</text:span>-02</text:p>
          </table:table-cell>
          <table:table-cell table:style-name="t10.B4" office:value-type="string">
            <text:p text:style-name="P23">$<text:span text:style-name="T50">10</text:span>-03</text:p>
          </table:table-cell>
          <table:table-cell table:style-name="t10.F3" office:value-type="string">
            <text:p text:style-name="P23">$<text:span text:style-name="T50">10</text:span>-04</text:p>
          </table:table-cell>
        </table:table-row>
        <table:table-row>
          <table:table-cell table:style-name="t10.A3" office:value-type="string">
            <text:p text:style-name="P31">Результат измерения мощности дозы в поверяемой точке</text:p>
            <text:p text:style-name="P30"><text:span text:style-name="T65">H</text:span><text:span text:style-name="T76">*</text:span><text:span text:style-name="T73">пр</text:span><text:span text:style-name="T74">i</text:span><text:span text:style-name="T70">(10) мкЗв/ч</text:span></text:p>
          </table:table-cell>
          <table:table-cell table:style-name="t10.B4" office:value-type="string">
            <text:p text:style-name="P22"/>
          </table:table-cell>
          <table:table-cell table:style-name="t10.B4" office:value-type="string">
            <text:p text:style-name="P23">$10-n21</text:p>
          </table:table-cell>
          <table:table-cell table:style-name="t10.B4" office:value-type="string">
            <text:p text:style-name="P23">$10-n22</text:p>
          </table:table-cell>
          <table:table-cell table:style-name="t10.B4" office:value-type="string">
            <text:p text:style-name="P23">$10-n23</text:p>
          </table:table-cell>
          <table:table-cell table:style-name="t10.F3" office:value-type="string">
            <text:p text:style-name="P23">$10-n24</text:p>
          </table:table-cell>
        </table:table-row>
        <table:table-row>
          <table:table-cell table:style-name="t10.A3" office:value-type="string">
            <text:p text:style-name="P27">Основная относительная погрешность измерения, </text:p>
            <text:p text:style-name="P27"><text:span text:style-name="T37">θ</text:span><text:span text:style-name="T49">пр</text:span><text:span text:style-name="T42">i</text:span>, %</text:p>
          </table:table-cell>
          <table:table-cell table:style-name="t10.B4" office:value-type="string">
            <text:p text:style-name="P22"/>
          </table:table-cell>
          <table:table-cell table:style-name="t10.B4" office:value-type="string">
            <text:p text:style-name="P23">$10-n31</text:p>
          </table:table-cell>
          <table:table-cell table:style-name="t10.B4" office:value-type="string">
            <text:p text:style-name="P23">$10-n32</text:p>
          </table:table-cell>
          <table:table-cell table:style-name="t10.B4" office:value-type="string">
            <text:p text:style-name="P23">$10-n33</text:p>
          </table:table-cell>
          <table:table-cell table:style-name="t10.F3" office:value-type="string">
            <text:p text:style-name="P23">$10-n34</text:p>
          </table:table-cell>
        </table:table-row>
        <table:table-row>
          <table:table-cell table:style-name="t10.A3" office:value-type="string">
            <text:p text:style-name="P27">Доверительная граница основной относительной погрешности, <text:span text:style-name="T63">Δ</text:span><text:span text:style-name="T43">i</text:span>, %</text:p>
          </table:table-cell>
          <table:table-cell table:style-name="t10.B4" office:value-type="string">
            <text:p text:style-name="P22"/>
            <text:p text:style-name="P21"/>
          </table:table-cell>
          <table:table-cell table:style-name="t10.B4" office:value-type="string">
            <text:p text:style-name="P23">$10-n41</text:p>
          </table:table-cell>
          <table:table-cell table:style-name="t10.B4" office:value-type="string">
            <text:p text:style-name="P23">$10-n42</text:p>
          </table:table-cell>
          <table:table-cell table:style-name="t10.B4" office:value-type="string">
            <text:p text:style-name="P23">$10-n43</text:p>
          </table:table-cell>
          <table:table-cell table:style-name="t10.F3" office:value-type="string">
            <text:p text:style-name="P23">$10-n44</text:p>
          </table:table-cell>
        </table:table-row>
        <table:table-row table:style-name="t10.8">
          <table:table-cell table:style-name="t10.A8" office:value-type="string">
            <text:p text:style-name="P35"><text:span text:style-name="T54">Пределосновной </text:span>относительной погрешности , %</text:p>
          </table:table-cell>
          <table:table-cell table:style-name="t10.B8" office:value-type="string">
            <text:p text:style-name="P22"/>
          </table:table-cell>
          <table:table-cell table:style-name="t10.C8" table:number-columns-spanned="4" office:value-type="string">
            <text:p text:style-name="P22">±<text:span text:style-name="T50">20</text:span></text:p>
          </table:table-cell>
          <table:covered-table-cell/>
          <table:covered-table-cell/>
          <table:covered-table-cell/>
        </table:table-row>
      </table:table>
      <table:table table:name="t11" table:style-name="t11">
        <table:table-column table:style-name="t11.A"/>
        <table:table-column table:style-name="t11.B"/>
        <table:table-column table:style-name="t11.C"/>
        <table:table-column table:style-name="t11.D"/>
        <table:table-column table:style-name="t11.E"/>
        <table:table-column table:style-name="t11.B"/>
        <table:table-column table:style-name="t11.C"/>
        <table:table-column table:style-name="t11.H"/>
        <table:table-column table:style-name="t11.I"/>
        <table:table-column table:style-name="t11.J"/>
        <table:table-column table:style-name="t11.K"/>
        <table:table-row table:style-name="t11.1">
          <table:table-cell table:style-name="t11.A1" table:number-columns-spanned="11" office:value-type="string">
            <text:p text:style-name="P39"><text:span text:style-name="T25">Определение основной относительной погрешности измерения плотности потока <text:s/>с блоком БДПА-01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36">Плотность потока в <text:span text:style-name="T21">контроль-ной</text:span> точке <text:span text:style-name="T78"></text:span><text:span text:style-name="T38">0</text:span><text:span text:style-name="T39">i</text:span>,</text:p>
            <text:p text:style-name="P37"><text:s/>мин<text:span text:style-name="T33">-1</text:span>·см<text:span text:style-name="T33">-2</text:span></text:p>
          </table:table-cell>
          <table:table-cell table:style-name="t11.B2" table:number-rows-spanned="3" office:value-type="string">
            <text:p text:style-name="P33">Номер источ-ника</text:p>
          </table:table-cell>
          <table:table-cell table:style-name="t11.B2" table:number-rows-spanned="3" office:value-type="string">
            <text:p text:style-name="P33">Рассто-яние до источ-ника, </text:p>
            <text:p text:style-name="P33"><text:span text:style-name="T22">R</text:span>, с</text:p>
          </table:table-cell>
          <table:table-cell table:style-name="t11.B2" table:number-columns-spanned="5" office:value-type="string">
            <text:p text:style-name="P52">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1.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1.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1.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1.3">
          <table:covered-table-cell/>
          <table:covered-table-cell/>
          <table:covered-table-cell/>
          <table:table-cell table:style-name="t11.D3" table:number-rows-spanned="2" office:value-type="string">
            <text:p text:style-name="P52">Фон</text:p>
          </table:table-cell>
          <table:table-cell table:style-name="t11.D3" table:number-columns-spanned="3" office:value-type="string">
            <text:p text:style-name="P52">Измеренное значение </text:p>
          </table:table-cell>
          <table:covered-table-cell/>
          <table:covered-table-cell/>
          <table:table-cell table:style-name="t11.D3" table:number-rows-spanned="2" office:value-type="string">
            <text:p text:style-name="P52">Среднее значение, <text:span text:style-name="T58"></text:span><text:span text:style-name="T38">ср</text:span></text:p>
          </table:table-cell>
          <table:covered-table-cell/>
          <table:covered-table-cell/>
          <table:covered-table-cell/>
        </table:table-row>
        <table:table-row table:style-name="t11.4">
          <table:covered-table-cell/>
          <table:covered-table-cell/>
          <table:covered-table-cell/>
          <table:covered-table-cell/>
          <table:table-cell table:style-name="t11.E4" office:value-type="string">
            <text:p text:style-name="P53"><text:span text:style-name="T61"></text:span><text:span text:style-name="T38">1</text:span></text:p>
          </table:table-cell>
          <table:table-cell table:style-name="t11.E4" office:value-type="string">
            <text:p text:style-name="P52"><text:span text:style-name="T62"></text:span><text:span text:style-name="T38">2</text:span></text:p>
          </table:table-cell>
          <table:table-cell table:style-name="t11.E4" office:value-type="string">
            <text:p text:style-name="P52"><text:span text:style-name="T62"></text:span><text:span text:style-name="T38">3</text:span></text:p>
          </table:table-cell>
          <table:covered-table-cell/>
          <table:covered-table-cell/>
          <table:covered-table-cell/>
          <table:covered-table-cell/>
        </table:table-row>
        <table:table-row>
          <table:table-cell table:style-name="t11.A5" office:value-type="float" office:value="78.3">
            <text:p text:style-name="P20">78.3</text:p>
          </table:table-cell>
          <table:table-cell table:style-name="t11.D3" office:value-type="string">
            <text:p text:style-name="P14">$11-30</text:p>
          </table:table-cell>
          <table:table-cell table:style-name="t11.D3" office:value-type="string">
            <text:p text:style-name="P14">$11-40</text:p>
          </table:table-cell>
          <table:table-cell table:style-name="t11.D3" office:value-type="string">
            <text:p text:style-name="P14">$11-50</text:p>
          </table:table-cell>
          <table:table-cell table:style-name="t11.D3" office:value-type="string">
            <text:p text:style-name="P14">$11-60</text:p>
          </table:table-cell>
          <table:table-cell table:style-name="t11.D3" office:value-type="string">
            <text:p text:style-name="P14">$11-70</text:p>
          </table:table-cell>
          <table:table-cell table:style-name="t11.D3" office:value-type="string">
            <text:p text:style-name="P14">$11-80</text:p>
          </table:table-cell>
          <table:table-cell table:style-name="t11.D3" office:value-type="string">
            <text:p text:style-name="P15">$11-00</text:p>
          </table:table-cell>
          <table:table-cell table:style-name="t11.D3" office:value-type="string">
            <text:p text:style-name="P14">$11-10</text:p>
          </table:table-cell>
          <table:table-cell table:style-name="t11.D3" office:value-type="string">
            <text:p text:style-name="P14">$11-20</text:p>
          </table:table-cell>
          <table:table-cell table:style-name="t11.K5" table:number-rows-spanned="4" office:value-type="string">
            <text:p text:style-name="P22">±<text:span text:style-name="T21">20</text:span></text:p>
          </table:table-cell>
        </table:table-row>
        <table:table-row>
          <table:table-cell table:style-name="t11.A6" office:value-type="string">
            <text:p text:style-name="P20"><text:span text:style-name="T50">7</text:span>43</text:p>
          </table:table-cell>
          <table:table-cell table:style-name="t11.D3" office:value-type="string">
            <text:p text:style-name="P14">$11-31</text:p>
          </table:table-cell>
          <table:table-cell table:style-name="t11.D3" office:value-type="string">
            <text:p text:style-name="P14">$11-41</text:p>
          </table:table-cell>
          <table:table-cell table:style-name="t11.D3" office:value-type="string">
            <text:p text:style-name="P14">$11-51</text:p>
          </table:table-cell>
          <table:table-cell table:style-name="t11.D3" office:value-type="string">
            <text:p text:style-name="P14">$11-61</text:p>
          </table:table-cell>
          <table:table-cell table:style-name="t11.D3" office:value-type="string">
            <text:p text:style-name="P14">$11-71</text:p>
          </table:table-cell>
          <table:table-cell table:style-name="t11.D3" office:value-type="string">
            <text:p text:style-name="P14">$11-81</text:p>
          </table:table-cell>
          <table:table-cell table:style-name="t11.D3" office:value-type="string">
            <text:p text:style-name="P15">$11-01</text:p>
          </table:table-cell>
          <table:table-cell table:style-name="t11.D3" office:value-type="string">
            <text:p text:style-name="P14">$11-11</text:p>
          </table:table-cell>
          <table:table-cell table:style-name="t11.D3" office:value-type="string">
            <text:p text:style-name="P14">$11-21</text:p>
          </table:table-cell>
          <table:covered-table-cell/>
        </table:table-row>
        <table:table-row>
          <table:table-cell table:style-name="t11.A6" office:value-type="string">
            <text:p text:style-name="P19"><text:span text:style-name="T50">6</text:span><text:span text:style-name="T21">300</text:span></text:p>
          </table:table-cell>
          <table:table-cell table:style-name="t11.D3" office:value-type="string">
            <text:p text:style-name="P14">$11-32</text:p>
          </table:table-cell>
          <table:table-cell table:style-name="t11.D3" office:value-type="string">
            <text:p text:style-name="P14">$11-42</text:p>
          </table:table-cell>
          <table:table-cell table:style-name="t11.D3" office:value-type="string">
            <text:p text:style-name="P14">$11-52</text:p>
          </table:table-cell>
          <table:table-cell table:style-name="t11.D3" office:value-type="string">
            <text:p text:style-name="P14">$11-62</text:p>
          </table:table-cell>
          <table:table-cell table:style-name="t11.D3" office:value-type="string">
            <text:p text:style-name="P14">$11-72</text:p>
          </table:table-cell>
          <table:table-cell table:style-name="t11.D3" office:value-type="string">
            <text:p text:style-name="P14">$11-82</text:p>
          </table:table-cell>
          <table:table-cell table:style-name="t11.D3" office:value-type="string">
            <text:p text:style-name="P15">$11-02</text:p>
          </table:table-cell>
          <table:table-cell table:style-name="t11.D3" office:value-type="string">
            <text:p text:style-name="P14">$11-12</text:p>
          </table:table-cell>
          <table:table-cell table:style-name="t11.D3" office:value-type="string">
            <text:p text:style-name="P14">$11-22</text:p>
          </table:table-cell>
          <table:covered-table-cell/>
        </table:table-row>
        <table:table-row>
          <table:table-cell table:style-name="t11.A8" office:value-type="string">
            <text:p text:style-name="P20"><text:span text:style-name="T50">6</text:span>2100</text:p>
          </table:table-cell>
          <table:table-cell table:style-name="t11.B8" office:value-type="string">
            <text:p text:style-name="P14">$11-33</text:p>
          </table:table-cell>
          <table:table-cell table:style-name="t11.B8" office:value-type="string">
            <text:p text:style-name="P14">$11-43</text:p>
          </table:table-cell>
          <table:table-cell table:style-name="t11.B8" office:value-type="string">
            <text:p text:style-name="P14">$11-53</text:p>
          </table:table-cell>
          <table:table-cell table:style-name="t11.B8" office:value-type="string">
            <text:p text:style-name="P14">$11-63</text:p>
          </table:table-cell>
          <table:table-cell table:style-name="t11.B8" office:value-type="string">
            <text:p text:style-name="P14">$11-73</text:p>
          </table:table-cell>
          <table:table-cell table:style-name="t11.B8" office:value-type="string">
            <text:p text:style-name="P14">$11-83</text:p>
          </table:table-cell>
          <table:table-cell table:style-name="t11.B8" office:value-type="string">
            <text:p text:style-name="P15">$11-03</text:p>
          </table:table-cell>
          <table:table-cell table:style-name="t11.B8" office:value-type="string">
            <text:p text:style-name="P14">$11-13</text:p>
          </table:table-cell>
          <table:table-cell table:style-name="t11.B8" office:value-type="string">
            <text:p text:style-name="P14">$11-23</text:p>
          </table:table-cell>
          <table:covered-table-cell/>
        </table:table-row>
      </table:table>
      <table:table table:name="t12" table:style-name="t12">
        <table:table-column table:style-name="t12.A"/>
        <table:table-column table:style-name="t12.B"/>
        <table:table-column table:style-name="t12.C"/>
        <table:table-column table:style-name="t12.D"/>
        <table:table-column table:style-name="t12.E"/>
        <table:table-column table:style-name="t12.B"/>
        <table:table-column table:style-name="t12.C"/>
        <table:table-column table:style-name="t12.H"/>
        <table:table-column table:style-name="t12.I"/>
        <table:table-column table:style-name="t12.J"/>
        <table:table-column table:style-name="t12.K"/>
        <text:soft-page-break/>
        <table:table-row table:style-name="t12.1">
          <table:table-cell table:style-name="t12.A1" table:number-columns-spanned="11" office:value-type="string">
            <text:p text:style-name="P39"><text:span text:style-name="T25">Определение основной относительной погрешности измерения плотности потока <text:s/>с блоком БДПА-02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36">Плотность потока в <text:span text:style-name="T21">контроль-ной</text:span> точке <text:span text:style-name="T78"></text:span><text:span text:style-name="T38">0</text:span><text:span text:style-name="T39">i</text:span>,</text:p>
            <text:p text:style-name="P37"><text:s/>мин<text:span text:style-name="T33">-1</text:span>·см<text:span text:style-name="T33">-2</text:span></text:p>
          </table:table-cell>
          <table:table-cell table:style-name="t12.B2" table:number-rows-spanned="3" office:value-type="string">
            <text:p text:style-name="P33">Номер источ-ника</text:p>
          </table:table-cell>
          <table:table-cell table:style-name="t12.B2" table:number-rows-spanned="3" office:value-type="string">
            <text:p text:style-name="P33">Рассто-яние до источ-ника, </text:p>
            <text:p text:style-name="P33"><text:span text:style-name="T22">R</text:span>, с</text:p>
          </table:table-cell>
          <table:table-cell table:style-name="t12.B2" table:number-columns-spanned="5" office:value-type="string">
            <text:p text:style-name="P52">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2.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2.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2.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2.3">
          <table:covered-table-cell/>
          <table:covered-table-cell/>
          <table:covered-table-cell/>
          <table:table-cell table:style-name="t12.D3" table:number-rows-spanned="2" office:value-type="string">
            <text:p text:style-name="P52">Фон</text:p>
          </table:table-cell>
          <table:table-cell table:style-name="t12.D3" table:number-columns-spanned="3" office:value-type="string">
            <text:p text:style-name="P52">Измеренное значение </text:p>
          </table:table-cell>
          <table:covered-table-cell/>
          <table:covered-table-cell/>
          <table:table-cell table:style-name="t12.D3" table:number-rows-spanned="2" office:value-type="string">
            <text:p text:style-name="P52">Среднее значение, <text:span text:style-name="T58"></text:span><text:span text:style-name="T38">ср</text:span></text:p>
          </table:table-cell>
          <table:covered-table-cell/>
          <table:covered-table-cell/>
          <table:covered-table-cell/>
        </table:table-row>
        <table:table-row table:style-name="t12.4">
          <table:covered-table-cell/>
          <table:covered-table-cell/>
          <table:covered-table-cell/>
          <table:covered-table-cell/>
          <table:table-cell table:style-name="t12.E4" office:value-type="string">
            <text:p text:style-name="P53"><text:span text:style-name="T61"></text:span><text:span text:style-name="T38">1</text:span></text:p>
          </table:table-cell>
          <table:table-cell table:style-name="t12.E4" office:value-type="string">
            <text:p text:style-name="P52"><text:span text:style-name="T62"></text:span><text:span text:style-name="T38">2</text:span></text:p>
          </table:table-cell>
          <table:table-cell table:style-name="t12.E4" office:value-type="string">
            <text:p text:style-name="P52"><text:span text:style-name="T62"></text:span><text:span text:style-name="T38">3</text:span></text:p>
          </table:table-cell>
          <table:covered-table-cell/>
          <table:covered-table-cell/>
          <table:covered-table-cell/>
          <table:covered-table-cell/>
        </table:table-row>
        <table:table-row>
          <table:table-cell table:style-name="t12.A5" office:value-type="float" office:value="74.4">
            <text:p text:style-name="P20">74.4</text:p>
          </table:table-cell>
          <table:table-cell table:style-name="t12.D3" office:value-type="string">
            <text:p text:style-name="P14">$12-30</text:p>
          </table:table-cell>
          <table:table-cell table:style-name="t12.D3" office:value-type="string">
            <text:p text:style-name="P14">$12-40</text:p>
          </table:table-cell>
          <table:table-cell table:style-name="t12.D3" office:value-type="string">
            <text:p text:style-name="P14">$12-50</text:p>
          </table:table-cell>
          <table:table-cell table:style-name="t12.D3" office:value-type="string">
            <text:p text:style-name="P14">$12-60</text:p>
          </table:table-cell>
          <table:table-cell table:style-name="t12.D3" office:value-type="string">
            <text:p text:style-name="P14">$12-70</text:p>
          </table:table-cell>
          <table:table-cell table:style-name="t12.D3" office:value-type="string">
            <text:p text:style-name="P14">$12-80</text:p>
          </table:table-cell>
          <table:table-cell table:style-name="t12.D3" office:value-type="string">
            <text:p text:style-name="P15">$12-00</text:p>
          </table:table-cell>
          <table:table-cell table:style-name="t12.D3" office:value-type="string">
            <text:p text:style-name="P14">$12-10</text:p>
          </table:table-cell>
          <table:table-cell table:style-name="t12.D3" office:value-type="string">
            <text:p text:style-name="P14">$12-20</text:p>
          </table:table-cell>
          <table:table-cell table:style-name="t12.K5" table:number-rows-spanned="4" office:value-type="string">
            <text:p text:style-name="P22">±<text:span text:style-name="T21">20</text:span></text:p>
          </table:table-cell>
        </table:table-row>
        <table:table-row>
          <table:table-cell table:style-name="t12.A5" office:value-type="float" office:value="630">
            <text:p text:style-name="P20">630</text:p>
          </table:table-cell>
          <table:table-cell table:style-name="t12.D3" office:value-type="string">
            <text:p text:style-name="P14">$12-31</text:p>
          </table:table-cell>
          <table:table-cell table:style-name="t12.D3" office:value-type="string">
            <text:p text:style-name="P14">$12-41</text:p>
          </table:table-cell>
          <table:table-cell table:style-name="t12.D3" office:value-type="string">
            <text:p text:style-name="P14">$12-51</text:p>
          </table:table-cell>
          <table:table-cell table:style-name="t12.D3" office:value-type="string">
            <text:p text:style-name="P14">$12-61</text:p>
          </table:table-cell>
          <table:table-cell table:style-name="t12.D3" office:value-type="string">
            <text:p text:style-name="P14">$12-71</text:p>
          </table:table-cell>
          <table:table-cell table:style-name="t12.D3" office:value-type="string">
            <text:p text:style-name="P14">$12-81</text:p>
          </table:table-cell>
          <table:table-cell table:style-name="t12.D3" office:value-type="string">
            <text:p text:style-name="P15">$12-01</text:p>
          </table:table-cell>
          <table:table-cell table:style-name="t12.D3" office:value-type="string">
            <text:p text:style-name="P14">$12-11</text:p>
          </table:table-cell>
          <table:table-cell table:style-name="t12.D3" office:value-type="string">
            <text:p text:style-name="P14">$12-21</text:p>
          </table:table-cell>
          <table:covered-table-cell/>
        </table:table-row>
        <table:table-row>
          <table:table-cell table:style-name="t12.A5" office:value-type="float" office:value="5140">
            <text:p text:style-name="P20">5140</text:p>
          </table:table-cell>
          <table:table-cell table:style-name="t12.D3" office:value-type="string">
            <text:p text:style-name="P14">$12-32</text:p>
          </table:table-cell>
          <table:table-cell table:style-name="t12.D3" office:value-type="string">
            <text:p text:style-name="P14">$12-42</text:p>
          </table:table-cell>
          <table:table-cell table:style-name="t12.D3" office:value-type="string">
            <text:p text:style-name="P14">$12-52</text:p>
          </table:table-cell>
          <table:table-cell table:style-name="t12.D3" office:value-type="string">
            <text:p text:style-name="P14">$12-62</text:p>
          </table:table-cell>
          <table:table-cell table:style-name="t12.D3" office:value-type="string">
            <text:p text:style-name="P14">$12-72</text:p>
          </table:table-cell>
          <table:table-cell table:style-name="t12.D3" office:value-type="string">
            <text:p text:style-name="P14">$12-82</text:p>
          </table:table-cell>
          <table:table-cell table:style-name="t12.D3" office:value-type="string">
            <text:p text:style-name="P15">$12-02</text:p>
          </table:table-cell>
          <table:table-cell table:style-name="t12.D3" office:value-type="string">
            <text:p text:style-name="P14">$12-12</text:p>
          </table:table-cell>
          <table:table-cell table:style-name="t12.D3" office:value-type="string">
            <text:p text:style-name="P14">$12-22</text:p>
          </table:table-cell>
          <table:covered-table-cell/>
        </table:table-row>
        <table:table-row>
          <table:table-cell table:style-name="t12.A8" office:value-type="float" office:value="35600">
            <text:p text:style-name="P20">35600</text:p>
          </table:table-cell>
          <table:table-cell table:style-name="t12.B8" office:value-type="string">
            <text:p text:style-name="P14">$12-33</text:p>
          </table:table-cell>
          <table:table-cell table:style-name="t12.B8" office:value-type="string">
            <text:p text:style-name="P14">$12-43</text:p>
          </table:table-cell>
          <table:table-cell table:style-name="t12.B8" office:value-type="string">
            <text:p text:style-name="P14">$12-53</text:p>
          </table:table-cell>
          <table:table-cell table:style-name="t12.B8" office:value-type="string">
            <text:p text:style-name="P14">$12-63</text:p>
          </table:table-cell>
          <table:table-cell table:style-name="t12.B8" office:value-type="string">
            <text:p text:style-name="P14">$12-73</text:p>
          </table:table-cell>
          <table:table-cell table:style-name="t12.B8" office:value-type="string">
            <text:p text:style-name="P14">$12-83</text:p>
          </table:table-cell>
          <table:table-cell table:style-name="t12.B8" office:value-type="string">
            <text:p text:style-name="P15">$12-03</text:p>
          </table:table-cell>
          <table:table-cell table:style-name="t12.B8" office:value-type="string">
            <text:p text:style-name="P14">$12-13</text:p>
          </table:table-cell>
          <table:table-cell table:style-name="t12.B8" office:value-type="string">
            <text:p text:style-name="P14">$12-23</text:p>
          </table:table-cell>
          <table:covered-table-cell/>
        </table:table-row>
      </table:table>
      <table:table table:name="t13" table:style-name="t13">
        <table:table-column table:style-name="t13.A"/>
        <table:table-column table:style-name="t13.B"/>
        <table:table-column table:style-name="t13.C"/>
        <table:table-column table:style-name="t13.D"/>
        <table:table-column table:style-name="t13.E"/>
        <table:table-column table:style-name="t13.B"/>
        <table:table-column table:style-name="t13.C"/>
        <table:table-column table:style-name="t13.H"/>
        <table:table-column table:style-name="t13.I"/>
        <table:table-column table:style-name="t13.J"/>
        <table:table-column table:style-name="t13.K"/>
        <table:table-row table:style-name="t13.1">
          <table:table-cell table:style-name="t13.A1" table:number-columns-spanned="11" office:value-type="string">
            <text:p text:style-name="P39"><text:span text:style-name="T25">Определение основной относительной погрешности измерения плотности потока <text:s/>с блоком БДПБ-01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36">Плотность потока в <text:span text:style-name="T21">контроль-ной</text:span> точке <text:span text:style-name="T78"></text:span><text:span text:style-name="T38">0</text:span><text:span text:style-name="T39">i</text:span>,</text:p>
            <text:p text:style-name="P37"><text:s/>мин<text:span text:style-name="T33">-1</text:span>·см<text:span text:style-name="T33">-2</text:span></text:p>
          </table:table-cell>
          <table:table-cell table:style-name="t13.B2" table:number-rows-spanned="3" office:value-type="string">
            <text:p text:style-name="P33">Номер источ-ника</text:p>
          </table:table-cell>
          <table:table-cell table:style-name="t13.B2" table:number-rows-spanned="3" office:value-type="string">
            <text:p text:style-name="P33">Рассто-яние до источ-ника, </text:p>
            <text:p text:style-name="P33"><text:span text:style-name="T22">R</text:span>, с</text:p>
          </table:table-cell>
          <table:table-cell table:style-name="t13.B2" table:number-columns-spanned="5" office:value-type="string">
            <text:p text:style-name="P52">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3.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3.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3.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3.3">
          <table:covered-table-cell/>
          <table:covered-table-cell/>
          <table:covered-table-cell/>
          <table:table-cell table:style-name="t13.D3" table:number-rows-spanned="2" office:value-type="string">
            <text:p text:style-name="P52">Фон</text:p>
          </table:table-cell>
          <table:table-cell table:style-name="t13.D3" table:number-columns-spanned="3" office:value-type="string">
            <text:p text:style-name="P52">Измеренное значение </text:p>
          </table:table-cell>
          <table:covered-table-cell/>
          <table:covered-table-cell/>
          <table:table-cell table:style-name="t13.D3" table:number-rows-spanned="2" office:value-type="string">
            <text:p text:style-name="P52">Среднее значение, <text:span text:style-name="T58"></text:span><text:span text:style-name="T38">ср</text:span></text:p>
          </table:table-cell>
          <table:covered-table-cell/>
          <table:covered-table-cell/>
          <table:covered-table-cell/>
        </table:table-row>
        <table:table-row table:style-name="t13.4">
          <table:covered-table-cell/>
          <table:covered-table-cell/>
          <table:covered-table-cell/>
          <table:covered-table-cell/>
          <table:table-cell table:style-name="t13.E4" office:value-type="string">
            <text:p text:style-name="P53"><text:span text:style-name="T61"></text:span><text:span text:style-name="T38">1</text:span></text:p>
          </table:table-cell>
          <table:table-cell table:style-name="t13.E4" office:value-type="string">
            <text:p text:style-name="P52"><text:span text:style-name="T62"></text:span><text:span text:style-name="T38">2</text:span></text:p>
          </table:table-cell>
          <table:table-cell table:style-name="t13.E4" office:value-type="string">
            <text:p text:style-name="P52"><text:span text:style-name="T62"></text:span><text:span text:style-name="T38">3</text:span></text:p>
          </table:table-cell>
          <table:covered-table-cell/>
          <table:covered-table-cell/>
          <table:covered-table-cell/>
          <table:covered-table-cell/>
        </table:table-row>
        <table:table-row>
          <table:table-cell table:style-name="t13.A5" office:value-type="float" office:value="102">
            <text:p text:style-name="P20">102</text:p>
          </table:table-cell>
          <table:table-cell table:style-name="t13.D3" office:value-type="string">
            <text:p text:style-name="P14">$13-30</text:p>
          </table:table-cell>
          <table:table-cell table:style-name="t13.D3" office:value-type="string">
            <text:p text:style-name="P14">$13-40</text:p>
          </table:table-cell>
          <table:table-cell table:style-name="t13.D3" office:value-type="string">
            <text:p text:style-name="P14">$13-50</text:p>
          </table:table-cell>
          <table:table-cell table:style-name="t13.D3" office:value-type="string">
            <text:p text:style-name="P14">$13-60</text:p>
          </table:table-cell>
          <table:table-cell table:style-name="t13.D3" office:value-type="string">
            <text:p text:style-name="P14">$13-70</text:p>
          </table:table-cell>
          <table:table-cell table:style-name="t13.D3" office:value-type="string">
            <text:p text:style-name="P14">$13-80</text:p>
          </table:table-cell>
          <table:table-cell table:style-name="t13.D3" office:value-type="string">
            <text:p text:style-name="P15">$13-00</text:p>
          </table:table-cell>
          <table:table-cell table:style-name="t13.D3" office:value-type="string">
            <text:p text:style-name="P14">$13-10</text:p>
          </table:table-cell>
          <table:table-cell table:style-name="t13.D3" office:value-type="string">
            <text:p text:style-name="P14">$13-20</text:p>
          </table:table-cell>
          <table:table-cell table:style-name="t13.K5" table:number-rows-spanned="6" office:value-type="string">
            <text:p text:style-name="P22">±<text:span text:style-name="T21">20</text:span></text:p>
          </table:table-cell>
        </table:table-row>
        <table:table-row>
          <table:table-cell table:style-name="t13.A5" office:value-type="float" office:value="236">
            <text:p text:style-name="P20">236</text:p>
          </table:table-cell>
          <table:table-cell table:style-name="t13.D3" office:value-type="string">
            <text:p text:style-name="P14">$13-31</text:p>
          </table:table-cell>
          <table:table-cell table:style-name="t13.D3" office:value-type="string">
            <text:p text:style-name="P14">$13-41</text:p>
          </table:table-cell>
          <table:table-cell table:style-name="t13.D3" office:value-type="string">
            <text:p text:style-name="P14">$13-51</text:p>
          </table:table-cell>
          <table:table-cell table:style-name="t13.D3" office:value-type="string">
            <text:p text:style-name="P14">$13-61</text:p>
          </table:table-cell>
          <table:table-cell table:style-name="t13.D3" office:value-type="string">
            <text:p text:style-name="P14">$13-71</text:p>
          </table:table-cell>
          <table:table-cell table:style-name="t13.D3" office:value-type="string">
            <text:p text:style-name="P14">$13-81</text:p>
          </table:table-cell>
          <table:table-cell table:style-name="t13.D3" office:value-type="string">
            <text:p text:style-name="P15">$13-01</text:p>
          </table:table-cell>
          <table:table-cell table:style-name="t13.D3" office:value-type="string">
            <text:p text:style-name="P14">$13-11</text:p>
          </table:table-cell>
          <table:table-cell table:style-name="t13.D3" office:value-type="string">
            <text:p text:style-name="P14">$13-21</text:p>
          </table:table-cell>
          <table:covered-table-cell/>
        </table:table-row>
        <table:table-row>
          <table:table-cell table:style-name="t13.A5" office:value-type="float" office:value="6080">
            <text:p text:style-name="P20">6080</text:p>
          </table:table-cell>
          <table:table-cell table:style-name="t13.D3" office:value-type="string">
            <text:p text:style-name="P14">$13-32</text:p>
          </table:table-cell>
          <table:table-cell table:style-name="t13.D3" office:value-type="string">
            <text:p text:style-name="P14">$13-42</text:p>
          </table:table-cell>
          <table:table-cell table:style-name="t13.D3" office:value-type="string">
            <text:p text:style-name="P14">$13-52</text:p>
          </table:table-cell>
          <table:table-cell table:style-name="t13.D3" office:value-type="string">
            <text:p text:style-name="P14">$13-62</text:p>
          </table:table-cell>
          <table:table-cell table:style-name="t13.D3" office:value-type="string">
            <text:p text:style-name="P14">$13-72</text:p>
          </table:table-cell>
          <table:table-cell table:style-name="t13.D3" office:value-type="string">
            <text:p text:style-name="P14">$13-82</text:p>
          </table:table-cell>
          <table:table-cell table:style-name="t13.D3" office:value-type="string">
            <text:p text:style-name="P15">$13-02</text:p>
          </table:table-cell>
          <table:table-cell table:style-name="t13.D3" office:value-type="string">
            <text:p text:style-name="P14">$13-12</text:p>
          </table:table-cell>
          <table:table-cell table:style-name="t13.D3" office:value-type="string">
            <text:p text:style-name="P14">$13-22</text:p>
          </table:table-cell>
          <table:covered-table-cell/>
        </table:table-row>
        <table:table-row>
          <table:table-cell table:style-name="t13.A5" office:value-type="float" office:value="53500">
            <text:p text:style-name="P20">53500</text:p>
          </table:table-cell>
          <table:table-cell table:style-name="t13.D3" office:value-type="string">
            <text:p text:style-name="P14">$13-33</text:p>
          </table:table-cell>
          <table:table-cell table:style-name="t13.D3" office:value-type="string">
            <text:p text:style-name="P14">$13-43</text:p>
          </table:table-cell>
          <table:table-cell table:style-name="t13.D3" office:value-type="string">
            <text:p text:style-name="P14">$13-53</text:p>
          </table:table-cell>
          <table:table-cell table:style-name="t13.D3" office:value-type="string">
            <text:p text:style-name="P14">$13-63</text:p>
          </table:table-cell>
          <table:table-cell table:style-name="t13.D3" office:value-type="string">
            <text:p text:style-name="P14">$13-73</text:p>
          </table:table-cell>
          <table:table-cell table:style-name="t13.D3" office:value-type="string">
            <text:p text:style-name="P14">$13-83</text:p>
          </table:table-cell>
          <table:table-cell table:style-name="t13.D3" office:value-type="string">
            <text:p text:style-name="P15">$13-03</text:p>
          </table:table-cell>
          <table:table-cell table:style-name="t13.D3" office:value-type="string">
            <text:p text:style-name="P14">$13-13</text:p>
          </table:table-cell>
          <table:table-cell table:style-name="t13.D3" office:value-type="string">
            <text:p text:style-name="P14">$13-23</text:p>
          </table:table-cell>
          <table:covered-table-cell/>
        </table:table-row>
        <table:table-row>
          <table:table-cell table:style-name="t13.A5" office:value-type="float" office:value="154300">
            <text:p text:style-name="P20">154300</text:p>
          </table:table-cell>
          <table:table-cell table:style-name="t13.D3" office:value-type="string">
            <text:p text:style-name="P14">$13-34</text:p>
          </table:table-cell>
          <table:table-cell table:style-name="t13.D3" office:value-type="string">
            <text:p text:style-name="P14">$13-44</text:p>
          </table:table-cell>
          <table:table-cell table:style-name="t13.D3" office:value-type="string">
            <text:p text:style-name="P14">$13-54</text:p>
          </table:table-cell>
          <table:table-cell table:style-name="t13.D3" office:value-type="string">
            <text:p text:style-name="P14">$13-64</text:p>
          </table:table-cell>
          <table:table-cell table:style-name="t13.D3" office:value-type="string">
            <text:p text:style-name="P14">$13-74</text:p>
          </table:table-cell>
          <table:table-cell table:style-name="t13.D3" office:value-type="string">
            <text:p text:style-name="P14">$13-84</text:p>
          </table:table-cell>
          <table:table-cell table:style-name="t13.D3" office:value-type="string">
            <text:p text:style-name="P15">$13-04</text:p>
          </table:table-cell>
          <table:table-cell table:style-name="t13.D3" office:value-type="string">
            <text:p text:style-name="P14">$13-14</text:p>
          </table:table-cell>
          <table:table-cell table:style-name="t13.D3" office:value-type="string">
            <text:p text:style-name="P14">$13-24</text:p>
          </table:table-cell>
          <table:covered-table-cell/>
        </table:table-row>
        <table:table-row>
          <table:table-cell table:style-name="t13.A10" office:value-type="float" office:value="383600">
            <text:p text:style-name="P20">383600</text:p>
          </table:table-cell>
          <table:table-cell table:style-name="t13.B10" office:value-type="string">
            <text:p text:style-name="P14">$13-35</text:p>
          </table:table-cell>
          <table:table-cell table:style-name="t13.B10" office:value-type="string">
            <text:p text:style-name="P14">$13-45</text:p>
          </table:table-cell>
          <table:table-cell table:style-name="t13.B10" office:value-type="string">
            <text:p text:style-name="P14">$13-55</text:p>
          </table:table-cell>
          <table:table-cell table:style-name="t13.B10" office:value-type="string">
            <text:p text:style-name="P14">$13-65</text:p>
          </table:table-cell>
          <table:table-cell table:style-name="t13.B10" office:value-type="string">
            <text:p text:style-name="P14">$13-75</text:p>
          </table:table-cell>
          <table:table-cell table:style-name="t13.B10" office:value-type="string">
            <text:p text:style-name="P14">$13-85</text:p>
          </table:table-cell>
          <table:table-cell table:style-name="t13.B10" office:value-type="string">
            <text:p text:style-name="P15">$13-05</text:p>
          </table:table-cell>
          <table:table-cell table:style-name="t13.B10" office:value-type="string">
            <text:p text:style-name="P14">$13-15</text:p>
          </table:table-cell>
          <table:table-cell table:style-name="t13.B10" office:value-type="string">
            <text:p text:style-name="P14">$13-25</text:p>
          </table:table-cell>
          <table:covered-table-cell/>
        </table:table-row>
      </table:table>
      <table:table table:name="t14" table:style-name="t14">
        <table:table-column table:style-name="t14.A"/>
        <table:table-column table:style-name="t14.B"/>
        <table:table-column table:style-name="t14.C"/>
        <table:table-column table:style-name="t14.D"/>
        <table:table-column table:style-name="t14.E"/>
        <table:table-column table:style-name="t14.B"/>
        <table:table-column table:style-name="t14.C"/>
        <table:table-column table:style-name="t14.H"/>
        <table:table-column table:style-name="t14.I"/>
        <table:table-column table:style-name="t14.J"/>
        <table:table-column table:style-name="t14.K"/>
        <table:table-row table:style-name="t14.1">
          <table:table-cell table:style-name="t14.A1" table:number-columns-spanned="11" office:value-type="string">
            <text:p text:style-name="P39"><text:span text:style-name="T25">Определение основной относительной погрешности измерения плотности потока <text:s/>с блоком БДПБ-02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36">Плотность потока в <text:span text:style-name="T21">контроль-ной</text:span> точке <text:span text:style-name="T78"></text:span><text:span text:style-name="T38">0</text:span><text:span text:style-name="T39">i</text:span>,</text:p>
            <text:p text:style-name="P37"><text:s/>мин<text:span text:style-name="T33">-1</text:span>·см<text:span text:style-name="T33">-2</text:span></text:p>
          </table:table-cell>
          <table:table-cell table:style-name="t14.B2" table:number-rows-spanned="3" office:value-type="string">
            <text:p text:style-name="P33">Номер источ-ника</text:p>
          </table:table-cell>
          <table:table-cell table:style-name="t14.B2" table:number-rows-spanned="3" office:value-type="string">
            <text:p text:style-name="P33">Рассто-яние до источ-ника, </text:p>
            <text:p text:style-name="P33"><text:span text:style-name="T22">R</text:span>, с</text:p>
          </table:table-cell>
          <table:table-cell table:style-name="t14.B2" table:number-columns-spanned="5" office:value-type="string">
            <text:p text:style-name="P52">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4.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4.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4.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4.3">
          <table:covered-table-cell/>
          <table:covered-table-cell/>
          <table:covered-table-cell/>
          <table:table-cell table:style-name="t14.D3" table:number-rows-spanned="2" office:value-type="string">
            <text:p text:style-name="P52">Фон</text:p>
          </table:table-cell>
          <table:table-cell table:style-name="t14.D3" table:number-columns-spanned="3" office:value-type="string">
            <text:p text:style-name="P52">Измеренное значение </text:p>
          </table:table-cell>
          <table:covered-table-cell/>
          <table:covered-table-cell/>
          <table:table-cell table:style-name="t14.D3" table:number-rows-spanned="2" office:value-type="string">
            <text:p text:style-name="P52">Среднее значение, <text:span text:style-name="T58"></text:span><text:span text:style-name="T38">ср</text:span></text:p>
          </table:table-cell>
          <table:covered-table-cell/>
          <table:covered-table-cell/>
          <table:covered-table-cell/>
        </table:table-row>
        <table:table-row table:style-name="t14.4">
          <table:covered-table-cell/>
          <table:covered-table-cell/>
          <table:covered-table-cell/>
          <table:covered-table-cell/>
          <table:table-cell table:style-name="t14.E4" office:value-type="string">
            <text:p text:style-name="P53"><text:span text:style-name="T61"></text:span><text:span text:style-name="T38">1</text:span></text:p>
          </table:table-cell>
          <table:table-cell table:style-name="t14.E4" office:value-type="string">
            <text:p text:style-name="P52"><text:span text:style-name="T62"></text:span><text:span text:style-name="T38">2</text:span></text:p>
          </table:table-cell>
          <table:table-cell table:style-name="t14.E4" office:value-type="string">
            <text:p text:style-name="P52"><text:span text:style-name="T62"></text:span><text:span text:style-name="T38">3</text:span></text:p>
          </table:table-cell>
          <table:covered-table-cell/>
          <table:covered-table-cell/>
          <table:covered-table-cell/>
          <table:covered-table-cell/>
        </table:table-row>
        <table:table-row>
          <table:table-cell table:style-name="t14.A5" office:value-type="float" office:value="14.2">
            <text:p text:style-name="P20">14.2</text:p>
          </table:table-cell>
          <table:table-cell table:style-name="t14.D3" office:value-type="string">
            <text:p text:style-name="P14">$14-30</text:p>
          </table:table-cell>
          <table:table-cell table:style-name="t14.D3" office:value-type="string">
            <text:p text:style-name="P14">$14-40</text:p>
          </table:table-cell>
          <table:table-cell table:style-name="t14.D3" office:value-type="string">
            <text:p text:style-name="P14">$14-50</text:p>
          </table:table-cell>
          <table:table-cell table:style-name="t14.D3" office:value-type="string">
            <text:p text:style-name="P14">$14-60</text:p>
          </table:table-cell>
          <table:table-cell table:style-name="t14.D3" office:value-type="string">
            <text:p text:style-name="P14">$14-70</text:p>
          </table:table-cell>
          <table:table-cell table:style-name="t14.D3" office:value-type="string">
            <text:p text:style-name="P14">$14-80</text:p>
          </table:table-cell>
          <table:table-cell table:style-name="t14.D3" office:value-type="string">
            <text:p text:style-name="P15">$14-00</text:p>
          </table:table-cell>
          <table:table-cell table:style-name="t14.D3" office:value-type="string">
            <text:p text:style-name="P14">$14-10</text:p>
          </table:table-cell>
          <table:table-cell table:style-name="t14.D3" office:value-type="string">
            <text:p text:style-name="P14">$14-20</text:p>
          </table:table-cell>
          <table:table-cell table:style-name="t14.K5" table:number-rows-spanned="5" office:value-type="string">
            <text:p text:style-name="P22">±<text:span text:style-name="T21">20</text:span></text:p>
          </table:table-cell>
        </table:table-row>
        <table:table-row>
          <table:table-cell table:style-name="t14.A5" office:value-type="float" office:value="74.4">
            <text:p text:style-name="P20">74.4</text:p>
          </table:table-cell>
          <table:table-cell table:style-name="t14.D3" office:value-type="string">
            <text:p text:style-name="P14">$14-31</text:p>
          </table:table-cell>
          <table:table-cell table:style-name="t14.D3" office:value-type="string">
            <text:p text:style-name="P14">$14-41</text:p>
          </table:table-cell>
          <table:table-cell table:style-name="t14.D3" office:value-type="string">
            <text:p text:style-name="P14">$14-51</text:p>
          </table:table-cell>
          <table:table-cell table:style-name="t14.D3" office:value-type="string">
            <text:p text:style-name="P14">$14-61</text:p>
          </table:table-cell>
          <table:table-cell table:style-name="t14.D3" office:value-type="string">
            <text:p text:style-name="P14">$14-71</text:p>
          </table:table-cell>
          <table:table-cell table:style-name="t14.D3" office:value-type="string">
            <text:p text:style-name="P14">$14-81</text:p>
          </table:table-cell>
          <table:table-cell table:style-name="t14.D3" office:value-type="string">
            <text:p text:style-name="P15">$14-01</text:p>
          </table:table-cell>
          <table:table-cell table:style-name="t14.D3" office:value-type="string">
            <text:p text:style-name="P14">$14-11</text:p>
          </table:table-cell>
          <table:table-cell table:style-name="t14.D3" office:value-type="string">
            <text:p text:style-name="P14">$14-21</text:p>
          </table:table-cell>
          <table:covered-table-cell/>
        </table:table-row>
        <table:table-row>
          <table:table-cell table:style-name="t14.A5" office:value-type="float" office:value="514">
            <text:p text:style-name="P20">514</text:p>
          </table:table-cell>
          <table:table-cell table:style-name="t14.D3" office:value-type="string">
            <text:p text:style-name="P14">$14-32</text:p>
          </table:table-cell>
          <table:table-cell table:style-name="t14.D3" office:value-type="string">
            <text:p text:style-name="P14">$14-42</text:p>
          </table:table-cell>
          <table:table-cell table:style-name="t14.D3" office:value-type="string">
            <text:p text:style-name="P14">$14-52</text:p>
          </table:table-cell>
          <table:table-cell table:style-name="t14.D3" office:value-type="string">
            <text:p text:style-name="P14">$14-62</text:p>
          </table:table-cell>
          <table:table-cell table:style-name="t14.D3" office:value-type="string">
            <text:p text:style-name="P14">$14-72</text:p>
          </table:table-cell>
          <table:table-cell table:style-name="t14.D3" office:value-type="string">
            <text:p text:style-name="P14">$14-82</text:p>
          </table:table-cell>
          <table:table-cell table:style-name="t14.D3" office:value-type="string">
            <text:p text:style-name="P15">$14-02</text:p>
          </table:table-cell>
          <table:table-cell table:style-name="t14.D3" office:value-type="string">
            <text:p text:style-name="P14">$14-12</text:p>
          </table:table-cell>
          <table:table-cell table:style-name="t14.D3" office:value-type="string">
            <text:p text:style-name="P14">$14-22</text:p>
          </table:table-cell>
          <table:covered-table-cell/>
        </table:table-row>
        <table:table-row>
          <table:table-cell table:style-name="t14.A5" office:value-type="float" office:value="6290">
            <text:p text:style-name="P20">6290</text:p>
          </table:table-cell>
          <table:table-cell table:style-name="t14.D3" office:value-type="string">
            <text:p text:style-name="P14">$14-33</text:p>
          </table:table-cell>
          <table:table-cell table:style-name="t14.D3" office:value-type="string">
            <text:p text:style-name="P14">$14-43</text:p>
          </table:table-cell>
          <table:table-cell table:style-name="t14.D3" office:value-type="string">
            <text:p text:style-name="P14">$14-53</text:p>
          </table:table-cell>
          <table:table-cell table:style-name="t14.D3" office:value-type="string">
            <text:p text:style-name="P14">$14-63</text:p>
          </table:table-cell>
          <table:table-cell table:style-name="t14.D3" office:value-type="string">
            <text:p text:style-name="P14">$14-73</text:p>
          </table:table-cell>
          <table:table-cell table:style-name="t14.D3" office:value-type="string">
            <text:p text:style-name="P14">$14-83</text:p>
          </table:table-cell>
          <table:table-cell table:style-name="t14.D3" office:value-type="string">
            <text:p text:style-name="P15">$14-03</text:p>
          </table:table-cell>
          <table:table-cell table:style-name="t14.D3" office:value-type="string">
            <text:p text:style-name="P14">$14-13</text:p>
          </table:table-cell>
          <table:table-cell table:style-name="t14.D3" office:value-type="string">
            <text:p text:style-name="P14">$14-23</text:p>
          </table:table-cell>
          <table:covered-table-cell/>
        </table:table-row>
        <table:table-row>
          <table:table-cell table:style-name="t14.A9" office:value-type="float" office:value="56800">
            <text:p text:style-name="P20">56800</text:p>
          </table:table-cell>
          <table:table-cell table:style-name="t14.B9" office:value-type="string">
            <text:p text:style-name="P14">$14-34</text:p>
          </table:table-cell>
          <table:table-cell table:style-name="t14.B9" office:value-type="string">
            <text:p text:style-name="P14">$14-44</text:p>
          </table:table-cell>
          <table:table-cell table:style-name="t14.B9" office:value-type="string">
            <text:p text:style-name="P14">$14-54</text:p>
          </table:table-cell>
          <table:table-cell table:style-name="t14.B9" office:value-type="string">
            <text:p text:style-name="P14">$14-64</text:p>
          </table:table-cell>
          <table:table-cell table:style-name="t14.B9" office:value-type="string">
            <text:p text:style-name="P14">$14-74</text:p>
          </table:table-cell>
          <table:table-cell table:style-name="t14.B9" office:value-type="string">
            <text:p text:style-name="P14">$14-84</text:p>
          </table:table-cell>
          <table:table-cell table:style-name="t14.B9" office:value-type="string">
            <text:p text:style-name="P15">$14-04</text:p>
          </table:table-cell>
          <table:table-cell table:style-name="t14.B9" office:value-type="string">
            <text:p text:style-name="P14">$14-14</text:p>
          </table:table-cell>
          <table:table-cell table:style-name="t14.B9" office:value-type="string">
            <text:p text:style-name="P14">$14-24</text:p>
          </table:table-cell>
          <table:covered-table-cell/>
        </table:table-row>
      </table:table>
      <table:table table:name="t15" table:style-name="t15">
        <table:table-column table:style-name="t15.A"/>
        <table:table-column table:style-name="t15.B"/>
        <table:table-column table:style-name="t15.C"/>
        <table:table-column table:style-name="t15.D"/>
        <table:table-column table:style-name="t15.E"/>
        <table:table-column table:style-name="t15.B"/>
        <table:table-column table:style-name="t15.C"/>
        <table:table-column table:style-name="t15.H"/>
        <table:table-column table:style-name="t15.I"/>
        <table:table-column table:style-name="t15.J"/>
        <table:table-column table:style-name="t15.K"/>
        <text:soft-page-break/>
        <table:table-row table:style-name="t15.1">
          <table:table-cell table:style-name="t15.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text:span><text:span text:style-name="T20">с с УД БОИ-1</text:span><text:span text:style-name="T25">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15.B2" table:number-rows-spanned="3" office:value-type="string">
            <text:p text:style-name="P33">Номер источ-ника</text:p>
          </table:table-cell>
          <table:table-cell table:style-name="t15.B2" table:number-rows-spanned="3" office:value-type="string">
            <text:p text:style-name="P33">Рассто-яние до источ-ника, </text:p>
            <text:p text:style-name="P33"><text:span text:style-name="T22">R</text:span>, с</text:p>
          </table:table-cell>
          <table:table-cell table:style-name="t15.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5.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5.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5.3">
          <table:covered-table-cell/>
          <table:covered-table-cell/>
          <table:covered-table-cell/>
          <table:table-cell table:style-name="t15.D3" table:number-rows-spanned="2" office:value-type="string">
            <text:p text:style-name="P52">Фон, нЗв/ч</text:p>
          </table:table-cell>
          <table:table-cell table:style-name="t15.D3" table:number-columns-spanned="3" office:value-type="string">
            <text:p text:style-name="P52">Измеренное значение </text:p>
          </table:table-cell>
          <table:covered-table-cell/>
          <table:covered-table-cell/>
          <table:table-cell table:style-name="t15.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53"><text:span text:style-name="T35">H</text:span><text:span text:style-name="T38">1</text:span></text:p>
          </table:table-cell>
          <table:table-cell table:style-name="t15.D3" office:value-type="string">
            <text:p text:style-name="P52"><text:span text:style-name="T22">H</text:span><text:span text:style-name="T38">2</text:span></text:p>
          </table:table-cell>
          <table:table-cell table:style-name="t15.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15.A5" office:value-type="string">
            <text:p text:style-name="P19"><text:span text:style-name="T21">20</text:span> <text:span text:style-name="T50">мкЗв</text:span>/ч</text:p>
          </table:table-cell>
          <table:table-cell table:style-name="t15.D3" office:value-type="string">
            <text:p text:style-name="P14">$15-30</text:p>
          </table:table-cell>
          <table:table-cell table:style-name="t15.D3" office:value-type="string">
            <text:p text:style-name="P14">$15-40</text:p>
          </table:table-cell>
          <table:table-cell table:style-name="t15.D3" office:value-type="string">
            <text:p text:style-name="P14">$15-50</text:p>
          </table:table-cell>
          <table:table-cell table:style-name="t15.D3" office:value-type="string">
            <text:p text:style-name="P14">$15-60</text:p>
          </table:table-cell>
          <table:table-cell table:style-name="t15.D3" office:value-type="string">
            <text:p text:style-name="P14">$15-70</text:p>
          </table:table-cell>
          <table:table-cell table:style-name="t15.D3" office:value-type="string">
            <text:p text:style-name="P14">$15-80</text:p>
          </table:table-cell>
          <table:table-cell table:style-name="t15.D3" office:value-type="string">
            <text:p text:style-name="P15">$15-00</text:p>
          </table:table-cell>
          <table:table-cell table:style-name="t15.D3" office:value-type="string">
            <text:p text:style-name="P14">$15-10</text:p>
          </table:table-cell>
          <table:table-cell table:style-name="t15.D3" office:value-type="string">
            <text:p text:style-name="P14">$15-20</text:p>
          </table:table-cell>
          <table:table-cell table:style-name="t15.K5" table:number-rows-spanned="5" office:value-type="string">
            <text:p text:style-name="P22">±<text:span text:style-name="T21">15</text:span></text:p>
          </table:table-cell>
        </table:table-row>
        <table:table-row>
          <table:table-cell table:style-name="t15.A5" office:value-type="string">
            <text:p text:style-name="P19">7<text:span text:style-name="T21">0</text:span> <text:span text:style-name="T50">мкЗв</text:span>/ч</text:p>
          </table:table-cell>
          <table:table-cell table:style-name="t15.D3" office:value-type="string">
            <text:p text:style-name="P14">$15-31</text:p>
          </table:table-cell>
          <table:table-cell table:style-name="t15.D3" office:value-type="string">
            <text:p text:style-name="P14">$15-41</text:p>
          </table:table-cell>
          <table:table-cell table:style-name="t15.D3" office:value-type="string">
            <text:p text:style-name="P14">$15-51</text:p>
          </table:table-cell>
          <table:table-cell table:style-name="t15.D3" office:value-type="string">
            <text:p text:style-name="P14">$15-61</text:p>
          </table:table-cell>
          <table:table-cell table:style-name="t15.D3" office:value-type="string">
            <text:p text:style-name="P14">$15-71</text:p>
          </table:table-cell>
          <table:table-cell table:style-name="t15.D3" office:value-type="string">
            <text:p text:style-name="P14">$15-81</text:p>
          </table:table-cell>
          <table:table-cell table:style-name="t15.D3" office:value-type="string">
            <text:p text:style-name="P15">$15-01</text:p>
          </table:table-cell>
          <table:table-cell table:style-name="t15.D3" office:value-type="string">
            <text:p text:style-name="P14">$15-11</text:p>
          </table:table-cell>
          <table:table-cell table:style-name="t15.D3" office:value-type="string">
            <text:p text:style-name="P14">$15-21</text:p>
          </table:table-cell>
          <table:covered-table-cell/>
        </table:table-row>
        <table:table-row>
          <table:table-cell table:style-name="t15.A5" office:value-type="string">
            <text:p text:style-name="P19"><text:span text:style-name="T21">0,</text:span>7 <text:span text:style-name="T50">м</text:span>Зв/ч</text:p>
          </table:table-cell>
          <table:table-cell table:style-name="t15.D3" office:value-type="string">
            <text:p text:style-name="P14">$15-32</text:p>
          </table:table-cell>
          <table:table-cell table:style-name="t15.D3" office:value-type="string">
            <text:p text:style-name="P14">$15-42</text:p>
          </table:table-cell>
          <table:table-cell table:style-name="t15.D3" office:value-type="string">
            <text:p text:style-name="P14">$15-52</text:p>
          </table:table-cell>
          <table:table-cell table:style-name="t15.D3" office:value-type="string">
            <text:p text:style-name="P14">$15-62</text:p>
          </table:table-cell>
          <table:table-cell table:style-name="t15.D3" office:value-type="string">
            <text:p text:style-name="P14">$15-72</text:p>
          </table:table-cell>
          <table:table-cell table:style-name="t15.D3" office:value-type="string">
            <text:p text:style-name="P14">$15-82</text:p>
          </table:table-cell>
          <table:table-cell table:style-name="t15.D3" office:value-type="string">
            <text:p text:style-name="P15">$15-02</text:p>
          </table:table-cell>
          <table:table-cell table:style-name="t15.D3" office:value-type="string">
            <text:p text:style-name="P14">$15-12</text:p>
          </table:table-cell>
          <table:table-cell table:style-name="t15.D3" office:value-type="string">
            <text:p text:style-name="P14">$15-22</text:p>
          </table:table-cell>
          <table:covered-table-cell/>
        </table:table-row>
        <table:table-row>
          <table:table-cell table:style-name="t15.A5" office:value-type="string">
            <text:p text:style-name="P19">7 <text:span text:style-name="T50">м</text:span>Зв/ч</text:p>
          </table:table-cell>
          <table:table-cell table:style-name="t15.D3" office:value-type="string">
            <text:p text:style-name="P14">$15-33</text:p>
          </table:table-cell>
          <table:table-cell table:style-name="t15.D3" office:value-type="string">
            <text:p text:style-name="P14">$15-43</text:p>
          </table:table-cell>
          <table:table-cell table:style-name="t15.D3" office:value-type="string">
            <text:p text:style-name="P14">$15-53</text:p>
          </table:table-cell>
          <table:table-cell table:style-name="t15.D3" office:value-type="string">
            <text:p text:style-name="P14">$15-63</text:p>
          </table:table-cell>
          <table:table-cell table:style-name="t15.D3" office:value-type="string">
            <text:p text:style-name="P14">$15-73</text:p>
          </table:table-cell>
          <table:table-cell table:style-name="t15.D3" office:value-type="string">
            <text:p text:style-name="P14">$15-83</text:p>
          </table:table-cell>
          <table:table-cell table:style-name="t15.D3" office:value-type="string">
            <text:p text:style-name="P15">$15-03</text:p>
          </table:table-cell>
          <table:table-cell table:style-name="t15.D3" office:value-type="string">
            <text:p text:style-name="P14">$15-13</text:p>
          </table:table-cell>
          <table:table-cell table:style-name="t15.D3" office:value-type="string">
            <text:p text:style-name="P14">$15-23</text:p>
          </table:table-cell>
          <table:covered-table-cell/>
        </table:table-row>
        <table:table-row>
          <table:table-cell table:style-name="t15.A9" office:value-type="string">
            <text:p text:style-name="P19"><text:span text:style-name="T21">70</text:span> <text:span text:style-name="T50">м</text:span>Зв/ч</text:p>
          </table:table-cell>
          <table:table-cell table:style-name="t15.B9" office:value-type="string">
            <text:p text:style-name="P14">$15-34</text:p>
          </table:table-cell>
          <table:table-cell table:style-name="t15.B9" office:value-type="string">
            <text:p text:style-name="P14">$15-44</text:p>
          </table:table-cell>
          <table:table-cell table:style-name="t15.B9" office:value-type="string">
            <text:p text:style-name="P14">$15-54</text:p>
          </table:table-cell>
          <table:table-cell table:style-name="t15.B9" office:value-type="string">
            <text:p text:style-name="P14">$15-64</text:p>
          </table:table-cell>
          <table:table-cell table:style-name="t15.B9" office:value-type="string">
            <text:p text:style-name="P14">$15-74</text:p>
          </table:table-cell>
          <table:table-cell table:style-name="t15.B9" office:value-type="string">
            <text:p text:style-name="P14">$15-84</text:p>
          </table:table-cell>
          <table:table-cell table:style-name="t15.B9" office:value-type="string">
            <text:p text:style-name="P15">$15-04</text:p>
          </table:table-cell>
          <table:table-cell table:style-name="t15.B9" office:value-type="string">
            <text:p text:style-name="P14">$15-14</text:p>
          </table:table-cell>
          <table:table-cell table:style-name="t15.B9" office:value-type="string">
            <text:p text:style-name="P14">$15-24</text:p>
          </table:table-cell>
          <table:covered-table-cell/>
        </table:table-row>
      </table:table>
      <table:table table:name="t16" table:style-name="t16">
        <table:table-column table:style-name="t16.A"/>
        <table:table-column table:style-name="t16.B"/>
        <table:table-column table:style-name="t16.C"/>
        <table:table-column table:style-name="t16.D"/>
        <table:table-column table:style-name="t16.E"/>
        <table:table-column table:style-name="t16.B"/>
        <table:table-column table:style-name="t16.C"/>
        <table:table-column table:style-name="t16.H"/>
        <table:table-column table:style-name="t16.I"/>
        <table:table-column table:style-name="t16.J"/>
        <table:table-column table:style-name="t16.K"/>
        <table:table-row table:style-name="t16.1">
          <table:table-cell table:style-name="t16.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text:span><text:span text:style-name="T20">с с УД БОИ-2</text:span><text:span text:style-name="T25">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16.B2" table:number-rows-spanned="3" office:value-type="string">
            <text:p text:style-name="P33">Номер источ-ника</text:p>
          </table:table-cell>
          <table:table-cell table:style-name="t16.B2" table:number-rows-spanned="3" office:value-type="string">
            <text:p text:style-name="P33">Рассто-яние до источ-ника, </text:p>
            <text:p text:style-name="P33"><text:span text:style-name="T22">R</text:span>, с</text:p>
          </table:table-cell>
          <table:table-cell table:style-name="t16.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6.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6.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6.3">
          <table:covered-table-cell/>
          <table:covered-table-cell/>
          <table:covered-table-cell/>
          <table:table-cell table:style-name="t16.D3" table:number-rows-spanned="2" office:value-type="string">
            <text:p text:style-name="P52">Фон, нЗв/ч</text:p>
          </table:table-cell>
          <table:table-cell table:style-name="t16.D3" table:number-columns-spanned="3" office:value-type="string">
            <text:p text:style-name="P52">Измеренное значение </text:p>
          </table:table-cell>
          <table:covered-table-cell/>
          <table:covered-table-cell/>
          <table:table-cell table:style-name="t16.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53"><text:span text:style-name="T35">H</text:span><text:span text:style-name="T38">1</text:span></text:p>
          </table:table-cell>
          <table:table-cell table:style-name="t16.D3" office:value-type="string">
            <text:p text:style-name="P52"><text:span text:style-name="T22">H</text:span><text:span text:style-name="T38">2</text:span></text:p>
          </table:table-cell>
          <table:table-cell table:style-name="t16.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16.A5" office:value-type="string">
            <text:p text:style-name="P19"><text:span text:style-name="T21">20</text:span> <text:span text:style-name="T50">мкЗв</text:span>/ч</text:p>
          </table:table-cell>
          <table:table-cell table:style-name="t16.D3" office:value-type="string">
            <text:p text:style-name="P14">$16-30</text:p>
          </table:table-cell>
          <table:table-cell table:style-name="t16.D3" office:value-type="string">
            <text:p text:style-name="P14">$16-40</text:p>
          </table:table-cell>
          <table:table-cell table:style-name="t16.D3" office:value-type="string">
            <text:p text:style-name="P14">$16-50</text:p>
          </table:table-cell>
          <table:table-cell table:style-name="t16.D3" office:value-type="string">
            <text:p text:style-name="P14">$16-60</text:p>
          </table:table-cell>
          <table:table-cell table:style-name="t16.D3" office:value-type="string">
            <text:p text:style-name="P14">$16-70</text:p>
          </table:table-cell>
          <table:table-cell table:style-name="t16.D3" office:value-type="string">
            <text:p text:style-name="P14">$16-80</text:p>
          </table:table-cell>
          <table:table-cell table:style-name="t16.D3" office:value-type="string">
            <text:p text:style-name="P15">$16-00</text:p>
          </table:table-cell>
          <table:table-cell table:style-name="t16.D3" office:value-type="string">
            <text:p text:style-name="P14">$16-10</text:p>
          </table:table-cell>
          <table:table-cell table:style-name="t16.D3" office:value-type="string">
            <text:p text:style-name="P14">$16-20</text:p>
          </table:table-cell>
          <table:table-cell table:style-name="t16.K5" table:number-rows-spanned="5" office:value-type="string">
            <text:p text:style-name="P22">±<text:span text:style-name="T21">15</text:span></text:p>
          </table:table-cell>
        </table:table-row>
        <table:table-row>
          <table:table-cell table:style-name="t16.A5" office:value-type="string">
            <text:p text:style-name="P19">7<text:span text:style-name="T21">0</text:span> <text:span text:style-name="T50">мкЗв</text:span>/ч</text:p>
          </table:table-cell>
          <table:table-cell table:style-name="t16.D3" office:value-type="string">
            <text:p text:style-name="P14">$16-31</text:p>
          </table:table-cell>
          <table:table-cell table:style-name="t16.D3" office:value-type="string">
            <text:p text:style-name="P14">$16-41</text:p>
          </table:table-cell>
          <table:table-cell table:style-name="t16.D3" office:value-type="string">
            <text:p text:style-name="P14">$16-51</text:p>
          </table:table-cell>
          <table:table-cell table:style-name="t16.D3" office:value-type="string">
            <text:p text:style-name="P14">$16-61</text:p>
          </table:table-cell>
          <table:table-cell table:style-name="t16.D3" office:value-type="string">
            <text:p text:style-name="P14">$16-71</text:p>
          </table:table-cell>
          <table:table-cell table:style-name="t16.D3" office:value-type="string">
            <text:p text:style-name="P14">$16-81</text:p>
          </table:table-cell>
          <table:table-cell table:style-name="t16.D3" office:value-type="string">
            <text:p text:style-name="P15">$16-01</text:p>
          </table:table-cell>
          <table:table-cell table:style-name="t16.D3" office:value-type="string">
            <text:p text:style-name="P14">$16-11</text:p>
          </table:table-cell>
          <table:table-cell table:style-name="t16.D3" office:value-type="string">
            <text:p text:style-name="P14">$16-21</text:p>
          </table:table-cell>
          <table:covered-table-cell/>
        </table:table-row>
        <table:table-row>
          <table:table-cell table:style-name="t16.A5" office:value-type="string">
            <text:p text:style-name="P19"><text:span text:style-name="T21">0,</text:span>7 <text:span text:style-name="T50">м</text:span>Зв/ч</text:p>
          </table:table-cell>
          <table:table-cell table:style-name="t16.D3" office:value-type="string">
            <text:p text:style-name="P14">$16-32</text:p>
          </table:table-cell>
          <table:table-cell table:style-name="t16.D3" office:value-type="string">
            <text:p text:style-name="P14">$16-42</text:p>
          </table:table-cell>
          <table:table-cell table:style-name="t16.D3" office:value-type="string">
            <text:p text:style-name="P14">$16-52</text:p>
          </table:table-cell>
          <table:table-cell table:style-name="t16.D3" office:value-type="string">
            <text:p text:style-name="P14">$16-62</text:p>
          </table:table-cell>
          <table:table-cell table:style-name="t16.D3" office:value-type="string">
            <text:p text:style-name="P14">$16-72</text:p>
          </table:table-cell>
          <table:table-cell table:style-name="t16.D3" office:value-type="string">
            <text:p text:style-name="P14">$16-82</text:p>
          </table:table-cell>
          <table:table-cell table:style-name="t16.D3" office:value-type="string">
            <text:p text:style-name="P15">$16-02</text:p>
          </table:table-cell>
          <table:table-cell table:style-name="t16.D3" office:value-type="string">
            <text:p text:style-name="P14">$16-12</text:p>
          </table:table-cell>
          <table:table-cell table:style-name="t16.D3" office:value-type="string">
            <text:p text:style-name="P14">$16-22</text:p>
          </table:table-cell>
          <table:covered-table-cell/>
        </table:table-row>
        <table:table-row>
          <table:table-cell table:style-name="t16.A5" office:value-type="string">
            <text:p text:style-name="P19">7 <text:span text:style-name="T50">м</text:span>Зв/ч</text:p>
          </table:table-cell>
          <table:table-cell table:style-name="t16.D3" office:value-type="string">
            <text:p text:style-name="P14">$16-33</text:p>
          </table:table-cell>
          <table:table-cell table:style-name="t16.D3" office:value-type="string">
            <text:p text:style-name="P14">$16-43</text:p>
          </table:table-cell>
          <table:table-cell table:style-name="t16.D3" office:value-type="string">
            <text:p text:style-name="P14">$16-53</text:p>
          </table:table-cell>
          <table:table-cell table:style-name="t16.D3" office:value-type="string">
            <text:p text:style-name="P14">$16-63</text:p>
          </table:table-cell>
          <table:table-cell table:style-name="t16.D3" office:value-type="string">
            <text:p text:style-name="P14">$16-73</text:p>
          </table:table-cell>
          <table:table-cell table:style-name="t16.D3" office:value-type="string">
            <text:p text:style-name="P14">$16-83</text:p>
          </table:table-cell>
          <table:table-cell table:style-name="t16.D3" office:value-type="string">
            <text:p text:style-name="P15">$16-03</text:p>
          </table:table-cell>
          <table:table-cell table:style-name="t16.D3" office:value-type="string">
            <text:p text:style-name="P14">$16-13</text:p>
          </table:table-cell>
          <table:table-cell table:style-name="t16.D3" office:value-type="string">
            <text:p text:style-name="P14">$16-23</text:p>
          </table:table-cell>
          <table:covered-table-cell/>
        </table:table-row>
        <table:table-row>
          <table:table-cell table:style-name="t16.A9" office:value-type="string">
            <text:p text:style-name="P19"><text:span text:style-name="T21">70</text:span> <text:span text:style-name="T50">м</text:span>Зв/ч</text:p>
          </table:table-cell>
          <table:table-cell table:style-name="t16.B9" office:value-type="string">
            <text:p text:style-name="P14">$16-34</text:p>
          </table:table-cell>
          <table:table-cell table:style-name="t16.B9" office:value-type="string">
            <text:p text:style-name="P14">$16-44</text:p>
          </table:table-cell>
          <table:table-cell table:style-name="t16.B9" office:value-type="string">
            <text:p text:style-name="P14">$16-54</text:p>
          </table:table-cell>
          <table:table-cell table:style-name="t16.B9" office:value-type="string">
            <text:p text:style-name="P14">$16-64</text:p>
          </table:table-cell>
          <table:table-cell table:style-name="t16.B9" office:value-type="string">
            <text:p text:style-name="P14">$16-74</text:p>
          </table:table-cell>
          <table:table-cell table:style-name="t16.B9" office:value-type="string">
            <text:p text:style-name="P14">$16-84</text:p>
          </table:table-cell>
          <table:table-cell table:style-name="t16.B9" office:value-type="string">
            <text:p text:style-name="P15">$16-04</text:p>
          </table:table-cell>
          <table:table-cell table:style-name="t16.B9" office:value-type="string">
            <text:p text:style-name="P14">$16-14</text:p>
          </table:table-cell>
          <table:table-cell table:style-name="t16.B9" office:value-type="string">
            <text:p text:style-name="P14">$16-24</text:p>
          </table:table-cell>
          <table:covered-table-cell/>
        </table:table-row>
      </table:table>
      <table:table table:name="t17" table:style-name="t17">
        <table:table-column table:style-name="t17.A"/>
        <table:table-column table:style-name="t17.B"/>
        <table:table-column table:style-name="t17.C"/>
        <table:table-column table:style-name="t17.D"/>
        <table:table-column table:style-name="t17.E"/>
        <table:table-column table:style-name="t17.B"/>
        <table:table-column table:style-name="t17.C"/>
        <table:table-column table:style-name="t17.H"/>
        <table:table-column table:style-name="t17.I"/>
        <table:table-column table:style-name="t17.J"/>
        <table:table-column table:style-name="t17.K"/>
        <table:table-row table:style-name="t17.1">
          <table:table-cell table:style-name="t17.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text:span><text:span text:style-name="T20">с с УД БОИ-4</text:span><text:span text:style-name="T25">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17.B2" table:number-rows-spanned="3" office:value-type="string">
            <text:p text:style-name="P33">Номер источ-ника</text:p>
          </table:table-cell>
          <table:table-cell table:style-name="t17.B2" table:number-rows-spanned="3" office:value-type="string">
            <text:p text:style-name="P33">Рассто-яние до источ-ника, </text:p>
            <text:p text:style-name="P33"><text:span text:style-name="T22">R</text:span>, с</text:p>
          </table:table-cell>
          <table:table-cell table:style-name="t17.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7.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7.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7.3">
          <table:covered-table-cell/>
          <table:covered-table-cell/>
          <table:covered-table-cell/>
          <table:table-cell table:style-name="t17.D3" table:number-rows-spanned="2" office:value-type="string">
            <text:p text:style-name="P52">Фон, нЗв/ч</text:p>
          </table:table-cell>
          <table:table-cell table:style-name="t17.D3" table:number-columns-spanned="3" office:value-type="string">
            <text:p text:style-name="P52">Измеренное значение </text:p>
          </table:table-cell>
          <table:covered-table-cell/>
          <table:covered-table-cell/>
          <table:table-cell table:style-name="t17.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53"><text:span text:style-name="T35">H</text:span><text:span text:style-name="T38">1</text:span></text:p>
          </table:table-cell>
          <table:table-cell table:style-name="t17.D3" office:value-type="string">
            <text:p text:style-name="P52"><text:span text:style-name="T22">H</text:span><text:span text:style-name="T38">2</text:span></text:p>
          </table:table-cell>
          <table:table-cell table:style-name="t17.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17.A5" office:value-type="string">
            <text:p text:style-name="P19">7<text:span text:style-name="T21">0</text:span> <text:span text:style-name="T50">мкЗв</text:span>/ч</text:p>
          </table:table-cell>
          <table:table-cell table:style-name="t17.D3" office:value-type="string">
            <text:p text:style-name="P14">$17-30</text:p>
          </table:table-cell>
          <table:table-cell table:style-name="t17.D3" office:value-type="string">
            <text:p text:style-name="P14">$17-40</text:p>
          </table:table-cell>
          <table:table-cell table:style-name="t17.D3" office:value-type="string">
            <text:p text:style-name="P14">$17-50</text:p>
          </table:table-cell>
          <table:table-cell table:style-name="t17.D3" office:value-type="string">
            <text:p text:style-name="P14">$17-60</text:p>
          </table:table-cell>
          <table:table-cell table:style-name="t17.D3" office:value-type="string">
            <text:p text:style-name="P14">$17-70</text:p>
          </table:table-cell>
          <table:table-cell table:style-name="t17.D3" office:value-type="string">
            <text:p text:style-name="P14">$17-80</text:p>
          </table:table-cell>
          <table:table-cell table:style-name="t17.D3" office:value-type="string">
            <text:p text:style-name="P15">$17-00</text:p>
          </table:table-cell>
          <table:table-cell table:style-name="t17.D3" office:value-type="string">
            <text:p text:style-name="P14">$17-10</text:p>
          </table:table-cell>
          <table:table-cell table:style-name="t17.D3" office:value-type="string">
            <text:p text:style-name="P14">$17-20</text:p>
          </table:table-cell>
          <table:table-cell table:style-name="t17.K5" table:number-rows-spanned="4" office:value-type="string">
            <text:p text:style-name="P22">±<text:span text:style-name="T21">15</text:span></text:p>
          </table:table-cell>
        </table:table-row>
        <table:table-row>
          <table:table-cell table:style-name="t17.A5" office:value-type="string">
            <text:p text:style-name="P19"><text:span text:style-name="T21">0,</text:span>7 <text:span text:style-name="T50">м</text:span>Зв/ч</text:p>
          </table:table-cell>
          <table:table-cell table:style-name="t17.D3" office:value-type="string">
            <text:p text:style-name="P14">$17-31</text:p>
          </table:table-cell>
          <table:table-cell table:style-name="t17.D3" office:value-type="string">
            <text:p text:style-name="P14">$17-41</text:p>
          </table:table-cell>
          <table:table-cell table:style-name="t17.D3" office:value-type="string">
            <text:p text:style-name="P14">$17-51</text:p>
          </table:table-cell>
          <table:table-cell table:style-name="t17.D3" office:value-type="string">
            <text:p text:style-name="P14">$17-61</text:p>
          </table:table-cell>
          <table:table-cell table:style-name="t17.D3" office:value-type="string">
            <text:p text:style-name="P14">$17-71</text:p>
          </table:table-cell>
          <table:table-cell table:style-name="t17.D3" office:value-type="string">
            <text:p text:style-name="P14">$17-81</text:p>
          </table:table-cell>
          <table:table-cell table:style-name="t17.D3" office:value-type="string">
            <text:p text:style-name="P15">$17-01</text:p>
          </table:table-cell>
          <table:table-cell table:style-name="t17.D3" office:value-type="string">
            <text:p text:style-name="P14">$17-11</text:p>
          </table:table-cell>
          <table:table-cell table:style-name="t17.D3" office:value-type="string">
            <text:p text:style-name="P14">$17-21</text:p>
          </table:table-cell>
          <table:covered-table-cell/>
        </table:table-row>
        <table:table-row>
          <table:table-cell table:style-name="t17.A5" office:value-type="string">
            <text:p text:style-name="P19">7 <text:span text:style-name="T50">м</text:span>Зв/ч</text:p>
          </table:table-cell>
          <table:table-cell table:style-name="t17.D3" office:value-type="string">
            <text:p text:style-name="P14">$17-32</text:p>
          </table:table-cell>
          <table:table-cell table:style-name="t17.D3" office:value-type="string">
            <text:p text:style-name="P14">$17-42</text:p>
          </table:table-cell>
          <table:table-cell table:style-name="t17.D3" office:value-type="string">
            <text:p text:style-name="P14">$17-52</text:p>
          </table:table-cell>
          <table:table-cell table:style-name="t17.D3" office:value-type="string">
            <text:p text:style-name="P14">$17-62</text:p>
          </table:table-cell>
          <table:table-cell table:style-name="t17.D3" office:value-type="string">
            <text:p text:style-name="P14">$17-72</text:p>
          </table:table-cell>
          <table:table-cell table:style-name="t17.D3" office:value-type="string">
            <text:p text:style-name="P14">$17-82</text:p>
          </table:table-cell>
          <table:table-cell table:style-name="t17.D3" office:value-type="string">
            <text:p text:style-name="P15">$17-02</text:p>
          </table:table-cell>
          <table:table-cell table:style-name="t17.D3" office:value-type="string">
            <text:p text:style-name="P14">$17-12</text:p>
          </table:table-cell>
          <table:table-cell table:style-name="t17.D3" office:value-type="string">
            <text:p text:style-name="P14">$17-22</text:p>
          </table:table-cell>
          <table:covered-table-cell/>
        </table:table-row>
        <table:table-row>
          <table:table-cell table:style-name="t17.A8" office:value-type="string">
            <text:p text:style-name="P19"><text:span text:style-name="T21">70</text:span> <text:span text:style-name="T50">м</text:span>Зв/ч</text:p>
          </table:table-cell>
          <table:table-cell table:style-name="t17.B8" office:value-type="string">
            <text:p text:style-name="P14">$17-33</text:p>
          </table:table-cell>
          <table:table-cell table:style-name="t17.B8" office:value-type="string">
            <text:p text:style-name="P14">$17-43</text:p>
          </table:table-cell>
          <table:table-cell table:style-name="t17.B8" office:value-type="string">
            <text:p text:style-name="P14">$17-53</text:p>
          </table:table-cell>
          <table:table-cell table:style-name="t17.B8" office:value-type="string">
            <text:p text:style-name="P14">$17-63</text:p>
          </table:table-cell>
          <table:table-cell table:style-name="t17.B8" office:value-type="string">
            <text:p text:style-name="P14">$17-73</text:p>
          </table:table-cell>
          <table:table-cell table:style-name="t17.B8" office:value-type="string">
            <text:p text:style-name="P14">$17-83</text:p>
          </table:table-cell>
          <table:table-cell table:style-name="t17.B8" office:value-type="string">
            <text:p text:style-name="P15">$17-03</text:p>
          </table:table-cell>
          <table:table-cell table:style-name="t17.B8" office:value-type="string">
            <text:p text:style-name="P14">$17-13</text:p>
          </table:table-cell>
          <table:table-cell table:style-name="t17.B8" office:value-type="string">
            <text:p text:style-name="P14">$17-23</text:p>
          </table:table-cell>
          <table:covered-table-cell/>
        </table:table-row>
      </table:table>
      <table:table table:name="t18" table:style-name="t18">
        <table:table-column table:style-name="t18.A"/>
        <table:table-column table:style-name="t18.B"/>
        <table:table-column table:style-name="t18.C"/>
        <table:table-column table:style-name="t18.D"/>
        <table:table-column table:style-name="t18.E"/>
        <table:table-column table:style-name="t18.B"/>
        <table:table-column table:style-name="t18.C"/>
        <table:table-column table:style-name="t18.H"/>
        <table:table-column table:style-name="t18.I"/>
        <table:table-column table:style-name="t18.J"/>
        <table:table-column table:style-name="t18.K"/>
        <text:soft-page-break/>
        <table:table-row table:style-name="t18.1">
          <table:table-cell table:style-name="t18.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КР-0</text:span><text:span text:style-name="T19">1</text:span><text:span text:style-name="T25">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18.B2" table:number-rows-spanned="3" office:value-type="string">
            <text:p text:style-name="P33">Номер источ-ника</text:p>
          </table:table-cell>
          <table:table-cell table:style-name="t18.B2" table:number-rows-spanned="3" office:value-type="string">
            <text:p text:style-name="P33">Рассто-яние до источ-ника, </text:p>
            <text:p text:style-name="P33"><text:span text:style-name="T22">R</text:span>, с</text:p>
          </table:table-cell>
          <table:table-cell table:style-name="t18.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8.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8.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8.3">
          <table:covered-table-cell/>
          <table:covered-table-cell/>
          <table:covered-table-cell/>
          <table:table-cell table:style-name="t18.D3" table:number-rows-spanned="2" office:value-type="string">
            <text:p text:style-name="P52">Фон, нЗв/ч</text:p>
          </table:table-cell>
          <table:table-cell table:style-name="t18.D3" table:number-columns-spanned="3" office:value-type="string">
            <text:p text:style-name="P52">Измеренное значение </text:p>
          </table:table-cell>
          <table:covered-table-cell/>
          <table:covered-table-cell/>
          <table:table-cell table:style-name="t18.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53"><text:span text:style-name="T35">H</text:span><text:span text:style-name="T38">1</text:span></text:p>
          </table:table-cell>
          <table:table-cell table:style-name="t18.D3" office:value-type="string">
            <text:p text:style-name="P52"><text:span text:style-name="T22">H</text:span><text:span text:style-name="T38">2</text:span></text:p>
          </table:table-cell>
          <table:table-cell table:style-name="t18.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18.A5" office:value-type="string">
            <text:p text:style-name="P19"><text:span text:style-name="T21">0,07</text:span> мкЗв/ч</text:p>
          </table:table-cell>
          <table:table-cell table:style-name="t18.D3" office:value-type="string">
            <text:p text:style-name="P14">$18-30</text:p>
          </table:table-cell>
          <table:table-cell table:style-name="t18.D3" office:value-type="string">
            <text:p text:style-name="P14">$18-40</text:p>
          </table:table-cell>
          <table:table-cell table:style-name="t18.D3" office:value-type="string">
            <text:p text:style-name="P14">$18-50</text:p>
          </table:table-cell>
          <table:table-cell table:style-name="t18.D3" office:value-type="string">
            <text:p text:style-name="P14">$18-60</text:p>
          </table:table-cell>
          <table:table-cell table:style-name="t18.D3" office:value-type="string">
            <text:p text:style-name="P14">$18-70</text:p>
          </table:table-cell>
          <table:table-cell table:style-name="t18.D3" office:value-type="string">
            <text:p text:style-name="P14">$18-80</text:p>
          </table:table-cell>
          <table:table-cell table:style-name="t18.D3" office:value-type="string">
            <text:p text:style-name="P15">$18-00</text:p>
          </table:table-cell>
          <table:table-cell table:style-name="t18.D3" office:value-type="string">
            <text:p text:style-name="P14">$18-10</text:p>
          </table:table-cell>
          <table:table-cell table:style-name="t18.D3" office:value-type="string">
            <text:p text:style-name="P14">$18-20</text:p>
          </table:table-cell>
          <table:table-cell table:style-name="t18.K5" table:number-rows-spanned="4" office:value-type="string">
            <text:p text:style-name="P22">±<text:span text:style-name="T21">15</text:span></text:p>
          </table:table-cell>
        </table:table-row>
        <table:table-row>
          <table:table-cell table:style-name="t18.A5" office:value-type="string">
            <text:p text:style-name="P19">0,7 мкЗв/ч</text:p>
          </table:table-cell>
          <table:table-cell table:style-name="t18.D3" office:value-type="string">
            <text:p text:style-name="P14">$18-31</text:p>
          </table:table-cell>
          <table:table-cell table:style-name="t18.D3" office:value-type="string">
            <text:p text:style-name="P14">$18-41</text:p>
          </table:table-cell>
          <table:table-cell table:style-name="t18.D3" office:value-type="string">
            <text:p text:style-name="P14">$18-51</text:p>
          </table:table-cell>
          <table:table-cell table:style-name="t18.D3" office:value-type="string">
            <text:p text:style-name="P14">$18-61</text:p>
          </table:table-cell>
          <table:table-cell table:style-name="t18.D3" office:value-type="string">
            <text:p text:style-name="P14">$18-71</text:p>
          </table:table-cell>
          <table:table-cell table:style-name="t18.D3" office:value-type="string">
            <text:p text:style-name="P14">$18-81</text:p>
          </table:table-cell>
          <table:table-cell table:style-name="t18.D3" office:value-type="string">
            <text:p text:style-name="P15">$18-01</text:p>
          </table:table-cell>
          <table:table-cell table:style-name="t18.D3" office:value-type="string">
            <text:p text:style-name="P14">$18-11</text:p>
          </table:table-cell>
          <table:table-cell table:style-name="t18.D3" office:value-type="string">
            <text:p text:style-name="P14">$18-21</text:p>
          </table:table-cell>
          <table:covered-table-cell/>
        </table:table-row>
        <table:table-row>
          <table:table-cell table:style-name="t18.A5" office:value-type="string">
            <text:p text:style-name="P19">7 мкЗв/ч</text:p>
          </table:table-cell>
          <table:table-cell table:style-name="t18.D3" office:value-type="string">
            <text:p text:style-name="P14">$18-32</text:p>
          </table:table-cell>
          <table:table-cell table:style-name="t18.D3" office:value-type="string">
            <text:p text:style-name="P14">$18-42</text:p>
          </table:table-cell>
          <table:table-cell table:style-name="t18.D3" office:value-type="string">
            <text:p text:style-name="P14">$18-52</text:p>
          </table:table-cell>
          <table:table-cell table:style-name="t18.D3" office:value-type="string">
            <text:p text:style-name="P14">$18-62</text:p>
          </table:table-cell>
          <table:table-cell table:style-name="t18.D3" office:value-type="string">
            <text:p text:style-name="P14">$18-72</text:p>
          </table:table-cell>
          <table:table-cell table:style-name="t18.D3" office:value-type="string">
            <text:p text:style-name="P14">$18-82</text:p>
          </table:table-cell>
          <table:table-cell table:style-name="t18.D3" office:value-type="string">
            <text:p text:style-name="P15">$18-02</text:p>
          </table:table-cell>
          <table:table-cell table:style-name="t18.D3" office:value-type="string">
            <text:p text:style-name="P14">$18-12</text:p>
          </table:table-cell>
          <table:table-cell table:style-name="t18.D3" office:value-type="string">
            <text:p text:style-name="P14">$18-22</text:p>
          </table:table-cell>
          <table:covered-table-cell/>
        </table:table-row>
        <table:table-row>
          <table:table-cell table:style-name="t18.A8" office:value-type="string">
            <text:p text:style-name="P19">70 мкЗв/ч</text:p>
          </table:table-cell>
          <table:table-cell table:style-name="t18.B8" office:value-type="string">
            <text:p text:style-name="P14">$18-33</text:p>
          </table:table-cell>
          <table:table-cell table:style-name="t18.B8" office:value-type="string">
            <text:p text:style-name="P14">$18-43</text:p>
          </table:table-cell>
          <table:table-cell table:style-name="t18.B8" office:value-type="string">
            <text:p text:style-name="P14">$18-53</text:p>
          </table:table-cell>
          <table:table-cell table:style-name="t18.B8" office:value-type="string">
            <text:p text:style-name="P14">$18-63</text:p>
          </table:table-cell>
          <table:table-cell table:style-name="t18.B8" office:value-type="string">
            <text:p text:style-name="P14">$18-73</text:p>
          </table:table-cell>
          <table:table-cell table:style-name="t18.B8" office:value-type="string">
            <text:p text:style-name="P14">$18-83</text:p>
          </table:table-cell>
          <table:table-cell table:style-name="t18.B8" office:value-type="string">
            <text:p text:style-name="P15">$18-03</text:p>
          </table:table-cell>
          <table:table-cell table:style-name="t18.B8" office:value-type="string">
            <text:p text:style-name="P14">$18-13</text:p>
          </table:table-cell>
          <table:table-cell table:style-name="t18.B8" office:value-type="string">
            <text:p text:style-name="P14">$18-23</text:p>
          </table:table-cell>
          <table:covered-table-cell/>
        </table:table-row>
      </table:table>
      <table:table table:name="t19" table:style-name="t19">
        <table:table-column table:style-name="t19.A"/>
        <table:table-column table:style-name="t19.B"/>
        <table:table-column table:style-name="t19.C"/>
        <table:table-column table:style-name="t19.D"/>
        <table:table-column table:style-name="t19.E"/>
        <table:table-column table:style-name="t19.B"/>
        <table:table-column table:style-name="t19.C"/>
        <table:table-column table:style-name="t19.H"/>
        <table:table-column table:style-name="t19.I"/>
        <table:table-column table:style-name="t19.J"/>
        <table:table-column table:style-name="t19.K"/>
        <table:table-row table:style-name="t19.1">
          <table:table-cell table:style-name="t19.A1" table:number-columns-spanned="11" office:value-type="string">
            <text:p text:style-name="P39"><text:span text:style-name="T25">Определение основной относительной погрешности измерения плотности потока </text:span><text:span text:style-name="T20">альфа излучения</text:span><text:span text:style-name="T25"> <text:s/>с блоком БДПС-02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36">Плотность потока в <text:span text:style-name="T21">контроль-ной</text:span> точке <text:span text:style-name="T78"></text:span><text:span text:style-name="T38">0</text:span><text:span text:style-name="T39">i</text:span>,</text:p>
            <text:p text:style-name="P37"><text:s/>мин<text:span text:style-name="T33">-1</text:span>·см<text:span text:style-name="T33">-2</text:span></text:p>
          </table:table-cell>
          <table:table-cell table:style-name="t19.B2" table:number-rows-spanned="3" office:value-type="string">
            <text:p text:style-name="P33">Номер источ-ника</text:p>
          </table:table-cell>
          <table:table-cell table:style-name="t19.B2" table:number-rows-spanned="3" office:value-type="string">
            <text:p text:style-name="P33">Рассто-яние до источ-ника, </text:p>
            <text:p text:style-name="P33"><text:span text:style-name="T22">R</text:span>, с</text:p>
          </table:table-cell>
          <table:table-cell table:style-name="t19.B2" table:number-columns-spanned="5" office:value-type="string">
            <text:p text:style-name="P52">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19.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19.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19.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19.3">
          <table:covered-table-cell/>
          <table:covered-table-cell/>
          <table:covered-table-cell/>
          <table:table-cell table:style-name="t19.D3" table:number-rows-spanned="2" office:value-type="string">
            <text:p text:style-name="P52">Фон</text:p>
          </table:table-cell>
          <table:table-cell table:style-name="t19.D3" table:number-columns-spanned="3" office:value-type="string">
            <text:p text:style-name="P52">Измеренное значение </text:p>
          </table:table-cell>
          <table:covered-table-cell/>
          <table:covered-table-cell/>
          <table:table-cell table:style-name="t19.D3" table:number-rows-spanned="2" office:value-type="string">
            <text:p text:style-name="P52">Среднее значение, <text:span text:style-name="T58"></text:span><text:span text:style-name="T38">ср</text:span></text:p>
          </table:table-cell>
          <table:covered-table-cell/>
          <table:covered-table-cell/>
          <table:covered-table-cell/>
        </table:table-row>
        <table:table-row table:style-name="t19.4">
          <table:covered-table-cell/>
          <table:covered-table-cell/>
          <table:covered-table-cell/>
          <table:covered-table-cell/>
          <table:table-cell table:style-name="t19.E4" office:value-type="string">
            <text:p text:style-name="P53"><text:span text:style-name="T61"></text:span><text:span text:style-name="T38">1</text:span></text:p>
          </table:table-cell>
          <table:table-cell table:style-name="t19.E4" office:value-type="string">
            <text:p text:style-name="P52"><text:span text:style-name="T62"></text:span><text:span text:style-name="T38">2</text:span></text:p>
          </table:table-cell>
          <table:table-cell table:style-name="t19.E4" office:value-type="string">
            <text:p text:style-name="P52"><text:span text:style-name="T62"></text:span><text:span text:style-name="T38">3</text:span></text:p>
          </table:table-cell>
          <table:covered-table-cell/>
          <table:covered-table-cell/>
          <table:covered-table-cell/>
          <table:covered-table-cell/>
        </table:table-row>
        <table:table-row>
          <table:table-cell table:style-name="t19.A5" office:value-type="float" office:value="53.8">
            <text:p text:style-name="P20">53.8</text:p>
          </table:table-cell>
          <table:table-cell table:style-name="t19.D3" office:value-type="string">
            <text:p text:style-name="P14">$19-30</text:p>
          </table:table-cell>
          <table:table-cell table:style-name="t19.D3" office:value-type="string">
            <text:p text:style-name="P14">$19-40</text:p>
          </table:table-cell>
          <table:table-cell table:style-name="t19.D3" office:value-type="string">
            <text:p text:style-name="P14">$19-50</text:p>
          </table:table-cell>
          <table:table-cell table:style-name="t19.D3" office:value-type="string">
            <text:p text:style-name="P14">$19-60</text:p>
          </table:table-cell>
          <table:table-cell table:style-name="t19.D3" office:value-type="string">
            <text:p text:style-name="P14">$19-70</text:p>
          </table:table-cell>
          <table:table-cell table:style-name="t19.D3" office:value-type="string">
            <text:p text:style-name="P14">$19-80</text:p>
          </table:table-cell>
          <table:table-cell table:style-name="t19.D3" office:value-type="string">
            <text:p text:style-name="P15">$19-00</text:p>
          </table:table-cell>
          <table:table-cell table:style-name="t19.D3" office:value-type="string">
            <text:p text:style-name="P14">$19-10</text:p>
          </table:table-cell>
          <table:table-cell table:style-name="t19.D3" office:value-type="string">
            <text:p text:style-name="P14">$19-20</text:p>
          </table:table-cell>
          <table:table-cell table:style-name="t19.K5" table:number-rows-spanned="5" office:value-type="string">
            <text:p text:style-name="P22">±<text:span text:style-name="T21">20</text:span></text:p>
          </table:table-cell>
        </table:table-row>
        <table:table-row>
          <table:table-cell table:style-name="t19.A5" office:value-type="float" office:value="727">
            <text:p text:style-name="P20">727</text:p>
          </table:table-cell>
          <table:table-cell table:style-name="t19.D3" office:value-type="string">
            <text:p text:style-name="P14">$19-31</text:p>
          </table:table-cell>
          <table:table-cell table:style-name="t19.D3" office:value-type="string">
            <text:p text:style-name="P14">$19-41</text:p>
          </table:table-cell>
          <table:table-cell table:style-name="t19.D3" office:value-type="string">
            <text:p text:style-name="P14">$19-51</text:p>
          </table:table-cell>
          <table:table-cell table:style-name="t19.D3" office:value-type="string">
            <text:p text:style-name="P14">$19-61</text:p>
          </table:table-cell>
          <table:table-cell table:style-name="t19.D3" office:value-type="string">
            <text:p text:style-name="P14">$19-71</text:p>
          </table:table-cell>
          <table:table-cell table:style-name="t19.D3" office:value-type="string">
            <text:p text:style-name="P14">$19-81</text:p>
          </table:table-cell>
          <table:table-cell table:style-name="t19.D3" office:value-type="string">
            <text:p text:style-name="P15">$19-01</text:p>
          </table:table-cell>
          <table:table-cell table:style-name="t19.D3" office:value-type="string">
            <text:p text:style-name="P14">$19-11</text:p>
          </table:table-cell>
          <table:table-cell table:style-name="t19.D3" office:value-type="string">
            <text:p text:style-name="P14">$19-21</text:p>
          </table:table-cell>
          <table:covered-table-cell/>
        </table:table-row>
        <table:table-row>
          <table:table-cell table:style-name="t19.A5" office:value-type="float" office:value="6300">
            <text:p text:style-name="P20">6300</text:p>
          </table:table-cell>
          <table:table-cell table:style-name="t19.D3" office:value-type="string">
            <text:p text:style-name="P14">$19-32</text:p>
          </table:table-cell>
          <table:table-cell table:style-name="t19.D3" office:value-type="string">
            <text:p text:style-name="P14">$19-42</text:p>
          </table:table-cell>
          <table:table-cell table:style-name="t19.D3" office:value-type="string">
            <text:p text:style-name="P14">$19-52</text:p>
          </table:table-cell>
          <table:table-cell table:style-name="t19.D3" office:value-type="string">
            <text:p text:style-name="P14">$19-62</text:p>
          </table:table-cell>
          <table:table-cell table:style-name="t19.D3" office:value-type="string">
            <text:p text:style-name="P14">$19-72</text:p>
          </table:table-cell>
          <table:table-cell table:style-name="t19.D3" office:value-type="string">
            <text:p text:style-name="P14">$19-82</text:p>
          </table:table-cell>
          <table:table-cell table:style-name="t19.D3" office:value-type="string">
            <text:p text:style-name="P15">$19-02</text:p>
          </table:table-cell>
          <table:table-cell table:style-name="t19.D3" office:value-type="string">
            <text:p text:style-name="P14">$19-12</text:p>
          </table:table-cell>
          <table:table-cell table:style-name="t19.D3" office:value-type="string">
            <text:p text:style-name="P14">$19-22</text:p>
          </table:table-cell>
          <table:covered-table-cell/>
        </table:table-row>
        <table:table-row>
          <table:table-cell table:style-name="t19.A5" office:value-type="float" office:value="62100">
            <text:p text:style-name="P20">62100</text:p>
          </table:table-cell>
          <table:table-cell table:style-name="t19.D3" office:value-type="string">
            <text:p text:style-name="P14">$19-33</text:p>
          </table:table-cell>
          <table:table-cell table:style-name="t19.D3" office:value-type="string">
            <text:p text:style-name="P14">$19-43</text:p>
          </table:table-cell>
          <table:table-cell table:style-name="t19.D3" office:value-type="string">
            <text:p text:style-name="P14">$19-53</text:p>
          </table:table-cell>
          <table:table-cell table:style-name="t19.D3" office:value-type="string">
            <text:p text:style-name="P14">$19-63</text:p>
          </table:table-cell>
          <table:table-cell table:style-name="t19.D3" office:value-type="string">
            <text:p text:style-name="P14">$19-73</text:p>
          </table:table-cell>
          <table:table-cell table:style-name="t19.D3" office:value-type="string">
            <text:p text:style-name="P14">$19-83</text:p>
          </table:table-cell>
          <table:table-cell table:style-name="t19.D3" office:value-type="string">
            <text:p text:style-name="P15">$19-03</text:p>
          </table:table-cell>
          <table:table-cell table:style-name="t19.D3" office:value-type="string">
            <text:p text:style-name="P14">$19-13</text:p>
          </table:table-cell>
          <table:table-cell table:style-name="t19.D3" office:value-type="string">
            <text:p text:style-name="P14">$19-23</text:p>
          </table:table-cell>
          <table:covered-table-cell/>
        </table:table-row>
        <table:table-row>
          <table:table-cell table:style-name="t19.A9" office:value-type="float" office:value="186000">
            <text:p text:style-name="P20">186000</text:p>
          </table:table-cell>
          <table:table-cell table:style-name="t19.B9" office:value-type="string">
            <text:p text:style-name="P14">$19-34</text:p>
          </table:table-cell>
          <table:table-cell table:style-name="t19.B9" office:value-type="string">
            <text:p text:style-name="P14">$19-44</text:p>
          </table:table-cell>
          <table:table-cell table:style-name="t19.B9" office:value-type="string">
            <text:p text:style-name="P14">$19-54</text:p>
          </table:table-cell>
          <table:table-cell table:style-name="t19.B9" office:value-type="string">
            <text:p text:style-name="P14">$19-64</text:p>
          </table:table-cell>
          <table:table-cell table:style-name="t19.B9" office:value-type="string">
            <text:p text:style-name="P14">$19-74</text:p>
          </table:table-cell>
          <table:table-cell table:style-name="t19.B9" office:value-type="string">
            <text:p text:style-name="P14">$19-84</text:p>
          </table:table-cell>
          <table:table-cell table:style-name="t19.B9" office:value-type="string">
            <text:p text:style-name="P15">$19-04</text:p>
          </table:table-cell>
          <table:table-cell table:style-name="t19.B9" office:value-type="string">
            <text:p text:style-name="P14">$19-14</text:p>
          </table:table-cell>
          <table:table-cell table:style-name="t19.B9" office:value-type="string">
            <text:p text:style-name="P14">$19-24</text:p>
          </table:table-cell>
          <table:covered-table-cell/>
        </table:table-row>
      </table:table>
      <table:table table:name="t20" table:style-name="t20">
        <table:table-column table:style-name="t20.A"/>
        <table:table-column table:style-name="t20.B"/>
        <table:table-column table:style-name="t20.C"/>
        <table:table-column table:style-name="t20.D"/>
        <table:table-column table:style-name="t20.E"/>
        <table:table-column table:style-name="t20.B"/>
        <table:table-column table:style-name="t20.C"/>
        <table:table-column table:style-name="t20.H"/>
        <table:table-column table:style-name="t20.I"/>
        <table:table-column table:style-name="t20.J"/>
        <table:table-column table:style-name="t20.K"/>
        <table:table-row table:style-name="t20.1">
          <table:table-cell table:style-name="t20.A1" table:number-columns-spanned="11" office:value-type="string">
            <text:p text:style-name="P39"><text:span text:style-name="T25">Определение основной относительной погрешности измерения плотности потока б</text:span><text:span text:style-name="T19">ета</text:span><text:span text:style-name="T20"> излучения</text:span><text:span text:style-name="T25"> <text:s/>с блоком БДПС-02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36">Плотность потока в <text:span text:style-name="T21">контроль-ной</text:span> точке <text:span text:style-name="T78"></text:span><text:span text:style-name="T38">0</text:span><text:span text:style-name="T39">i</text:span>,</text:p>
            <text:p text:style-name="P37"><text:s/>мин<text:span text:style-name="T33">-1</text:span>·см<text:span text:style-name="T33">-2</text:span></text:p>
          </table:table-cell>
          <table:table-cell table:style-name="t20.B2" table:number-rows-spanned="3" office:value-type="string">
            <text:p text:style-name="P33">Номер источ-ника</text:p>
          </table:table-cell>
          <table:table-cell table:style-name="t20.B2" table:number-rows-spanned="3" office:value-type="string">
            <text:p text:style-name="P33">Рассто-яние до источ-ника, </text:p>
            <text:p text:style-name="P33"><text:span text:style-name="T22">R</text:span>, с</text:p>
          </table:table-cell>
          <table:table-cell table:style-name="t20.B2" table:number-columns-spanned="5" office:value-type="string">
            <text:p text:style-name="P52">Измерение мощности дозы в контрольной <text:s/>точке, <text:span text:style-name="T57"></text:span><text:span text:style-name="T47">i</text:span></text:p>
          </table:table-cell>
          <table:covered-table-cell/>
          <table:covered-table-cell/>
          <table:covered-table-cell/>
          <table:covered-table-cell/>
          <table:table-cell table:style-name="t20.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20.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20.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20.3">
          <table:covered-table-cell/>
          <table:covered-table-cell/>
          <table:covered-table-cell/>
          <table:table-cell table:style-name="t20.D3" table:number-rows-spanned="2" office:value-type="string">
            <text:p text:style-name="P52">Фон</text:p>
          </table:table-cell>
          <table:table-cell table:style-name="t20.D3" table:number-columns-spanned="3" office:value-type="string">
            <text:p text:style-name="P52">Измеренное значение </text:p>
          </table:table-cell>
          <table:covered-table-cell/>
          <table:covered-table-cell/>
          <table:table-cell table:style-name="t20.D3" table:number-rows-spanned="2" office:value-type="string">
            <text:p text:style-name="P52">Среднее значение, <text:span text:style-name="T58"></text:span><text:span text:style-name="T38">ср</text:span></text:p>
          </table:table-cell>
          <table:covered-table-cell/>
          <table:covered-table-cell/>
          <table:covered-table-cell/>
        </table:table-row>
        <table:table-row table:style-name="t20.4">
          <table:covered-table-cell/>
          <table:covered-table-cell/>
          <table:covered-table-cell/>
          <table:covered-table-cell/>
          <table:table-cell table:style-name="t20.E4" office:value-type="string">
            <text:p text:style-name="P53"><text:span text:style-name="T61"></text:span><text:span text:style-name="T38">1</text:span></text:p>
          </table:table-cell>
          <table:table-cell table:style-name="t20.E4" office:value-type="string">
            <text:p text:style-name="P52"><text:span text:style-name="T62"></text:span><text:span text:style-name="T38">2</text:span></text:p>
          </table:table-cell>
          <table:table-cell table:style-name="t20.E4" office:value-type="string">
            <text:p text:style-name="P52"><text:span text:style-name="T62"></text:span><text:span text:style-name="T38">3</text:span></text:p>
          </table:table-cell>
          <table:covered-table-cell/>
          <table:covered-table-cell/>
          <table:covered-table-cell/>
          <table:covered-table-cell/>
        </table:table-row>
        <table:table-row>
          <table:table-cell table:style-name="t20.A5" office:value-type="float" office:value="97">
            <text:p text:style-name="P20">97</text:p>
          </table:table-cell>
          <table:table-cell table:style-name="t20.D3" office:value-type="string">
            <text:p text:style-name="P14">$20-30</text:p>
          </table:table-cell>
          <table:table-cell table:style-name="t20.D3" office:value-type="string">
            <text:p text:style-name="P14">$20-40</text:p>
          </table:table-cell>
          <table:table-cell table:style-name="t20.D3" office:value-type="string">
            <text:p text:style-name="P14">$20-50</text:p>
          </table:table-cell>
          <table:table-cell table:style-name="t20.D3" office:value-type="string">
            <text:p text:style-name="P14">$20-60</text:p>
          </table:table-cell>
          <table:table-cell table:style-name="t20.D3" office:value-type="string">
            <text:p text:style-name="P14">$20-70</text:p>
          </table:table-cell>
          <table:table-cell table:style-name="t20.D3" office:value-type="string">
            <text:p text:style-name="P14">$20-80</text:p>
          </table:table-cell>
          <table:table-cell table:style-name="t20.D3" office:value-type="string">
            <text:p text:style-name="P15">$20-00</text:p>
          </table:table-cell>
          <table:table-cell table:style-name="t20.D3" office:value-type="string">
            <text:p text:style-name="P14">$20-10</text:p>
          </table:table-cell>
          <table:table-cell table:style-name="t20.D3" office:value-type="string">
            <text:p text:style-name="P14">$20-20</text:p>
          </table:table-cell>
          <table:table-cell table:style-name="t20.K5" table:number-rows-spanned="5" office:value-type="string">
            <text:p text:style-name="P22">±<text:span text:style-name="T21">20</text:span></text:p>
          </table:table-cell>
        </table:table-row>
        <table:table-row>
          <table:table-cell table:style-name="t20.A5" office:value-type="float" office:value="232">
            <text:p text:style-name="P20">232</text:p>
          </table:table-cell>
          <table:table-cell table:style-name="t20.D3" office:value-type="string">
            <text:p text:style-name="P14">$20-31</text:p>
          </table:table-cell>
          <table:table-cell table:style-name="t20.D3" office:value-type="string">
            <text:p text:style-name="P14">$20-41</text:p>
          </table:table-cell>
          <table:table-cell table:style-name="t20.D3" office:value-type="string">
            <text:p text:style-name="P14">$20-51</text:p>
          </table:table-cell>
          <table:table-cell table:style-name="t20.D3" office:value-type="string">
            <text:p text:style-name="P14">$20-61</text:p>
          </table:table-cell>
          <table:table-cell table:style-name="t20.D3" office:value-type="string">
            <text:p text:style-name="P14">$20-71</text:p>
          </table:table-cell>
          <table:table-cell table:style-name="t20.D3" office:value-type="string">
            <text:p text:style-name="P14">$20-81</text:p>
          </table:table-cell>
          <table:table-cell table:style-name="t20.D3" office:value-type="string">
            <text:p text:style-name="P15">$20-01</text:p>
          </table:table-cell>
          <table:table-cell table:style-name="t20.D3" office:value-type="string">
            <text:p text:style-name="P14">$20-11</text:p>
          </table:table-cell>
          <table:table-cell table:style-name="t20.D3" office:value-type="string">
            <text:p text:style-name="P14">$20-21</text:p>
          </table:table-cell>
          <table:covered-table-cell/>
        </table:table-row>
        <table:table-row>
          <table:table-cell table:style-name="t20.A5" office:value-type="float" office:value="5700">
            <text:p text:style-name="P20">5700</text:p>
          </table:table-cell>
          <table:table-cell table:style-name="t20.D3" office:value-type="string">
            <text:p text:style-name="P14">$20-32</text:p>
          </table:table-cell>
          <table:table-cell table:style-name="t20.D3" office:value-type="string">
            <text:p text:style-name="P14">$20-42</text:p>
          </table:table-cell>
          <table:table-cell table:style-name="t20.D3" office:value-type="string">
            <text:p text:style-name="P14">$20-52</text:p>
          </table:table-cell>
          <table:table-cell table:style-name="t20.D3" office:value-type="string">
            <text:p text:style-name="P14">$20-62</text:p>
          </table:table-cell>
          <table:table-cell table:style-name="t20.D3" office:value-type="string">
            <text:p text:style-name="P14">$20-72</text:p>
          </table:table-cell>
          <table:table-cell table:style-name="t20.D3" office:value-type="string">
            <text:p text:style-name="P14">$20-82</text:p>
          </table:table-cell>
          <table:table-cell table:style-name="t20.D3" office:value-type="string">
            <text:p text:style-name="P15">$20-02</text:p>
          </table:table-cell>
          <table:table-cell table:style-name="t20.D3" office:value-type="string">
            <text:p text:style-name="P14">$20-12</text:p>
          </table:table-cell>
          <table:table-cell table:style-name="t20.D3" office:value-type="string">
            <text:p text:style-name="P14">$20-22</text:p>
          </table:table-cell>
          <table:covered-table-cell/>
        </table:table-row>
        <table:table-row>
          <table:table-cell table:style-name="t20.A5" office:value-type="float" office:value="52000">
            <text:p text:style-name="P20">52000</text:p>
          </table:table-cell>
          <table:table-cell table:style-name="t20.D3" office:value-type="string">
            <text:p text:style-name="P14">$20-33</text:p>
          </table:table-cell>
          <table:table-cell table:style-name="t20.D3" office:value-type="string">
            <text:p text:style-name="P14">$20-43</text:p>
          </table:table-cell>
          <table:table-cell table:style-name="t20.D3" office:value-type="string">
            <text:p text:style-name="P14">$20-53</text:p>
          </table:table-cell>
          <table:table-cell table:style-name="t20.D3" office:value-type="string">
            <text:p text:style-name="P14">$20-63</text:p>
          </table:table-cell>
          <table:table-cell table:style-name="t20.D3" office:value-type="string">
            <text:p text:style-name="P14">$20-73</text:p>
          </table:table-cell>
          <table:table-cell table:style-name="t20.D3" office:value-type="string">
            <text:p text:style-name="P14">$20-83</text:p>
          </table:table-cell>
          <table:table-cell table:style-name="t20.D3" office:value-type="string">
            <text:p text:style-name="P15">$20-03</text:p>
          </table:table-cell>
          <table:table-cell table:style-name="t20.D3" office:value-type="string">
            <text:p text:style-name="P14">$20-13</text:p>
          </table:table-cell>
          <table:table-cell table:style-name="t20.D3" office:value-type="string">
            <text:p text:style-name="P14">$20-23</text:p>
          </table:table-cell>
          <table:covered-table-cell/>
        </table:table-row>
        <table:table-row>
          <table:table-cell table:style-name="t20.A9" office:value-type="float" office:value="377100">
            <text:p text:style-name="P20">377100</text:p>
          </table:table-cell>
          <table:table-cell table:style-name="t20.B9" office:value-type="string">
            <text:p text:style-name="P14">$20-34</text:p>
          </table:table-cell>
          <table:table-cell table:style-name="t20.B9" office:value-type="string">
            <text:p text:style-name="P14">$20-44</text:p>
          </table:table-cell>
          <table:table-cell table:style-name="t20.B9" office:value-type="string">
            <text:p text:style-name="P14">$20-54</text:p>
          </table:table-cell>
          <table:table-cell table:style-name="t20.B9" office:value-type="string">
            <text:p text:style-name="P14">$20-64</text:p>
          </table:table-cell>
          <table:table-cell table:style-name="t20.B9" office:value-type="string">
            <text:p text:style-name="P14">$20-74</text:p>
          </table:table-cell>
          <table:table-cell table:style-name="t20.B9" office:value-type="string">
            <text:p text:style-name="P14">$20-84</text:p>
          </table:table-cell>
          <table:table-cell table:style-name="t20.B9" office:value-type="string">
            <text:p text:style-name="P15">$20-04</text:p>
          </table:table-cell>
          <table:table-cell table:style-name="t20.B9" office:value-type="string">
            <text:p text:style-name="P14">$20-14</text:p>
          </table:table-cell>
          <table:table-cell table:style-name="t20.B9" office:value-type="string">
            <text:p text:style-name="P14">$20-24</text:p>
          </table:table-cell>
          <table:covered-table-cell/>
        </table:table-row>
      </table:table>
      <table:table table:name="t21" table:style-name="t21">
        <table:table-column table:style-name="t21.A"/>
        <table:table-column table:style-name="t21.B"/>
        <table:table-column table:style-name="t21.C"/>
        <table:table-column table:style-name="t21.D"/>
        <table:table-column table:style-name="t21.E"/>
        <table:table-column table:style-name="t21.B"/>
        <table:table-column table:style-name="t21.C"/>
        <table:table-column table:style-name="t21.H"/>
        <table:table-column table:style-name="t21.I"/>
        <table:table-column table:style-name="t21.J"/>
        <table:table-column table:style-name="t21.K"/>
        <text:soft-page-break/>
        <table:table-row table:style-name="t21.1">
          <table:table-cell table:style-name="t21.A1" table:number-columns-spanned="11" office:value-type="string">
            <text:p text:style-name="P39"><text:span text:style-name="T25">Определение основной относительной погрешности измерения м</text:span><text:span text:style-name="T19">ощности дозы</text:span><text:span text:style-name="T20"> гамма излучения</text:span><text:span text:style-name="T25"> БДП</text:span><text:span text:style-name="T19">С</text:span><text:span text:style-name="T25">-0</text:span><text:span text:style-name="T19">2</text:span><text:span text:style-name="T25"> зав. №</text:span><text:span text:style-name="T26"> </text:span><text:span text:style-name="T25">$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3">Мощность амбиентной эквивалент-ной дозы в контрольной точке <text:span text:style-name="T51">Ḣ</text:span><text:span text:style-name="T40">oi</text:span>, нЗв/ч</text:p>
          </table:table-cell>
          <table:table-cell table:style-name="t21.B2" table:number-rows-spanned="3" office:value-type="string">
            <text:p text:style-name="P33">Номер источ-ника</text:p>
          </table:table-cell>
          <table:table-cell table:style-name="t21.B2" table:number-rows-spanned="3" office:value-type="string">
            <text:p text:style-name="P33">Рассто-яние до источ-ника, </text:p>
            <text:p text:style-name="P33"><text:span text:style-name="T22">R</text:span>, с</text:p>
          </table:table-cell>
          <table:table-cell table:style-name="t21.B2" table:number-columns-spanned="5" office:value-type="string">
            <text:p text:style-name="P52">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33"><text:span text:style-name="T21">Относительная</text:span> погрешность измерения мощности амбиентной эквивалентной дозы </text:p>
            <text:p text:style-name="P33"><text:span text:style-name="T52">θ</text:span><text:span text:style-name="T44">пр</text:span><text:span text:style-name="T45">i</text:span><text:span text:style-name="T50">,</text:span> %</text:p>
          </table:table-cell>
          <table:table-cell table:style-name="t21.B2" table:number-rows-spanned="3" office:value-type="string">
            <text:p text:style-name="P44">Доверитель-ная граница погреш-ности измерения <text:span text:style-name="T53">Δ</text:span><text:span text:style-name="T46">i</text:span><text:span text:style-name="T21">,</text:span> %</text:p>
          </table:table-cell>
          <table:table-cell table:style-name="t21.K2" table:number-rows-spanned="3" office:value-type="string">
            <text:p text:style-name="P34"><text:span text:style-name="T54">Предел основной </text:span>относитель-ной <text:span text:style-name="T21">погреш-ности</text:span>, </text:p>
            <text:p text:style-name="P34">%</text:p>
          </table:table-cell>
        </table:table-row>
        <table:table-row table:style-name="t21.3">
          <table:covered-table-cell/>
          <table:covered-table-cell/>
          <table:covered-table-cell/>
          <table:table-cell table:style-name="t21.D3" table:number-rows-spanned="2" office:value-type="string">
            <text:p text:style-name="P52">Фон, нЗв/ч</text:p>
          </table:table-cell>
          <table:table-cell table:style-name="t21.D3" table:number-columns-spanned="3" office:value-type="string">
            <text:p text:style-name="P52">Измеренное значение </text:p>
          </table:table-cell>
          <table:covered-table-cell/>
          <table:covered-table-cell/>
          <table:table-cell table:style-name="t21.D3" table:number-rows-spanned="2" office:value-type="string">
            <text:p text:style-name="P52">Среднее значение, <text:span text:style-name="T22">H</text:span><text:span text:style-name="T38">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53"><text:span text:style-name="T35">H</text:span><text:span text:style-name="T38">1</text:span></text:p>
          </table:table-cell>
          <table:table-cell table:style-name="t21.D3" office:value-type="string">
            <text:p text:style-name="P52"><text:span text:style-name="T22">H</text:span><text:span text:style-name="T38">2</text:span></text:p>
          </table:table-cell>
          <table:table-cell table:style-name="t21.D3" office:value-type="string">
            <text:p text:style-name="P52"><text:span text:style-name="T22">H</text:span><text:span text:style-name="T38">3</text:span></text:p>
          </table:table-cell>
          <table:covered-table-cell/>
          <table:covered-table-cell/>
          <table:covered-table-cell/>
          <table:covered-table-cell/>
        </table:table-row>
        <table:table-row>
          <table:table-cell table:style-name="t21.A5" office:value-type="string">
            <text:p text:style-name="P19">0,7 мкЗв/ч</text:p>
          </table:table-cell>
          <table:table-cell table:style-name="t21.D3" office:value-type="string">
            <text:p text:style-name="P14">$21-30</text:p>
          </table:table-cell>
          <table:table-cell table:style-name="t21.D3" office:value-type="string">
            <text:p text:style-name="P14">$21-40</text:p>
          </table:table-cell>
          <table:table-cell table:style-name="t21.D3" office:value-type="string">
            <text:p text:style-name="P14">$21-50</text:p>
          </table:table-cell>
          <table:table-cell table:style-name="t21.D3" office:value-type="string">
            <text:p text:style-name="P14">$21-60</text:p>
          </table:table-cell>
          <table:table-cell table:style-name="t21.D3" office:value-type="string">
            <text:p text:style-name="P14">$21-70</text:p>
          </table:table-cell>
          <table:table-cell table:style-name="t21.D3" office:value-type="string">
            <text:p text:style-name="P14">$21-80</text:p>
          </table:table-cell>
          <table:table-cell table:style-name="t21.D3" office:value-type="string">
            <text:p text:style-name="P15">$21-00</text:p>
          </table:table-cell>
          <table:table-cell table:style-name="t21.D3" office:value-type="string">
            <text:p text:style-name="P14">$21-10</text:p>
          </table:table-cell>
          <table:table-cell table:style-name="t21.D3" office:value-type="string">
            <text:p text:style-name="P14">$21-20</text:p>
          </table:table-cell>
          <table:table-cell table:style-name="t21.K5" table:number-rows-spanned="6" office:value-type="string">
            <text:p text:style-name="P22">±<text:span text:style-name="T50">20</text:span></text:p>
          </table:table-cell>
        </table:table-row>
        <table:table-row>
          <table:table-cell table:style-name="t21.A5" office:value-type="string">
            <text:p text:style-name="P19">7 мкЗв/ч</text:p>
          </table:table-cell>
          <table:table-cell table:style-name="t21.D3" office:value-type="string">
            <text:p text:style-name="P14">$21-31</text:p>
          </table:table-cell>
          <table:table-cell table:style-name="t21.D3" office:value-type="string">
            <text:p text:style-name="P14">$21-41</text:p>
          </table:table-cell>
          <table:table-cell table:style-name="t21.D3" office:value-type="string">
            <text:p text:style-name="P14">$21-51</text:p>
          </table:table-cell>
          <table:table-cell table:style-name="t21.D3" office:value-type="string">
            <text:p text:style-name="P14">$21-61</text:p>
          </table:table-cell>
          <table:table-cell table:style-name="t21.D3" office:value-type="string">
            <text:p text:style-name="P14">$21-71</text:p>
          </table:table-cell>
          <table:table-cell table:style-name="t21.D3" office:value-type="string">
            <text:p text:style-name="P14">$21-81</text:p>
          </table:table-cell>
          <table:table-cell table:style-name="t21.D3" office:value-type="string">
            <text:p text:style-name="P15">$21-01</text:p>
          </table:table-cell>
          <table:table-cell table:style-name="t21.D3" office:value-type="string">
            <text:p text:style-name="P14">$21-11</text:p>
          </table:table-cell>
          <table:table-cell table:style-name="t21.D3" office:value-type="string">
            <text:p text:style-name="P14">$21-21</text:p>
          </table:table-cell>
          <table:covered-table-cell/>
        </table:table-row>
        <table:table-row>
          <table:table-cell table:style-name="t21.A5" office:value-type="string">
            <text:p text:style-name="P19">70 мкЗв/ч</text:p>
          </table:table-cell>
          <table:table-cell table:style-name="t21.D3" office:value-type="string">
            <text:p text:style-name="P14">$21-32</text:p>
          </table:table-cell>
          <table:table-cell table:style-name="t21.D3" office:value-type="string">
            <text:p text:style-name="P14">$21-42</text:p>
          </table:table-cell>
          <table:table-cell table:style-name="t21.D3" office:value-type="string">
            <text:p text:style-name="P14">$21-52</text:p>
          </table:table-cell>
          <table:table-cell table:style-name="t21.D3" office:value-type="string">
            <text:p text:style-name="P14">$21-62</text:p>
          </table:table-cell>
          <table:table-cell table:style-name="t21.D3" office:value-type="string">
            <text:p text:style-name="P14">$21-72</text:p>
          </table:table-cell>
          <table:table-cell table:style-name="t21.D3" office:value-type="string">
            <text:p text:style-name="P14">$21-82</text:p>
          </table:table-cell>
          <table:table-cell table:style-name="t21.D3" office:value-type="string">
            <text:p text:style-name="P15">$21-02</text:p>
          </table:table-cell>
          <table:table-cell table:style-name="t21.D3" office:value-type="string">
            <text:p text:style-name="P14">$21-12</text:p>
          </table:table-cell>
          <table:table-cell table:style-name="t21.D3" office:value-type="string">
            <text:p text:style-name="P14">$21-22</text:p>
          </table:table-cell>
          <table:covered-table-cell/>
        </table:table-row>
        <table:table-row>
          <table:table-cell table:style-name="t21.A5" office:value-type="string">
            <text:p text:style-name="P19">0.7 мЗв/ч</text:p>
          </table:table-cell>
          <table:table-cell table:style-name="t21.D3" office:value-type="string">
            <text:p text:style-name="P14">$21-33</text:p>
          </table:table-cell>
          <table:table-cell table:style-name="t21.D3" office:value-type="string">
            <text:p text:style-name="P14">$21-43</text:p>
          </table:table-cell>
          <table:table-cell table:style-name="t21.D3" office:value-type="string">
            <text:p text:style-name="P14">$21-53</text:p>
          </table:table-cell>
          <table:table-cell table:style-name="t21.D3" office:value-type="string">
            <text:p text:style-name="P14">$21-63</text:p>
          </table:table-cell>
          <table:table-cell table:style-name="t21.D3" office:value-type="string">
            <text:p text:style-name="P14">$21-73</text:p>
          </table:table-cell>
          <table:table-cell table:style-name="t21.D3" office:value-type="string">
            <text:p text:style-name="P14">$21-83</text:p>
          </table:table-cell>
          <table:table-cell table:style-name="t21.D3" office:value-type="string">
            <text:p text:style-name="P15">$21-03</text:p>
          </table:table-cell>
          <table:table-cell table:style-name="t21.D3" office:value-type="string">
            <text:p text:style-name="P14">$21-13</text:p>
          </table:table-cell>
          <table:table-cell table:style-name="t21.D3" office:value-type="string">
            <text:p text:style-name="P14">$21-23</text:p>
          </table:table-cell>
          <table:covered-table-cell/>
        </table:table-row>
        <table:table-row>
          <table:table-cell table:style-name="t21.A5" office:value-type="string">
            <text:p text:style-name="P19">7,0 мЗв/ч</text:p>
          </table:table-cell>
          <table:table-cell table:style-name="t21.D3" office:value-type="string">
            <text:p text:style-name="P14">$21-34</text:p>
          </table:table-cell>
          <table:table-cell table:style-name="t21.D3" office:value-type="string">
            <text:p text:style-name="P14">$21-44</text:p>
          </table:table-cell>
          <table:table-cell table:style-name="t21.D3" office:value-type="string">
            <text:p text:style-name="P14">$21-54</text:p>
          </table:table-cell>
          <table:table-cell table:style-name="t21.D3" office:value-type="string">
            <text:p text:style-name="P14">$21-64</text:p>
          </table:table-cell>
          <table:table-cell table:style-name="t21.D3" office:value-type="string">
            <text:p text:style-name="P14">$21-74</text:p>
          </table:table-cell>
          <table:table-cell table:style-name="t21.D3" office:value-type="string">
            <text:p text:style-name="P14">$21-84</text:p>
          </table:table-cell>
          <table:table-cell table:style-name="t21.D3" office:value-type="string">
            <text:p text:style-name="P15">$21-04</text:p>
          </table:table-cell>
          <table:table-cell table:style-name="t21.D3" office:value-type="string">
            <text:p text:style-name="P14">$21-14</text:p>
          </table:table-cell>
          <table:table-cell table:style-name="t21.D3" office:value-type="string">
            <text:p text:style-name="P14">$21-24</text:p>
          </table:table-cell>
          <table:covered-table-cell/>
        </table:table-row>
        <table:table-row>
          <table:table-cell table:style-name="t21.A10" office:value-type="string">
            <text:p text:style-name="P19">20 мЗв/ч</text:p>
          </table:table-cell>
          <table:table-cell table:style-name="t21.B10" office:value-type="string">
            <text:p text:style-name="P14">$21-30</text:p>
          </table:table-cell>
          <table:table-cell table:style-name="t21.B10" office:value-type="string">
            <text:p text:style-name="P14">$21-40</text:p>
          </table:table-cell>
          <table:table-cell table:style-name="t21.B10" office:value-type="string">
            <text:p text:style-name="P14">$21-50</text:p>
          </table:table-cell>
          <table:table-cell table:style-name="t21.B10" office:value-type="string">
            <text:p text:style-name="P14">$21-60</text:p>
          </table:table-cell>
          <table:table-cell table:style-name="t21.B10" office:value-type="string">
            <text:p text:style-name="P14">$21-70</text:p>
          </table:table-cell>
          <table:table-cell table:style-name="t21.B10" office:value-type="string">
            <text:p text:style-name="P14">$21-80</text:p>
          </table:table-cell>
          <table:table-cell table:style-name="t21.B10" office:value-type="string">
            <text:p text:style-name="P15">$21-00</text:p>
          </table:table-cell>
          <table:table-cell table:style-name="t21.B10" office:value-type="string">
            <text:p text:style-name="P14">$21-10</text:p>
          </table:table-cell>
          <table:table-cell table:style-name="t21.B10" office:value-type="string">
            <text:p text:style-name="P14">$21-20</text:p>
          </table:table-cell>
          <table:covered-table-cell/>
        </table:table-row>
      </table:table>
      <text:p text:style-name="P67"/>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65">Проверку произвел:</text:p>
          </table:table-cell>
          <table:table-cell table:style-name="Таблица1.A1" office:value-type="string">
            <text:p text:style-name="P42">$calibratedBy</text:p>
          </table:table-cell>
          <table:table-cell table:style-name="Таблица1.A1" office:value-type="string">
            <text:p text:style-name="P56"><text:s text:c="36"/></text:p>
          </table:table-cell>
        </table:table-row>
        <table:table-row>
          <table:table-cell table:style-name="Таблица1.A1" office:value-type="string">
            <text:p text:style-name="P55"/>
          </table:table-cell>
          <table:table-cell table:style-name="Таблица1.A1" office:value-type="string">
            <text:p text:style-name="P55"/>
          </table:table-cell>
          <table:table-cell table:style-name="Таблица1.A1" office:value-type="string">
            <text:p text:style-name="P40">(<text:span text:style-name="T18">подпись</text:span>)</text:p>
          </table:table-cell>
        </table:table-row>
        <table:table-row>
          <table:table-cell table:style-name="Таблица1.A1" office:value-type="string">
            <text:p text:style-name="P65">Технический контроль: </text:p>
          </table:table-cell>
          <table:table-cell table:style-name="Таблица1.A1" office:value-type="string">
            <text:p text:style-name="P41">$controlledBy</text:p>
          </table:table-cell>
          <table:table-cell table:style-name="Таблица1.A1" office:value-type="string">
            <text:p text:style-name="P56"><text:s text:c="36"/></text:p>
          </table:table-cell>
        </table:table-row>
        <table:table-row>
          <table:table-cell table:style-name="Таблица1.A1" office:value-type="string">
            <text:p text:style-name="P55"/>
          </table:table-cell>
          <table:table-cell table:style-name="Таблица1.B4" office:value-type="string">
            <text:p text:style-name="P55"/>
          </table:table-cell>
          <table:table-cell table:style-name="Таблица1.A1" office:value-type="string">
            <text:p text:style-name="P40">(<text:span text:style-name="T18">подпись</text:span>)</text:p>
          </table:table-cell>
        </table:table-row>
      </table:table>
      <text:p text:style-name="P38"/>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size-complex="11pt" style:font-weight-complex="bold"/>
    </style:style>
    <style:style style:name="M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2</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15T13:42:46.76</dc:date>
    <meta:print-date>2019-04-03T15:18:00</meta:print-date>
    <meta:editing-cycles>5</meta:editing-cycles>
    <meta:editing-duration>PT19M13S</meta:editing-duration>
    <meta:generator>OpenOffice/4.1.6$Win32 OpenOffice.org_project/416m1$Build-9790</meta:generator>
    <meta:document-statistic meta:table-count="23" meta:image-count="0" meta:object-count="1" meta:page-count="12" meta:paragraph-count="1641" meta:word-count="3008" meta:character-count="19804"/>
  </office:meta>
</office:document-meta>
</file>